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1e66" officeooo:paragraph-rsid="001c1e66"/>
    </style:style>
    <style:style style:name="P2" style:family="paragraph" style:parent-style-name="Standard">
      <style:paragraph-properties fo:text-align="start" style:justify-single-word="false"/>
      <style:text-properties officeooo:rsid="001c1e66" officeooo:paragraph-rsid="001c1e66"/>
    </style:style>
    <style:style style:name="P3" style:family="paragraph" style:parent-style-name="Standard">
      <style:paragraph-properties fo:text-align="start" style:justify-single-word="false"/>
      <style:text-properties officeooo:rsid="001c1e66" officeooo:paragraph-rsid="00229206"/>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c1e66" officeooo:paragraph-rsid="001c1e66"/>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2e8664" officeooo:paragraph-rsid="002e8664"/>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304b0a" officeooo:paragraph-rsid="00304b0a"/>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3a0306" officeooo:paragraph-rsid="003a0306"/>
    </style:style>
    <style:style style:name="P8" style:family="paragraph" style:parent-style-name="Standard">
      <style:paragraph-properties fo:text-align="start" style:justify-single-word="false"/>
      <style:text-properties style:text-underline-style="none" officeooo:rsid="002e8664" officeooo:paragraph-rsid="002e8664"/>
    </style:style>
    <style:style style:name="P9" style:family="paragraph" style:parent-style-name="Standard">
      <style:paragraph-properties fo:text-align="start" style:justify-single-word="false"/>
      <style:text-properties style:text-underline-style="none" officeooo:rsid="00304b0a" officeooo:paragraph-rsid="003289ab"/>
    </style:style>
    <style:style style:name="P10" style:family="paragraph" style:parent-style-name="Standard">
      <style:paragraph-properties fo:text-align="start" style:justify-single-word="false"/>
      <style:text-properties style:text-underline-style="none" officeooo:rsid="0031d84f" officeooo:paragraph-rsid="003289ab"/>
    </style:style>
    <style:style style:name="P11" style:family="paragraph" style:parent-style-name="Standard">
      <style:paragraph-properties fo:text-align="start" style:justify-single-word="false"/>
      <style:text-properties style:font-name="Consolas" fo:font-size="10pt" style:text-underline-style="none" officeooo:rsid="003a0306" officeooo:paragraph-rsid="003a0306" style:font-size-asian="10pt" style:font-size-complex="10pt"/>
    </style:style>
    <style:style style:name="P12" style:family="paragraph" style:parent-style-name="Standard">
      <style:paragraph-properties fo:text-align="start" style:justify-single-word="false"/>
      <style:text-properties fo:color="#808080" style:font-name="Consolas" fo:font-size="10pt" style:text-underline-style="none" officeooo:rsid="003a0306" officeooo:paragraph-rsid="003a0306" style:font-size-asian="10pt" style:font-size-complex="10pt"/>
    </style:style>
    <style:style style:name="T1" style:family="text">
      <style:text-properties officeooo:rsid="001d0fd4"/>
    </style:style>
    <style:style style:name="T2" style:family="text">
      <style:text-properties officeooo:rsid="001e711a"/>
    </style:style>
    <style:style style:name="T3" style:family="text">
      <style:text-properties officeooo:rsid="001f04c4"/>
    </style:style>
    <style:style style:name="T4" style:family="text">
      <style:text-properties officeooo:rsid="001f5773"/>
    </style:style>
    <style:style style:name="T5" style:family="text">
      <style:text-properties officeooo:rsid="00215910"/>
    </style:style>
    <style:style style:name="T6" style:family="text">
      <style:text-properties officeooo:rsid="002fa956"/>
    </style:style>
    <style:style style:name="T7" style:family="text">
      <style:text-properties officeooo:rsid="00304b0a"/>
    </style:style>
    <style:style style:name="T8" style:family="text">
      <style:text-properties officeooo:rsid="0031d84f"/>
    </style:style>
    <style:style style:name="T9" style:family="text">
      <style:text-properties officeooo:rsid="003289ab"/>
    </style:style>
    <style:style style:name="T10" style:family="text">
      <style:text-properties officeooo:rsid="0033155b"/>
    </style:style>
    <style:style style:name="T11" style:family="text">
      <style:text-properties officeooo:rsid="0037eefe"/>
    </style:style>
    <style:style style:name="T12" style:family="text">
      <style:text-properties fo:color="#808080"/>
    </style:style>
    <style:style style:name="T13" style:family="text">
      <style:text-properties fo:color="#808080" officeooo:rsid="003b71b4"/>
    </style:style>
    <style:style style:name="T14" style:family="text">
      <style:text-properties fo:color="#808080" officeooo:rsid="003cd049"/>
    </style:style>
    <style:style style:name="T15" style:family="text">
      <style:text-properties officeooo:rsid="003cd0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NCORONI Sylvain &amp; RICHARD Fabien</text:p>
      <text:p text:style-name="P1">Groupe 2 | Binôme 3</text:p>
      <text:p text:style-name="P1">Projet : 'Neo Dojo'</text:p>
      <text:p text:style-name="P1"/>
      <text:p text:style-name="P1"/>
      <text:p text:style-name="P2"><text:tab/>Nous avons choisi de créer un jeu en 2D vue de dessus, inspiré du jeu Dojo of Death (<text:a xlink:type="simple" xlink:href="http://www.kongregate.com/fr/games/nicotuason/dojo-of-death" text:style-name="Internet_20_link" text:visited-style-name="Visited_20_Internet_20_Link">lien</text:a>). Le joueur incarne un ninja dans un dojo dans lequel des ennemis apparaissent sous forme de vagues. Deux types d'ennemis existent : des slimes qui se dirigeront vers le joueur ainsi que des mages qui resteront à une certaine distance et tireront des boules de feu dans sa direction. Si le ninja est touché par un slime ou un projectile, cela entraînera sa mort. Mais il peut « dash », <text:span text:style-name="T3">c'est-à-dire</text:span> bouger très rapidement dans une direction, pour tuer les ennemis. </text:p>
      <text:p text:style-name="P2"/>
      <text:p text:style-name="P4">Fonctionnalités réalisé<text:span text:style-name="T2">e</text:span>s</text:p>
      <text:p text:style-name="P4"/>
      <text:p text:style-name="P2"><text:tab/>Menu principal, qui permet le choix entre les différentes fonctionnalités. Les options présentes sont : Jouer, Multi, Options, Éditeur et Quitter. La première option ramène vers le jeu principal (voir plus bas), le multijoueur n'a pas été créé, l'éditeur de map est fonctionnel (voir plus bas) et <text:span text:style-name="T4">il est possible de quitter</text:span>. <text:span text:style-name="T1">Le menu est navigable grâce aux touches Haut et Bas du clavier, ainsi qu'aux déplacements de la souris. Un curseur indique l'option sélectionnée. Via clic gauche ou grâce à la touche Entrée, le choix est validé et mène vers l'option sélectionnée. Le menu est compatible clavier et souris, ce qui signifie que le menu marchera parfaitement si un mélange des deux options de navigation est choisi (comme sélectionner les options d’abord au clavier puis à la souris). Les Options du jeu sont simples : on peut choisir d'activer ou désactiver la synchronisation verticale et un texte indique si elle est activée ou non. Le même choix est disponible pour le son du jeu. Un choix Scores supposé afficher les meilleurs scores existe, mais n'est pas encore créé.</text:span></text:p>
      <text:p text:style-name="P2"/>
      <text:p text:style-name="P3"><text:tab/><text:span text:style-name="T1">Le jeu, accessible via l'option Jouer du menu. Le nom de la map est alors demandé au joueur, suivi de l'extension .map (qui peut être ajoutée automatiquement en appuyant sur TAB). Si aucune map n'a été créé, il existe celle de base : default.map. En faisant Entrée, le choix est validé et le jeu commence. La carte choisie par le joueur s’affiche alors, ainsi que le personnage du joueur. Trois premiers ennemis apparaissent : deux slimes (ennemi au corps-à-corps) et un mage (ennemi à distance). A droite de la map s’affichent le score total et la vague actuelle. Le score augmente de 10 si on tue un slime et de 4 s’il s’agit d’un ennemi à distance. Les slimes se dirigent continuellement vers le ninja, et se bloquent entre eux. Les mages quant à eux se déplacent vers le joueur puis restent à une certaine distance de lui. Ils peuvent tirer des boules de feu qui se déplaceront vers la position actuelle du ninja (elles ne le suivent pas, mais aller en ligne droite est déconseillé). Le ninja se déplace continuellement en direction de la souris, et un clic le fait dash dans cette même direction et permet alors de tuer les ennemis si ces derniers sont touchés. Au bout d’un certain temps, trois nouveaux ennemis vont apparaître. De base, les ennemis sont des slimes, mais il y a une chance que des mages apparaissent. Les nouveaux adversaires peuvent apparaître aléatoirement sur 4 lieux de la map : en haut, en bas, à droite ou à gauche de la map, collé au bord mais centré. Malgré tout, une limite d’ennemis ainsi que des boules de feu présents sur la map a été instaurée pour ne pas trop surcharger. Cette limite s’élève à 20 ennemis et 20 boules de feu simultanément présents sur la map. La touche ‘P’ permet d’ouvrir le menu de pause. Ce dernier propose au joueur de quitter la partie en cours et ainsi de revenir au menu principal, ou encore de reprendre sa partie en cours. Lorsque le ninja meurt en étant touché par une boule de feu ou par un slime, un écran de fin de partie apparaît. Le score s’affiche alors, ainsi que le nombre de vagues terminées par le joueur. Lorsqu’il appuie sur ‘Entrée’, l’utilisateur retourne alors au menu principal.</text:span></text:p>
      <text:p text:style-name="P2"/>
      <text:p text:style-name="P2"><text:tab/><text:span text:style-name="T5">L’éditeur de map, accessible via l’option Éditeur du menu. L’utilisateur peut choisir de créer une nouvelle map, ou d’en éditer une déjà existante. Le nom de la map est donc demandé (nom de la nouvelle map ou de celle à modifier). Si le joueur choisit de créer une nouvelle, une map de base </text:span><text:soft-page-break/><text:span text:style-name="T5">uniquement recouverte de sol s’affiche et il lui est possible de la modifier. Une fois sur la page de l’éditeur, on peut voir en haut à gauche une tuile et des flèches. La tuile est celle sélectionnée et donc qui sera placée sur la carte, et les flèches permettent de changer de tuile. Il y en a de deux sortes : celles qui représentent un mur, et contre lesquelles le ninja va avoir des collisions, et celles qui représentent le sol. Chaque type comporte plusieurs design possibles pour créer la carte que l’on souhaite. Un clic gauche sur la map affichée changera la tuile pour celle sélectionnée. Une fois l’utilisateur satisfait, la touche Entrée sauvegardera les modifications et le joueur sera de retour au menu principal.</text:span></text:p>
      <text:p text:style-name="P2"/>
      <text:p text:style-name="P5">Difficultés rencontrées</text:p>
      <text:p text:style-name="P5"/>
      <text:p text:style-name="P8"><text:tab/>Le boss a été codé, mais n’a pas encore été implanté car nous avons eu des problèmes sur les boules de feu. Il a trois attaques : devenir invincible un certain temps, se téléporter ou lancer des boules de feu dans des directions aléatoires. <text:span text:style-name="T6">Mais en voulant faire une fonction pour l’intégrer au jeu, nous n’avons pas réussi à modifier le tableau qui contenait les boules de feu. De ce fait, il n’en lançait jamais, il se contentait des deux autres attaques. C’est pour cela qu’il n’est pas encore disponible dans le jeu.</text:span></text:p>
      <text:p text:style-name="P8"><text:tab/><text:span text:style-name="T7">Les ‘dash’ du ninja a été quelques peu problématique. Nous avons chacun fait un programme pour gérer les directions (un pour les boules de feu et un pour le ninja). Et bien que nos méthodes de calcul de l’angle soient similaires, le dash du ninja n’est pas parfait et il a des problèmes quelques fois. En effet, il arrive qu’il n’aille pas dans la direction exacte de la souris.</text:span></text:p>
      <text:p text:style-name="P8"/>
      <text:p text:style-name="P6">Ce que nous changerions à l’avenir</text:p>
      <text:p text:style-name="P6"/>
      <text:p text:style-name="P9"><text:tab/><text:span text:style-name="T8">L’objectif principal serait ensuite d’intégrer le boss, et de ce fait permettre de gagner la partie après l’avoir vaincue. Et après cela, intégrer le mode infini pour permettre au joueur de chercher à faire le meilleur score possible. </text:span></text:p>
      <text:p text:style-name="P10"><text:tab/>Nous souhaiterions aussi corriger le ninja, pour que les dash soient parfaitement dans la direction de la souris, et ainsi rendre le jeu plus agréable.</text:p>
      <text:p text:style-name="P9"><text:tab/><text:span text:style-name="T9">Étant donné que nous affichons les scores en jeu, une option à venir serait aussi de les stocker dans un fichier. De ce fait, en allant dans les Options, il serait possible au joueur de voir les meilleurs scores.</text:span></text:p>
      <text:p text:style-name="P9"><text:tab/><text:span text:style-name="T9">Un système de sauvegarde que nous n’avons pas eu le temps de faire, qui permettrait à un joueur de reprendre à la vague durant laquelle il a quitté la partie. Pour ce faire, nous pensons utiliser un fichier et nous récupérerons les informations à l’intérieur pour démarrer la partie à la bonne vague, et en sauvegardant aussi le score pour ne rien perdre.</text:span></text:p>
      <text:p text:style-name="P9"><text:tab/><text:span text:style-name="T10">Ajouter un mode multijoueur local, dans lequel un second joueur contrôlera un ninja grâce au clavier. Il faudrait donc adapter le déplacement et les dash du ninja au clavier et adapter le jeu pour accueillir un second joueur. Évidemment, une meilleure chose serait de permettre un multijoueur en ligne. </text:span></text:p>
      <text:p text:style-name="P9"><text:tab/><text:span text:style-name="T11">Rajouter les collisions entre les ennemis et les murs de la map, mais aussi modifier leur IA car ils devront savoir se déplacer dans une direction s’ils sont bloqués contre un mur. Mais cela implique aussi de modifier les endroits possibles d’apparition pour qu’ils n’apparaissent pas dans un mur.</text:span></text:p>
      <text:p text:style-name="P9"/>
      <text:p text:style-name="P7">Code complet :</text:p>
      <text:p text:style-name="P7"/>
      <text:p text:style-name="P11">#include &lt;stdio.h&gt;</text:p>
      <text:p text:style-name="P11">#include &lt;stdlib.h&gt;</text:p>
      <text:p text:style-name="P11">#include &lt;SFML/Graphics.hpp&gt;</text:p>
      <text:p text:style-name="P11">#include &lt;SFML/Audio.hpp&gt;</text:p>
      <text:p text:style-name="P11">#include &lt;time.h&gt;</text:p>
      <text:p text:style-name="P11">#include &lt;string.h&gt;</text:p>
      <text:p text:style-name="P11"><text:soft-page-break/>#include &lt;conio.h&gt;</text:p>
      <text:p text:style-name="P11">#include &lt;fstream&gt;</text:p>
      <text:p text:style-name="P11">#include &lt;iostream&gt;</text:p>
      <text:p text:style-name="P11">#include &lt;math.h&gt;</text:p>
      <text:p text:style-name="P11"/>
      <text:p text:style-name="P11">#define LARGEUR_FENETRE 800</text:p>
      <text:p text:style-name="P11">#define HAUTEUR_FENETRE 600</text:p>
      <text:p text:style-name="P11">#define ZOOM 0.3</text:p>
      <text:p text:style-name="P11">#define LARGEUR 800</text:p>
      <text:p text:style-name="P11">#define HAUTEUR 600</text:p>
      <text:p text:style-name="P11">#define DIMENSION 10</text:p>
      <text:p text:style-name="P11">#define DIMENSIONLETTRE 20</text:p>
      <text:p text:style-name="P11">#define MAXENNEMY 20</text:p>
      <text:p text:style-name="P11"/>
      <text:p text:style-name="P11">using namespace std;</text:p>
      <text:p text:style-name="P11"/>
      <text:p text:style-name="P11">void DessineMenu(sf::RenderWindow *fenetre,sf::Sprite spriteChoix, sf::Sprite spriteFond, sf::Sprite spriteMenu, sf::Sprite spriteCurseur, sf::Sound sonDeplacement);</text:p>
      <text:p text:style-name="P11">void DessineOption(sf::RenderWindow *fenetre, sf::Sprite spriteCurseur, sf::Sprite spriteFond);</text:p>
      <text:p text:style-name="P11">void OptionsMenu(sf::RenderWindow *fenetre, sf::Sprite spriteFond, sf::Sprite spriteCurseur, int x_curseur, int y_curseur, sf::Sprite spriteTexte, char titreOpt[], int x_titre, int y_titre, float taille_titre, char vsyncOpt[], int x_vsync, int y_vsinc, float taille_vsync, char sonOpt[], int x_son, int y_son, float taille_son, char quitterOpt[], int x_quit, int y_quit, float taille_quit, char vsync_choixOpt[], int x_vsyncChoix, int y_vsyncChoix, float taille_vsyncChoix, char son_choixOpt[], int x_sonChoix, int y_sonChoix, float taille_sonChoix, char scoresOpt[], int x_scores, int y_scores, float taille_scores);</text:p>
      <text:p text:style-name="P11">void PauseJeu(sf::RenderWindow *fenetre, sf::Sprite spriteTexte, int *retourMenu, sf::Sprite spriteCurseur);</text:p>
      <text:p text:style-name="P11">void EcranDefaite(sf::RenderWindow *fenetre, char *scoreTXT, char *vagueTXT, sf::Sprite spriteTexte);</text:p>
      <text:p text:style-name="P11"/>
      <text:p text:style-name="P11"/>
      <text:p text:style-name="P11">int createOrNew(sf::RenderWindow *fenetre, sf::Sprite tileset, sf::Sprite textTile);</text:p>
      <text:p text:style-name="P11">void loadMap(sf::Sprite tileset, sf::Sprite tileTexte, sf::RenderWindow *fenetre, char *nomMap, int *carte);</text:p>
      <text:p text:style-name="P11">void editor(int *plan, sf::Sprite tileset, sf::RenderWindow *fenetre, char *mapName="mapEdit.map");</text:p>
      <text:p text:style-name="P11">bool isClickOn(int xToTest, int yToTest, int x, int y, int width, int height);</text:p>
      <text:p text:style-name="P11">void drawMap(int *plan, int largeur, int hauteur, sf::Sprite tileset, sf::RenderWindow *fenetre, int decalageX=0, int decalageY=0);</text:p>
      <text:p text:style-name="P11">void changeMapValue(int *plan, int largeurMap, int hauteurMap, int x, int y, int tileSelected, int decalageX=0, int decalageY=0);</text:p>
      <text:p text:style-name="P11">void funcEditor(sf::Sprite tileset, sf::Sprite tileTexte, sf::RenderWindow *fenetre);</text:p>
      <text:p text:style-name="P11">void MachineAEcrire(sf::Sprite fontTile, sf::RenderWindow *fenetre, char* texte, int posX=0, int posY=0, float taille=1.0);</text:p>
      <text:p text:style-name="P11">void scanGraphique(char *texte,sf::Sprite tileText, sf::RenderWindow *fenetre, int posX=0, int posY=0, float taille=1.0f);</text:p>
      <text:p text:style-name="P11">void Jouer(sf::Sprite tileset, sf::Sprite tileTexte, sf::RenderWindow *fenetre, char *nomMap, int *carte);</text:p>
      <text:p text:style-name="P11">void InGame(sf::RenderWindow *fenetre, int *planMap, sf::Sprite spriteTexture, sf::Sprite spriteTexte, sf::Sprite spriteCurseur);</text:p>
      <text:p text:style-name="P11">void drawMapGame(int *plan, int largeur, int hauteur, sf::Sprite tileset, sf::RenderWindow *fenetre, int decalageX, int decalageY);</text:p>
      <text:p text:style-name="P11"/>
      <text:p text:style-name="P11">class ennemy</text:p>
      <text:p text:style-name="P11">{</text:p>
      <text:p text:style-name="P11">private:</text:p>
      <text:p text:style-name="P11"><text:s text:c="4"/>int e_vie;</text:p>
      <text:p text:style-name="P11"><text:s text:c="4"/>int e_x;</text:p>
      <text:p text:style-name="P11"><text:s text:c="4"/>int e_y;</text:p>
      <text:p text:style-name="P11"><text:soft-page-break/><text:s text:c="4"/>int e_type;</text:p>
      <text:p text:style-name="P11"><text:s text:c="4"/>int e_actif;</text:p>
      <text:p text:style-name="P11"><text:s text:c="4"/>int e_pas;</text:p>
      <text:p text:style-name="P11"><text:s text:c="4"/>int e_zone;</text:p>
      <text:p text:style-name="P11">public:</text:p>
      <text:p text:style-name="P11"><text:s text:c="4"/>ennemy();</text:p>
      <text:p text:style-name="P11"><text:s text:c="4"/>ennemy(int m_vie, int m_x, int m_y);</text:p>
      <text:p text:style-name="P11"><text:s text:c="4"/>void setPosition(int m_x, int m_y);</text:p>
      <text:p text:style-name="P11"><text:s text:c="4"/>int get_x();</text:p>
      <text:p text:style-name="P11"><text:s text:c="4"/>int get_y();</text:p>
      <text:p text:style-name="P11"><text:s text:c="4"/>void setActif(int m_actif);</text:p>
      <text:p text:style-name="P11"><text:s text:c="4"/>int isActif();</text:p>
      <text:p text:style-name="P11"><text:s text:c="4"/>void changePas(int m_pas);</text:p>
      <text:p text:style-name="P11"><text:s text:c="4"/>int getPas();</text:p>
      <text:p text:style-name="P11"><text:s text:c="4"/>void setZone(int new_zone);</text:p>
      <text:p text:style-name="P11"><text:s text:c="4"/>int getZone();</text:p>
      <text:p text:style-name="P11"><text:s text:c="4"/>void setType(int new_type);</text:p>
      <text:p text:style-name="P11"><text:s text:c="4"/>int getType();</text:p>
      <text:p text:style-name="P11">};</text:p>
      <text:p text:style-name="P11"/>
      <text:p text:style-name="P11">bool collision_haut(int pos_x_p,int pos_y_p,int pos_x_ia, int pos_y_ia, int largeur_p, int hauteur_p, int largeur_ia, int hauteur_ia);</text:p>
      <text:p text:style-name="P11">bool collision_bas(int pos_x_p,int pos_y_p,int pos_x_ia, int pos_y_ia, int largeur_p, int hauteur_p, int largeur_ia, int hauteur_ia);</text:p>
      <text:p text:style-name="P11">bool collision_gauche(int pos_x_p,int pos_y_p,int pos_x_ia, int pos_y_ia, int largeur_p, int hauteur_p, int largeur_ia, int hauteur_ia);</text:p>
      <text:p text:style-name="P11">bool collision_droite(int pos_x_p,int pos_y_p,int pos_x_ia, int pos_y_ia, int largeur_p, int hauteur_p, int largeur_ia, int hauteur_ia);</text:p>
      <text:p text:style-name="P11"/>
      <text:p text:style-name="P11">class heros</text:p>
      <text:p text:style-name="P11">{</text:p>
      <text:p text:style-name="P11">public:</text:p>
      <text:p text:style-name="P11"><text:s text:c="4"/>heros();</text:p>
      <text:p text:style-name="P11"><text:s text:c="4"/>heros(int m_x, int m_y, int m_speed, int m_life);</text:p>
      <text:p text:style-name="P11"><text:s text:c="4"/>void setPosition(int m_x, int m_y);</text:p>
      <text:p text:style-name="P11"><text:s text:c="4"/>void setX(int m_x);</text:p>
      <text:p text:style-name="P11"><text:s text:c="4"/>void setY(int m_y);</text:p>
      <text:p text:style-name="P11"><text:s text:c="4"/>void walkX(int m_x);</text:p>
      <text:p text:style-name="P11"><text:s text:c="4"/>void walkY(int m_y);</text:p>
      <text:p text:style-name="P11"><text:s text:c="4"/>void setSpeed(int m_speed);</text:p>
      <text:p text:style-name="P11"><text:s text:c="4"/>void setLife(int m_life);</text:p>
      <text:p text:style-name="P11"><text:s text:c="4"/>void findAngle(int mouse_x, int mouse_y);</text:p>
      <text:p text:style-name="P11"><text:s text:c="4"/>void setWalkStep(int m_walkStep);</text:p>
      <text:p text:style-name="P11"><text:s text:c="4"/>void setIsSlash(int m_slash);</text:p>
      <text:p text:style-name="P11"><text:s text:c="4"/>int getX();</text:p>
      <text:p text:style-name="P11"><text:s text:c="4"/>int getY();</text:p>
      <text:p text:style-name="P11"><text:s text:c="4"/>int getSpeed();</text:p>
      <text:p text:style-name="P11"><text:s text:c="4"/>int getLife();</text:p>
      <text:p text:style-name="P11"><text:s text:c="4"/>float getAngle();</text:p>
      <text:p text:style-name="P11"><text:s text:c="4"/>int getWalkStep();</text:p>
      <text:p text:style-name="P11"><text:s text:c="4"/>int getSlashStep();</text:p>
      <text:p text:style-name="P11"/>
      <text:p text:style-name="P11">private:</text:p>
      <text:p text:style-name="P11"><text:s text:c="4"/>int h_x;</text:p>
      <text:p text:style-name="P11"><text:s text:c="4"/>int h_y;</text:p>
      <text:p text:style-name="P11"><text:s text:c="4"/>int h_speed;</text:p>
      <text:p text:style-name="P11"><text:s text:c="4"/>int h_life;</text:p>
      <text:p text:style-name="P11"><text:s text:c="4"/>float h_angle;</text:p>
      <text:p text:style-name="P11"><text:s text:c="4"/>int h_walkStep; <text:span text:style-name="T12">//permet de déterminer quel sprite il faut afficher</text:span></text:p>
      <text:p text:style-name="P11"><text:s text:c="4"/>int h_isSlash;</text:p>
      <text:p text:style-name="P11">};</text:p>
      <text:p text:style-name="P11"/>
      <text:p text:style-name="P11"><text:soft-page-break/>class Fireball</text:p>
      <text:p text:style-name="P11">{</text:p>
      <text:p text:style-name="P11">public:</text:p>
      <text:p text:style-name="P11"><text:s text:c="4"/>Fireball();</text:p>
      <text:p text:style-name="P11"><text:s text:c="4"/>~Fireball();</text:p>
      <text:p text:style-name="P11"><text:s text:c="4"/>int get_posx();</text:p>
      <text:p text:style-name="P11"><text:s text:c="4"/>int get_posy();</text:p>
      <text:p text:style-name="P11"><text:s text:c="4"/>void set_posx(int new_x);</text:p>
      <text:p text:style-name="P11"><text:s text:c="4"/>void set_posy(int new_y);</text:p>
      <text:p text:style-name="P11"><text:s text:c="4"/>void set_pas(int new_pas);</text:p>
      <text:p text:style-name="P11"><text:s text:c="4"/>int get_pas();</text:p>
      <text:p text:style-name="P11"><text:s text:c="4"/>double calculeDirectionx(int cible_x, int cible_y);</text:p>
      <text:p text:style-name="P11"><text:s text:c="4"/>double calculeDirectiony(int cible_x, int cible_y);</text:p>
      <text:p text:style-name="P11"><text:s text:c="4"/>void set_directionx(double new_directionx);</text:p>
      <text:p text:style-name="P11"><text:s text:c="4"/>void set_directiony(double new_directiony);</text:p>
      <text:p text:style-name="P11"><text:s text:c="4"/>double get_directionx();</text:p>
      <text:p text:style-name="P11"><text:s text:c="4"/>double get_directiony();</text:p>
      <text:p text:style-name="P11"/>
      <text:p text:style-name="P11">private:</text:p>
      <text:p text:style-name="P11"><text:s text:c="4"/>int m_posx;</text:p>
      <text:p text:style-name="P11"><text:s text:c="4"/>int m_posy;</text:p>
      <text:p text:style-name="P11"><text:s text:c="4"/>int m_pas;</text:p>
      <text:p text:style-name="P11"><text:s text:c="4"/>double m_directionx;</text:p>
      <text:p text:style-name="P11"><text:s text:c="4"/>double m_directiony;</text:p>
      <text:p text:style-name="P11">};</text:p>
      <text:p text:style-name="P11"/>
      <text:p text:style-name="P11">void deplacementSouris(heros* ninja, int mouseX, int mouseY, int* plan, ennemy* vague, int* score, int* nbMorts, Fireball* tabFireball, int nbboule);</text:p>
      <text:p text:style-name="P11">void setTexureRectNinja(sf::Sprite* spriteGeneral, int ninjaWalkStep, int slash);</text:p>
      <text:p text:style-name="P11"/>
      <text:p text:style-name="P11">class Boss</text:p>
      <text:p text:style-name="P11">{</text:p>
      <text:p text:style-name="P11">public :</text:p>
      <text:p text:style-name="P11"><text:s text:c="4"/>Boss();</text:p>
      <text:p text:style-name="P11"><text:s text:c="4"/>bool estInvincible() const;</text:p>
      <text:p text:style-name="P11"><text:s text:c="4"/>void recevoirDegats();</text:p>
      <text:p text:style-name="P11"><text:s text:c="4"/>int get_posx();</text:p>
      <text:p text:style-name="P11"><text:s text:c="4"/>int get_posy();</text:p>
      <text:p text:style-name="P11"><text:s text:c="4"/>void set_posx(int new_posx);</text:p>
      <text:p text:style-name="P11"><text:s text:c="4"/>void set_posy(int new_posy);</text:p>
      <text:p text:style-name="P11"><text:s text:c="4"/>void setInvincible(bool inv);</text:p>
      <text:p text:style-name="P11"/>
      <text:p text:style-name="P11">private :</text:p>
      <text:p text:style-name="P11"><text:s text:c="4"/>int m_posx;</text:p>
      <text:p text:style-name="P11"><text:s text:c="4"/>int m_posy;</text:p>
      <text:p text:style-name="P11"><text:s text:c="4"/>bool m_estInvincible;</text:p>
      <text:p text:style-name="P11"><text:s text:c="4"/>int m_vie;</text:p>
      <text:p text:style-name="P11">};</text:p>
      <text:p text:style-name="P11"/>
      <text:p text:style-name="P11">void vagueBoss(Boss *boss, float *angle, int *nbboule, Fireball* tabFireball, sf::Clock *clocktp, sf::Time tempstp, sf::Clock *clock, sf::Time temps, int originx, int originy, int rayon);</text:p>
      <text:p text:style-name="P11"/>
      <text:p text:style-name="P11"/>
      <text:p text:style-name="P11">int main()</text:p>
      <text:p text:style-name="P11">{</text:p>
      <text:p text:style-name="P11"><text:s text:c="4"/><text:span text:style-name="T12">//Création de la fenêtre et de l'évnènement</text:span></text:p>
      <text:p text:style-name="P11"><text:s text:c="4"/>sf::RenderWindow fenetre(sf::VideoMode(LARGEUR_FENETRE, HAUTEUR_FENETRE), "Neo Dojo");</text:p>
      <text:p text:style-name="P11"><text:s text:c="4"/>sf::Event event;</text:p>
      <text:p text:style-name="P11"><text:s text:c="4"/>int choix=1, quitterOptions=0, posOption=0, sonOn=1, vsyncOn=1;</text:p>
      <text:p text:style-name="P11"><text:s text:c="4"/>int touche=(HAUTEUR_FENETRE/2)-110+10;</text:p>
      <text:p text:style-name="P11"><text:soft-page-break/><text:s text:c="4"/>char titreOpt[]="Options";</text:p>
      <text:p text:style-name="P11"><text:s text:c="4"/>char vsyncOpt[]="Vsync";</text:p>
      <text:p text:style-name="P11"><text:s text:c="4"/>char sonOpt[]="Son";</text:p>
      <text:p text:style-name="P11"><text:s text:c="4"/>char quitterOpt[]="Quitter";</text:p>
      <text:p text:style-name="P11"><text:s text:c="4"/>char *son_choixOpt[3];</text:p>
      <text:p text:style-name="P11"><text:s text:c="4"/>char *vsync_choixOpt[3];</text:p>
      <text:p text:style-name="P11"><text:s text:c="4"/>char scoresOpt[]="Scores";</text:p>
      <text:p text:style-name="P11"><text:s text:c="4"/>*son_choixOpt = (char*)malloc(256);</text:p>
      <text:p text:style-name="P11"><text:s text:c="4"/>*vsync_choixOpt = (char*)malloc(256);</text:p>
      <text:p text:style-name="P11"><text:s text:c="4"/>srand(time(NULL));</text:p>
      <text:p text:style-name="P11"/>
      <text:p text:style-name="P11"><text:s text:c="4"/><text:span text:style-name="T12">//Activation vsync de base</text:span></text:p>
      <text:p text:style-name="P11"><text:s text:c="4"/>free(vsync_choixOpt);</text:p>
      <text:p text:style-name="P11"><text:s text:c="4"/>*vsync_choixOpt=strcpy(*vsync_choixOpt, "ON");</text:p>
      <text:p text:style-name="P11"><text:s text:c="4"/>fenetre.setVerticalSyncEnabled(true);</text:p>
      <text:p text:style-name="P11"><text:s text:c="4"/>vsyncOn=1;</text:p>
      <text:p text:style-name="P11"/>
      <text:p text:style-name="P11"><text:s text:c="4"/><text:span text:style-name="T12">//Chargement sons et musiques</text:span></text:p>
      <text:p text:style-name="P11"><text:s text:c="4"/>sf::Music musiqueFond, musiqueJeu;</text:p>
      <text:p text:style-name="P11"><text:s text:c="4"/>if (!musiqueFond.openFromFile("ressources/Blackmoor_Ninjas.wav"))</text:p>
      <text:p text:style-name="P11"><text:s text:c="8"/>printf("Erreur de chargement de la musique du menu");</text:p>
      <text:p text:style-name="P11"><text:s text:c="4"/>if (!musiqueJeu.openFromFile("ressources/NeoDojoOST.wav"))</text:p>
      <text:p text:style-name="P11"><text:s text:c="8"/>printf("Erreur de chargement de la musique du jeu");</text:p>
      <text:p text:style-name="P11"><text:s text:c="4"/>sf::SoundBuffer bufferChoix;</text:p>
      <text:p text:style-name="P11"><text:s text:c="4"/>if (!bufferChoix.loadFromFile("ressources/Couteau.flac"))</text:p>
      <text:p text:style-name="P11"><text:s text:c="8"/>printf("Erreur de chargement de la musique");</text:p>
      <text:p text:style-name="P11"><text:s text:c="4"/>sf::SoundBuffer bufferDeplacement;</text:p>
      <text:p text:style-name="P11"><text:s text:c="4"/>if (!bufferDeplacement.loadFromFile("ressources/Bruit.wav"))</text:p>
      <text:p text:style-name="P11"><text:s text:c="8"/>printf("Erreur de chargement du son de deplacement");</text:p>
      <text:p text:style-name="P11"><text:s text:c="4"/>sf::Sound sonChoix;</text:p>
      <text:p text:style-name="P11"><text:s text:c="4"/>sonChoix.setBuffer(bufferChoix);</text:p>
      <text:p text:style-name="P11"><text:s text:c="4"/>sf::Sound sonDeplacement;</text:p>
      <text:p text:style-name="P11"><text:s text:c="4"/>sonDeplacement.setBuffer(bufferDeplacement);</text:p>
      <text:p text:style-name="P11"><text:s text:c="4"/>musiqueFond.setLoop(true);</text:p>
      <text:p text:style-name="P11"><text:s text:c="4"/>musiqueFond.play();</text:p>
      <text:p text:style-name="P11"/>
      <text:p text:style-name="P11"><text:s text:c="4"/><text:span text:style-name="T12">//Activation son</text:span></text:p>
      <text:p text:style-name="P11"><text:s text:c="4"/>free(son_choixOpt);</text:p>
      <text:p text:style-name="P11"><text:s text:c="4"/>*son_choixOpt=strcpy(*son_choixOpt, "ON");</text:p>
      <text:p text:style-name="P11"><text:s text:c="4"/>sonChoix.setVolume(100);</text:p>
      <text:p text:style-name="P11"><text:s text:c="4"/>sonDeplacement.setVolume(100);</text:p>
      <text:p text:style-name="P11"><text:s text:c="4"/>musiqueFond.setVolume(100);</text:p>
      <text:p text:style-name="P11"><text:s text:c="4"/>sonOn=1;</text:p>
      <text:p text:style-name="P11"/>
      <text:p text:style-name="P11"><text:s text:c="4"/><text:span text:style-name="T12">//Chargement texture et sprite pour la fonction 'MachineAEcrire'</text:span></text:p>
      <text:p text:style-name="P11"><text:s text:c="4"/>sf::Texture textTexture;</text:p>
      <text:p text:style-name="P11"><text:s text:c="4"/>if( !textTexture.loadFromFile("ressources/alphabetred.png"))</text:p>
      <text:p text:style-name="P11"><text:s text:c="8"/>printf("Impossible de charger le tileset du texte");</text:p>
      <text:p text:style-name="P11"><text:s text:c="4"/>sf::Sprite spriteTexte;</text:p>
      <text:p text:style-name="P11"><text:s text:c="4"/>spriteTexte.setTexture(textTexture);</text:p>
      <text:p text:style-name="P11"/>
      <text:p text:style-name="P11"><text:s text:c="4"/><text:span text:style-name="T12">//Création sprites et textures</text:span></text:p>
      <text:p text:style-name="P11"><text:s text:c="4"/>sf::Sprite spriteMenu, spriteChoix, spriteCurseur, spriteFond, spriteOptions;</text:p>
      <text:p text:style-name="P11"><text:s text:c="4"/>sf::Texture textureMenu, textureFond, textureChoix, textureOptions;</text:p>
      <text:p text:style-name="P11"/>
      <text:p text:style-name="P11"><text:s text:c="4"/><text:span text:style-name="T12">//Chargement des images</text:span></text:p>
      <text:p text:style-name="P11"><text:s text:c="4"/>if (!textureChoix.loadFromFile("ressources/texture.png"))</text:p>
      <text:p text:style-name="P11"><text:s text:c="8"/>printf("Erreur de chargement de texture.png\n");</text:p>
      <text:p text:style-name="P11"><text:s text:c="4"/>if (!textureFond.loadFromFile("ressources/fond_menu.png"))</text:p>
      <text:p text:style-name="P11"><text:s text:c="8"/>printf("Erreur de chargement du fond\n");</text:p>
      <text:p text:style-name="P11"><text:s text:c="4"/>if (!textureMenu.loadFromFile("ressources/titre.png"))</text:p>
      <text:p text:style-name="P11"><text:s text:c="8"/>printf("Erreur de chargement titre.png\n");</text:p>
      <text:p text:style-name="P11"><text:soft-page-break/></text:p>
      <text:p text:style-name="P11"><text:s text:c="4"/><text:span text:style-name="T12">//Association sprite et image</text:span></text:p>
      <text:p text:style-name="P11"><text:s text:c="4"/>spriteMenu.setTexture(textureMenu);</text:p>
      <text:p text:style-name="P11"><text:s text:c="4"/>spriteChoix.setTexture(textureChoix);</text:p>
      <text:p text:style-name="P11"><text:s text:c="4"/>spriteCurseur.setTexture(textureChoix);</text:p>
      <text:p text:style-name="P11"><text:s text:c="4"/>spriteFond.setTexture(textureFond);</text:p>
      <text:p text:style-name="P11"><text:s text:c="4"/>spriteOptions.setTexture(textureOptions);</text:p>
      <text:p text:style-name="P11"/>
      <text:p text:style-name="P11"><text:s text:c="4"/><text:span text:style-name="T12">//Grossissement image</text:span></text:p>
      <text:p text:style-name="P11"><text:s text:c="4"/>spriteMenu.setScale(2.0f,2.0f);</text:p>
      <text:p text:style-name="P11"/>
      <text:p text:style-name="P11"><text:s text:c="4"/><text:span text:style-name="T12">//Découpage des textures</text:span></text:p>
      <text:p text:style-name="P11"><text:s text:c="4"/>spriteChoix.setTextureRect(sf::IntRect(200,0,200,220));</text:p>
      <text:p text:style-name="P11"><text:s text:c="4"/>spriteCurseur.setTextureRect(sf::IntRect(0,170,60,20));</text:p>
      <text:p text:style-name="P11"/>
      <text:p text:style-name="P11"><text:s text:c="4"/><text:span text:style-name="T12">//Position des éléments de base</text:span></text:p>
      <text:p text:style-name="P11"><text:s text:c="4"/>spriteMenu.setPosition((LARGEUR_FENETRE/2)-250,40);</text:p>
      <text:p text:style-name="P11"><text:s text:c="4"/>spriteChoix.setPosition((LARGEUR_FENETRE/2)-40, HAUTEUR_FENETRE/2-110);</text:p>
      <text:p text:style-name="P11"><text:s text:c="4"/>spriteCurseur.setPosition((LARGEUR_FENETRE/2)-40-70,(HAUTEUR_FENETRE/2)-110+10);</text:p>
      <text:p text:style-name="P11"/>
      <text:p text:style-name="P11"><text:s text:c="4"/><text:span text:style-name="T12">//pour jouer</text:span></text:p>
      <text:p text:style-name="P11"><text:s text:c="4"/>char nomMap[100]="";</text:p>
      <text:p text:style-name="P11"><text:s text:c="4"/>int carte[100];</text:p>
      <text:p text:style-name="P11"/>
      <text:p text:style-name="P11"><text:s text:c="4"/><text:span text:style-name="T12">//Premier affichage avec le curseur sur Jouer</text:span></text:p>
      <text:p text:style-name="P11"><text:s text:c="4"/>fenetre.draw(spriteFond);</text:p>
      <text:p text:style-name="P11"><text:s text:c="4"/>fenetre.draw(spriteMenu);</text:p>
      <text:p text:style-name="P11"><text:s text:c="4"/>fenetre.draw(spriteChoix);</text:p>
      <text:p text:style-name="P11"><text:s text:c="4"/>fenetre.draw(spriteCurseur);</text:p>
      <text:p text:style-name="P11"><text:s text:c="4"/>fenetre.display();</text:p>
      <text:p text:style-name="P11"/>
      <text:p text:style-name="P11"><text:s text:c="4"/><text:span text:style-name="T12">//Test position de la souris pour bouger le curseur du menu</text:span></text:p>
      <text:p text:style-name="P11"><text:s text:c="4"/>while(fenetre.isOpen())</text:p>
      <text:p text:style-name="P11"><text:s text:c="4"/>{</text:p>
      <text:p text:style-name="P11"><text:s text:c="8"/>while(fenetre.pollEvent(event))</text:p>
      <text:p text:style-name="P11"><text:s text:c="8"/>{</text:p>
      <text:p text:style-name="P11"><text:s text:c="12"/>switch (event.type)</text:p>
      <text:p text:style-name="P11"><text:s text:c="12"/>{</text:p>
      <text:p text:style-name="P11"><text:s text:c="12"/><text:span text:style-name="T12">//Si clic sur la croix de la fenetre</text:span></text:p>
      <text:p text:style-name="P11"><text:s text:c="12"/>case sf::Event::Closed:</text:p>
      <text:p text:style-name="P11"><text:s text:c="16"/>fenetre.close();</text:p>
      <text:p text:style-name="P11"><text:s text:c="16"/>break;</text:p>
      <text:p text:style-name="P11"><text:s text:c="12"/>case sf::Event::MouseMoved:</text:p>
      <text:p text:style-name="P11"><text:s text:c="12"/>{</text:p>
      <text:p text:style-name="P11"><text:s text:c="16"/><text:span text:style-name="T12">//Test si souris sur Jouer</text:span></text:p>
      <text:p text:style-name="P11"><text:s text:c="16"/>if ((LARGEUR_FENETRE/2-40)&lt;event.mouseMove.x &amp;&amp; event.mouseMove.x&lt;(LARGEUR_FENETRE/2)-40+127 &amp;&amp; ((HAUTEUR_FENETRE/2)-110)&lt;event.mouseMove.y &amp;&amp; event.mouseMove.y&lt;((HAUTEUR_FENETRE/2)-110+40))</text:p>
      <text:p text:style-name="P11"><text:s text:c="16"/>{</text:p>
      <text:p text:style-name="P11"><text:s text:c="20"/><text:span text:style-name="T12">//Déplacement du curseur</text:span></text:p>
      <text:p text:style-name="P11"><text:s text:c="20"/>spriteCurseur.setPosition((LARGEUR_FENETRE/2)-40-70,(HAUTEUR_FENETRE/2)-110+10);</text:p>
      <text:p text:style-name="P11"><text:s text:c="20"/><text:span text:style-name="T12">//Fonction pour redessiner la fenêtre</text:span></text:p>
      <text:p text:style-name="P11"><text:s text:c="20"/>DessineMenu(&amp;fenetre, spriteChoix, spriteFond, spriteMenu, spriteCurseur, sonDeplacement);</text:p>
      <text:p text:style-name="P11"><text:s text:c="20"/><text:span text:style-name="T12">//Choix = 1 --&gt; Pour définir sur quelle menu lancer ensuite</text:span></text:p>
      <text:p text:style-name="P11"><text:s text:c="20"/>choix=1;</text:p>
      <text:p text:style-name="P11"><text:s text:c="20"/>touche=(HAUTEUR_FENETRE/2)-110+10;</text:p>
      <text:p text:style-name="P11"><text:s text:c="16"/>}</text:p>
      <text:p text:style-name="P11"><text:s text:c="16"/><text:span text:style-name="T12">//Test si souris sur Multi</text:span></text:p>
      <text:p text:style-name="P11"><text:s text:c="16"/>else if ((LARGEUR_FENETRE/2-40)&lt;event.mouseMove.x &amp;&amp; event.mouseMove.x&lt;(LARGEUR_FENETRE/2)-40+127 &amp;&amp; (HAUTEUR_FENETRE/2)-<text:soft-page-break/>110+40&lt;event.mouseMove.y &amp;&amp; event.mouseMove.y&lt;(HAUTEUR_FENETRE/2)-110+80)</text:p>
      <text:p text:style-name="P11"><text:s text:c="16"/>{</text:p>
      <text:p text:style-name="P11"><text:s text:c="20"/>spriteCurseur.setPosition((LARGEUR_FENETRE/2)-40-70,(HAUTEUR_FENETRE/2)-110+5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2;</text:p>
      <text:p text:style-name="P11"><text:s text:c="20"/>touche=(HAUTEUR_FENETRE/2)-110+50;</text:p>
      <text:p text:style-name="P11"><text:s text:c="16"/>}</text:p>
      <text:p text:style-name="P11"><text:s text:c="16"/><text:span text:style-name="T12">//Test si souris sur Options</text:span></text:p>
      <text:p text:style-name="P11"><text:s text:c="16"/>else if ((LARGEUR_FENETRE/2-40)&lt;event.mouseMove.x &amp;&amp; event.mouseMove.x&lt;(LARGEUR_FENETRE/2)-40+127 &amp;&amp; (HAUTEUR_FENETRE/2)-110+80&lt;event.mouseMove.y &amp;&amp; event.mouseMove.y&lt;(HAUTEUR_FENETRE/2)-110+120)</text:p>
      <text:p text:style-name="P11"><text:s text:c="16"/>{</text:p>
      <text:p text:style-name="P11"><text:s text:c="20"/>spriteCurseur.setPosition((LARGEUR_FENETRE/2)-40-70,(HAUTEUR_FENETRE/2)-110+9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3;</text:p>
      <text:p text:style-name="P11"><text:s text:c="20"/>touche=(HAUTEUR_FENETRE/2)-110+90;</text:p>
      <text:p text:style-name="P11"><text:s text:c="16"/>}</text:p>
      <text:p text:style-name="P11"><text:s text:c="16"/><text:span text:style-name="T12">//Test si souris sur Editeur</text:span></text:p>
      <text:p text:style-name="P11"><text:s text:c="16"/>else if ((LARGEUR_FENETRE/2-40)&lt;event.mouseMove.x &amp;&amp; event.mouseMove.x&lt;(LARGEUR_FENETRE/2)-40+127 &amp;&amp; (HAUTEUR_FENETRE/2)-110+120&lt;event.mouseMove.y &amp;&amp; event.mouseMove.y&lt;(HAUTEUR_FENETRE/2)-110+160)</text:p>
      <text:p text:style-name="P11"><text:s text:c="16"/>{</text:p>
      <text:p text:style-name="P11"><text:s text:c="20"/>spriteCurseur.setPosition((LARGEUR_FENETRE/2)-40-70,(HAUTEUR_FENETRE/2)-110+13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4;</text:p>
      <text:p text:style-name="P11"><text:s text:c="20"/>touche=(HAUTEUR_FENETRE/2)-110+130;</text:p>
      <text:p text:style-name="P11"><text:s text:c="16"/>}</text:p>
      <text:p text:style-name="P11"><text:s text:c="16"/><text:span text:style-name="T12">//Test si souris sur Quitter</text:span></text:p>
      <text:p text:style-name="P11"><text:s text:c="16"/>else if ((LARGEUR_FENETRE/2-40)&lt;event.mouseMove.x &amp;&amp; event.mouseMove.x&lt;(LARGEUR_FENETRE/2)-40+127 &amp;&amp; (HAUTEUR_FENETRE/2)-110+160&lt;event.mouseMove.y &amp;&amp; event.mouseMove.y&lt;(HAUTEUR_FENETRE/2)-110+200)</text:p>
      <text:p text:style-name="P11"><text:s text:c="16"/>{</text:p>
      <text:p text:style-name="P11"><text:s text:c="20"/>spriteCurseur.setPosition((LARGEUR_FENETRE/2)-40-70,(HAUTEUR_FENETRE/2)-110+17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5;</text:p>
      <text:p text:style-name="P11"><text:s text:c="20"/>touche=(HAUTEUR_FENETRE/2)-110+170;</text:p>
      <text:p text:style-name="P11"><text:s text:c="16"/>}</text:p>
      <text:p text:style-name="P11"><text:s text:c="16"/>break;</text:p>
      <text:p text:style-name="P11"><text:s text:c="12"/>}</text:p>
      <text:p text:style-name="P11"><text:s text:c="12"/><text:span text:style-name="T12">//Utilisation des touches haut et bas du clavier pour naviguer dans le menu</text:span></text:p>
      <text:p text:style-name="P11"><text:s text:c="12"/>case sf::Event::KeyPressed:</text:p>
      <text:p text:style-name="P11"><text:s text:c="12"/>{</text:p>
      <text:p text:style-name="P11"><text:s text:c="16"/>if (event.key.code == sf::Keyboard::Up)</text:p>
      <text:p text:style-name="P11"><text:s text:c="16"/>{</text:p>
      <text:p text:style-name="P11"><text:s text:c="20"/><text:span text:style-name="T12">//On teste si le cursuer n'est pas déjà au plus haut (Option Jouer) sinon on augmente la position de 40</text:span></text:p>
      <text:p text:style-name="P11"><text:s text:c="20"/>if (touche!=((HAUTEUR_FENETRE/2)-110+10))</text:p>
      <text:p text:style-name="P11"><text:s text:c="24"/>touche=touche-40;</text:p>
      <text:p text:style-name="P11"><text:s text:c="20"/><text:span text:style-name="T12">//Nouvelle position du curseur</text:span></text:p>
      <text:p text:style-name="P11"><text:s text:c="20"/>spriteCurseur.setPosition((LARGEUR_FENETRE/2)-40-70,touche);</text:p>
      <text:p text:style-name="P11"><text:soft-page-break/><text:s text:c="20"/><text:span text:style-name="T12">//Fonction pour redessiner la fenêtre</text:span></text:p>
      <text:p text:style-name="P11"><text:s text:c="20"/>DessineMenu(&amp;fenetre, spriteChoix, spriteFond, spriteMenu, spriteCurseur, sonDeplacement);</text:p>
      <text:p text:style-name="P11"><text:s text:c="16"/>}</text:p>
      <text:p text:style-name="P11"><text:s text:c="16"/>else if (event.key.code == sf::Keyboard::Down)</text:p>
      <text:p text:style-name="P11"><text:s text:c="16"/>{</text:p>
      <text:p text:style-name="P11"><text:s text:c="20"/><text:span text:style-name="T12">//On teste si le curseur n'est pas au plus bas</text:span></text:p>
      <text:p text:style-name="P11"><text:s text:c="20"/>if (touche!=(HAUTEUR_FENETRE/2)-110+170)</text:p>
      <text:p text:style-name="P11"><text:s text:c="24"/>touche=touche+40;</text:p>
      <text:p text:style-name="P11"><text:s text:c="20"/><text:span text:style-name="T12">//Nouvelle position du curseur</text:span></text:p>
      <text:p text:style-name="P11"><text:s text:c="20"/>spriteCurseur.setPosition((LARGEUR_FENETRE/2)-40-70,touche);</text:p>
      <text:p text:style-name="P11"><text:s text:c="20"/>//Fonction pour redessiner la fenêtre</text:p>
      <text:p text:style-name="P11"><text:s text:c="20"/>DessineMenu(&amp;fenetre, spriteChoix, spriteFond, spriteMenu, spriteCurseur, sonDeplacement);</text:p>
      <text:p text:style-name="P11"><text:s text:c="16"/>}</text:p>
      <text:p text:style-name="P11"/>
      <text:p text:style-name="P11"><text:s text:c="16"/><text:span text:style-name="T12">//En fonction de la position de 'touche' qui est la position en y du curseur, on définit le choix</text:span></text:p>
      <text:p text:style-name="P11"><text:s text:c="16"/>switch (touche)</text:p>
      <text:p text:style-name="P11"><text:s text:c="16"/>{</text:p>
      <text:p text:style-name="P11"><text:s text:c="16"/>case (HAUTEUR_FENETRE/2)-110+10:</text:p>
      <text:p text:style-name="P11"><text:s text:c="20"/>choix=1;</text:p>
      <text:p text:style-name="P11"><text:s text:c="20"/>break;</text:p>
      <text:p text:style-name="P11"><text:s text:c="16"/>case (HAUTEUR_FENETRE/2)-110+50:</text:p>
      <text:p text:style-name="P11"><text:s text:c="20"/>choix=2;</text:p>
      <text:p text:style-name="P11"><text:s text:c="20"/>break;</text:p>
      <text:p text:style-name="P11"><text:s text:c="16"/>case (HAUTEUR_FENETRE/2)-110+90:</text:p>
      <text:p text:style-name="P11"><text:s text:c="20"/>choix=3;</text:p>
      <text:p text:style-name="P11"><text:s text:c="20"/>break;</text:p>
      <text:p text:style-name="P11"><text:s text:c="16"/>case (HAUTEUR_FENETRE/2)-110+130:</text:p>
      <text:p text:style-name="P11"><text:s text:c="20"/>choix=4;</text:p>
      <text:p text:style-name="P11"><text:s text:c="20"/>break;</text:p>
      <text:p text:style-name="P11"><text:s text:c="16"/>case (HAUTEUR_FENETRE/2)-110+170:</text:p>
      <text:p text:style-name="P11"><text:s text:c="20"/>choix=5;</text:p>
      <text:p text:style-name="P11"><text:s text:c="20"/>break;</text:p>
      <text:p text:style-name="P11"><text:s text:c="16"/>}</text:p>
      <text:p text:style-name="P11"><text:s text:c="16"/>break;</text:p>
      <text:p text:style-name="P11"><text:s text:c="12"/>}</text:p>
      <text:p text:style-name="P11"><text:s text:c="12"/>}</text:p>
      <text:p text:style-name="P11"><text:s text:c="12"/><text:span text:style-name="T12">//Test si un clic gauche est fait ou si on appuie sur 'Entrée' pour valider</text:span></text:p>
      <text:p text:style-name="P11"><text:s text:c="12"/>if ((event.type==sf::Event::KeyPressed &amp;&amp; event.key.code==sf::Keyboard::Return) || (event.type==sf::Event::MouseButtonPressed &amp;&amp; event.key.code==sf::Mouse::Left))</text:p>
      <text:p text:style-name="P11"><text:s text:c="12"/>{</text:p>
      <text:p text:style-name="P11"><text:s text:c="16"/>sonChoix.play();</text:p>
      <text:p text:style-name="P11"><text:s text:c="16"/>switch (choix)</text:p>
      <text:p text:style-name="P11"><text:s text:c="16"/>{</text:p>
      <text:p text:style-name="P11"><text:s text:c="16"/>case 1:</text:p>
      <text:p text:style-name="P11"><text:s text:c="20"/><text:span text:style-name="T12">//Option jouer pour le jeu principal</text:span></text:p>
      <text:p text:style-name="P11"><text:s text:c="20"/><text:span text:style-name="T12">//Fonction qui charge la map</text:span></text:p>
      <text:p text:style-name="P11"><text:s text:c="20"/>Jouer(spriteChoix, spriteTexte, &amp;fenetre, nomMap, carte);</text:p>
      <text:p text:style-name="P11"><text:s text:c="20"/>musiqueFond.stop();</text:p>
      <text:p text:style-name="P11"><text:s text:c="20"/>if (sonOn==1)</text:p>
      <text:p text:style-name="P11"><text:s text:c="20"/>{</text:p>
      <text:p text:style-name="P11"><text:s text:c="24"/>musiqueJeu.play();</text:p>
      <text:p text:style-name="P11"><text:s text:c="24"/>musiqueJeu.setLoop(true);</text:p>
      <text:p text:style-name="P11"><text:s text:c="20"/>}</text:p>
      <text:p text:style-name="P11"><text:s text:c="20"/><text:span text:style-name="T12">//Fonction du jeu principal</text:span></text:p>
      <text:p text:style-name="P11"><text:s text:c="20"/>InGame(&amp;fenetre, carte, spriteChoix, spriteTexte, spriteCurseur);</text:p>
      <text:p text:style-name="P11"><text:s text:c="20"/><text:span text:style-name="T12">//Si on sort du jeu, on redessine le menu et on met le curseur sur 'Jouer'</text:span></text:p>
      <text:p text:style-name="P11"><text:s text:c="20"/>DessineMenu(&amp;fenetre, spriteChoix, spriteFond, spriteMenu, <text:soft-page-break/>spriteCurseur, sonDeplacement);</text:p>
      <text:p text:style-name="P11"><text:s text:c="20"/>choix=1;</text:p>
      <text:p text:style-name="P11"><text:s text:c="20"/>touche=(HAUTEUR_FENETRE/2)-110+10;</text:p>
      <text:p text:style-name="P11"><text:s text:c="20"/>musiqueJeu.stop();</text:p>
      <text:p text:style-name="P11"><text:s text:c="20"/>musiqueFond.play();</text:p>
      <text:p text:style-name="P11"><text:s text:c="20"/>break;</text:p>
      <text:p text:style-name="P11"><text:s text:c="16"/>case 2:</text:p>
      <text:p text:style-name="P11"><text:s text:c="20"/><text:span text:style-name="T12">//Mode multi, pas encore codé</text:span></text:p>
      <text:p text:style-name="P11"><text:s text:c="20"/>break;</text:p>
      <text:p text:style-name="P11"><text:s text:c="16"/>case 3:</text:p>
      <text:p text:style-name="P11"><text:s text:c="20"/><text:span text:style-name="T12">//Les options du jeu</text:span></text:p>
      <text:p text:style-name="P11"><text:s text:c="20"/>quitterOptions=0;</text:p>
      <text:p text:style-name="P11"><text:s text:c="20"/>posOption=1;</text:p>
      <text:p text:style-name="P11"><text:s text:c="20"/><text:span text:style-name="T12">//On dessine le menu d'Options et on met le curseur sur le premier choix</text:span></text:p>
      <text:p text:style-name="P11"><text:s text:c="20"/>OptionsMenu(&amp;fenetre, spriteFond, spriteCurseur, 240, 210, spriteTexte, titreOpt, 200, 25, 3.0, vsyncOpt, 300, 200, 2.2, sonOpt, 350, 300, 2.0, quitterOpt, 275, 500, 2.0, *vsync_choixOpt, 600, 200, 2.2, *son_choixOpt, 600, 300, 2.0, scoresOpt, 300, 400, 2.0);</text:p>
      <text:p text:style-name="P11"><text:s text:c="20"/><text:span text:style-name="T12">//While pour éviter de sortir du menu, on en sortira quand on choisira 'Quitter'</text:span></text:p>
      <text:p text:style-name="P11"><text:s text:c="20"/>while(quitterOptions==0)</text:p>
      <text:p text:style-name="P11"><text:s text:c="20"/>{</text:p>
      <text:p text:style-name="P11"><text:s text:c="24"/>if (fenetre.pollEvent(event))</text:p>
      <text:p text:style-name="P11"><text:s text:c="24"/>{</text:p>
      <text:p text:style-name="P11"><text:s text:c="28"/><text:span text:style-name="T12">//Test déplacement souris</text:span></text:p>
      <text:p text:style-name="P11"><text:s text:c="28"/>if (event.type==sf::Event::MouseMoved)</text:p>
      <text:p text:style-name="P11"><text:s text:c="28"/>{</text:p>
      <text:p text:style-name="P11"><text:s text:c="32"/>sonDeplacement.play();</text:p>
      <text:p text:style-name="P11"><text:s text:c="32"/><text:span text:style-name="T12">//Si souris est sur vsync</text:span></text:p>
      <text:p text:style-name="P11"><text:s text:c="32"/>if (event.mouseMove.x&gt;=300 &amp;&amp; event.mouseMove.x&lt;=500 &amp;&amp; event.mouseMove.y&gt;=200 &amp;&amp; event.mouseMove.y&lt;=240)</text:p>
      <text:p text:style-name="P11"><text:s text:c="32"/>{</text:p>
      <text:p text:style-name="P11"><text:s text:c="36"/><text:span text:style-name="T12">//On redessine le menu avec la nouvelle position du curseur</text:span></text:p>
      <text:p text:style-name="P11"><text:s text:c="36"/>OptionsMenu(&amp;fenetre, spriteFond, spriteCurseur, 240, 210, spriteTexte, titreOpt, 200, 25, 3.0, vsyncOpt, 300, 200, 2.2, sonOpt, 350, 300, 2.0, quitterOpt, 275, 500, 2.0, *vsync_choixOpt, 600, 200, 2.2, *son_choixOpt, 600, 300, 2.0, scoresOpt, 300, 400, 2.0);</text:p>
      <text:p text:style-name="P11"><text:s text:c="36"/>posOption=1;</text:p>
      <text:p text:style-name="P11"><text:s text:c="32"/>}</text:p>
      <text:p text:style-name="P11"><text:s text:c="32"/><text:span text:style-name="T12">//Si souris sur Son</text:span></text:p>
      <text:p text:style-name="P11"><text:s text:c="32"/>else if (event.mouseMove.x&gt;=350 &amp;&amp; event.mouseMove.x&lt;=470 &amp;&amp; event.mouseMove.y&gt;=300 &amp;&amp; event.mouseMove.y&lt;=340)</text:p>
      <text:p text:style-name="P11"><text:s text:c="32"/>{</text:p>
      <text:p text:style-name="P11"><text:s text:c="36"/>OptionsMenu(&amp;fenetre, spriteFond, spriteCurseur, 290,310, spriteTexte, titreOpt, 200, 25, 3.0, vsyncOpt, 300, 200, 2.0, sonOpt, 350, 300, 2.2, quitterOpt, 275, 500, 2.0, *vsync_choixOpt, 600, 200, 2.0, *son_choixOpt, 600, 300, 2.2, scoresOpt, 300, 400, 2.0);</text:p>
      <text:p text:style-name="P11"><text:s text:c="36"/>posOption=2;</text:p>
      <text:p text:style-name="P11"><text:s text:c="32"/>}</text:p>
      <text:p text:style-name="P11"><text:s text:c="32"/><text:span text:style-name="T12">//Si souris sur Scores</text:span></text:p>
      <text:p text:style-name="P11"><text:s text:c="32"/>else if (event.mouseMove.x&gt;=300 &amp;&amp; event.mouseMove.x&lt;=540 &amp;&amp; event.mouseMove.y&gt;=400 &amp;&amp; event.mouseMove.y&lt;=440)</text:p>
      <text:p text:style-name="P11"><text:s text:c="32"/>{</text:p>
      <text:p text:style-name="P11"><text:s text:c="36"/>OptionsMenu(&amp;fenetre, spriteFond, spriteCurseur, 240,410, spriteTexte, titreOpt, 200, 25, 3.0, vsyncOpt, 300, 200, 2.0, sonOpt, 350, 300, 2.0, quitterOpt, 275, 500, 2.0, *vsync_choixOpt, 600, 200, 2.0, *son_choixOpt, 600, 300, 2.0, scoresOpt, 300, 400, 2.2);</text:p>
      <text:p text:style-name="P11"><text:s text:c="36"/>posOption=3;</text:p>
      <text:p text:style-name="P11"><text:s text:c="32"/>}</text:p>
      <text:p text:style-name="P11"><text:s text:c="32"/><text:span text:style-name="T12">//Si souris sur Quitter</text:span></text:p>
      <text:p text:style-name="P11"><text:soft-page-break/><text:s text:c="32"/>else if (event.mouseMove.x&gt;=275 &amp;&amp; event.mouseMove.x&lt;=600 &amp;&amp; event.mouseMove.y&gt;=500 &amp;&amp; event.mouseMove.y&lt;=550)</text:p>
      <text:p text:style-name="P11"><text:s text:c="32"/>{</text:p>
      <text:p text:style-name="P11"><text:s text:c="36"/>OptionsMenu(&amp;fenetre, spriteFond, spriteCurseur, 210,510, spriteTexte, titreOpt, 200, 25, 3.0, vsyncOpt, 300, 200, 2.0, sonOpt, 350, 300, 2.0, quitterOpt, 275, 500, 2.2, *vsync_choixOpt, 600, 200, 2.0, *son_choixOpt, 600, 300, 2.0, scoresOpt, 300, 400, 2.0);</text:p>
      <text:p text:style-name="P11"><text:s text:c="36"/>posOption=4;</text:p>
      <text:p text:style-name="P11"><text:s text:c="32"/>}</text:p>
      <text:p text:style-name="P11"><text:s text:c="28"/>}</text:p>
      <text:p text:style-name="P11"><text:s text:c="28"/><text:span text:style-name="T12">//Test touches clavier</text:span></text:p>
      <text:p text:style-name="P11"><text:s text:c="28"/>if(event.type==sf::Event::KeyPressed)</text:p>
      <text:p text:style-name="P11"><text:s text:c="28"/>{</text:p>
      <text:p text:style-name="P11"><text:s text:c="32"/>sonDeplacement.play();</text:p>
      <text:p text:style-name="P11"><text:s text:c="32"/>if (event.key.code==sf::Keyboard::Up)</text:p>
      <text:p text:style-name="P11"><text:s text:c="32"/>{</text:p>
      <text:p text:style-name="P11"><text:s text:c="36"/>posOption=posOption-1;</text:p>
      <text:p text:style-name="P11"><text:s text:c="36"/>if (posOption&lt;=0)</text:p>
      <text:p text:style-name="P11"><text:s text:c="40"/>posOption=1;</text:p>
      <text:p text:style-name="P11"><text:s text:c="32"/>}</text:p>
      <text:p text:style-name="P11"><text:s text:c="32"/>else if (event.key.code==sf::Keyboard::Down)</text:p>
      <text:p text:style-name="P11"><text:s text:c="32"/>{</text:p>
      <text:p text:style-name="P11"><text:s text:c="36"/>posOption=posOption+1;</text:p>
      <text:p text:style-name="P11"><text:s text:c="36"/>if (posOption&gt;4)</text:p>
      <text:p text:style-name="P11"><text:s text:c="40"/>posOption=4;</text:p>
      <text:p text:style-name="P11"><text:s text:c="32"/>}</text:p>
      <text:p text:style-name="P11"><text:s text:c="32"/>switch (posOption)</text:p>
      <text:p text:style-name="P11"><text:s text:c="32"/>{</text:p>
      <text:p text:style-name="P11"><text:s text:c="32"/><text:span text:style-name="T12">//On redessine le menu selon posOption, soit le choix sélectionné</text:span></text:p>
      <text:p text:style-name="P11"><text:s text:c="32"/>case 1:</text:p>
      <text:p text:style-name="P11"><text:s text:c="36"/>OptionsMenu(&amp;fenetre, spriteFond, spriteCurseur, 240, 210, spriteTexte, titreOpt, 200, 25, 3.0, vsyncOpt, 300, 200, 2.2, sonOpt, 350, 300, 2.0, quitterOpt, 275, 500, 2.0, *vsync_choixOpt, 600, 200, 2.2, *son_choixOpt, 600, 300, 2.0, scoresOpt, 300, 400, 2.0);</text:p>
      <text:p text:style-name="P11"><text:s text:c="36"/>break;</text:p>
      <text:p text:style-name="P11"><text:s text:c="32"/>case 2:</text:p>
      <text:p text:style-name="P11"><text:s text:c="36"/>OptionsMenu(&amp;fenetre, spriteFond, spriteCurseur, 290,310, spriteTexte, titreOpt, 200, 25, 3.0, vsyncOpt, 300, 200, 2.0, sonOpt, 350, 300, 2.2, quitterOpt, 275, 500, 2.0, *vsync_choixOpt, 600, 200, 2.0, *son_choixOpt, 600, 300, 2.2, scoresOpt, 300, 400, 2.0);</text:p>
      <text:p text:style-name="P11"><text:s text:c="36"/>break;</text:p>
      <text:p text:style-name="P11"><text:s text:c="32"/>case 3:</text:p>
      <text:p text:style-name="P11"><text:s text:c="36"/>OptionsMenu(&amp;fenetre, spriteFond, spriteCurseur, 240,410, spriteTexte, titreOpt, 200, 25, 3.0, vsyncOpt, 300, 200, 2.0, sonOpt, 350, 300, 2.0, quitterOpt, 275, 500, 2.0, *vsync_choixOpt, 600, 200, 2.0, *son_choixOpt, 600, 300, 2.0, scoresOpt, 300, 400, 2.2);</text:p>
      <text:p text:style-name="P11"><text:s text:c="36"/>break;</text:p>
      <text:p text:style-name="P11"><text:s text:c="32"/>case 4:</text:p>
      <text:p text:style-name="P11"><text:s text:c="36"/>OptionsMenu(&amp;fenetre, spriteFond, spriteCurseur, 210,510, spriteTexte, titreOpt, 200, 25, 3.0, vsyncOpt, 300, 200, 2.0, sonOpt, 350, 300, 2.0, quitterOpt, 275, 500, 2.2, *vsync_choixOpt, 600, 200, 2.0, *son_choixOpt, 600, 300, 2.0, scoresOpt, 300, 400, 2.0);</text:p>
      <text:p text:style-name="P11"><text:s text:c="36"/>break;</text:p>
      <text:p text:style-name="P11"><text:s text:c="32"/>}</text:p>
      <text:p text:style-name="P11"><text:s text:c="28"/>}</text:p>
      <text:p text:style-name="P11"><text:s text:c="28"/><text:span text:style-name="T12">//Test des clics</text:span></text:p>
      <text:p text:style-name="P11"><text:s text:c="28"/>if (event.type==sf::Event::MouseButtonPressed &amp;&amp; event.mouseButton.button == sf::Mouse::Left || (event.type==sf::Event::KeyPressed &amp;&amp; event.key.code==sf::Keyboard::Return))</text:p>
      <text:p text:style-name="P11"><text:s text:c="28"/>{</text:p>
      <text:p text:style-name="P11"><text:s text:c="32"/>sonChoix.play();</text:p>
      <text:p text:style-name="P11"><text:soft-page-break/><text:s text:c="32"/>if (posOption==4)</text:p>
      <text:p text:style-name="P11"><text:s text:c="32"/>{</text:p>
      <text:p text:style-name="P11"><text:s text:c="36"/>quitterOptions=1;</text:p>
      <text:p text:style-name="P11"><text:s text:c="36"/>spriteCurseur.setPosition((LARGEUR_FENETRE/2)-40-70,(HAUTEUR_FENETRE/2)-110+10);</text:p>
      <text:p text:style-name="P11"><text:s text:c="32"/>}</text:p>
      <text:p text:style-name="P11"><text:s text:c="32"/>else if (posOption==1)</text:p>
      <text:p text:style-name="P11"><text:s text:c="32"/>{</text:p>
      <text:p text:style-name="P11"><text:s text:c="36"/>switch(vsyncOn)</text:p>
      <text:p text:style-name="P11"><text:s text:c="36"/>{</text:p>
      <text:p text:style-name="P11"><text:s text:c="36"/>case 1:</text:p>
      <text:p text:style-name="P11"><text:s text:c="40"/>free(vsync_choixOpt);</text:p>
      <text:p text:style-name="P11"><text:s text:c="40"/>*vsync_choixOpt=strcpy(*vsync_choixOpt, "OFF");</text:p>
      <text:p text:style-name="P11"><text:s text:c="40"/>fenetre.setVerticalSyncEnabled(false);</text:p>
      <text:p text:style-name="P11"><text:s text:c="40"/>vsyncOn=0;</text:p>
      <text:p text:style-name="P11"><text:s text:c="40"/>break;</text:p>
      <text:p text:style-name="P11"><text:s text:c="36"/>case 0:</text:p>
      <text:p text:style-name="P11"><text:s text:c="40"/>free(vsync_choixOpt);</text:p>
      <text:p text:style-name="P11"><text:s text:c="40"/>*vsync_choixOpt=strcpy(*vsync_choixOpt, "ON");</text:p>
      <text:p text:style-name="P11"><text:s text:c="40"/>fenetre.setVerticalSyncEnabled(true);</text:p>
      <text:p text:style-name="P11"><text:s text:c="40"/>vsyncOn=1;</text:p>
      <text:p text:style-name="P11"><text:s text:c="40"/>break;</text:p>
      <text:p text:style-name="P11"><text:s text:c="36"/>}</text:p>
      <text:p text:style-name="P11"><text:s text:c="36"/>OptionsMenu(&amp;fenetre, spriteFond, spriteCurseur, 240, 210, spriteTexte, titreOpt, 200, 25, 3.0, vsyncOpt, 300, 200, 2.2, sonOpt, 350, 300, 2.0, quitterOpt, 275, 500, 2.0, *vsync_choixOpt, 600, 200, 2.2, *son_choixOpt, 600, 300, 2.0, scoresOpt, 300, 400, 2.0);</text:p>
      <text:p text:style-name="P11"><text:s text:c="32"/>}</text:p>
      <text:p text:style-name="P11"><text:s text:c="32"/>else if (posOption==2)</text:p>
      <text:p text:style-name="P11"><text:s text:c="32"/>{</text:p>
      <text:p text:style-name="P11"><text:s text:c="36"/>switch(sonOn)</text:p>
      <text:p text:style-name="P11"><text:s text:c="36"/>{</text:p>
      <text:p text:style-name="P11"><text:s text:c="36"/>case 1:</text:p>
      <text:p text:style-name="P11"><text:s text:c="40"/>free(son_choixOpt);</text:p>
      <text:p text:style-name="P11"><text:s text:c="40"/>*son_choixOpt=strcpy(*son_choixOpt, "OFF");</text:p>
      <text:p text:style-name="P11"><text:s text:c="40"/>sonChoix.setVolume(0);</text:p>
      <text:p text:style-name="P11"><text:s text:c="40"/>sonDeplacement.setVolume(0);</text:p>
      <text:p text:style-name="P11"><text:s text:c="40"/>musiqueFond.stop();</text:p>
      <text:p text:style-name="P11"><text:s text:c="40"/>sonOn=0;</text:p>
      <text:p text:style-name="P11"><text:s text:c="40"/>break;</text:p>
      <text:p text:style-name="P11"><text:s text:c="36"/>case 0:</text:p>
      <text:p text:style-name="P11"><text:s text:c="40"/>free(son_choixOpt);</text:p>
      <text:p text:style-name="P11"><text:s text:c="40"/>*son_choixOpt=strcpy(*son_choixOpt, "ON");</text:p>
      <text:p text:style-name="P11"><text:s text:c="40"/>sonChoix.setVolume(100);</text:p>
      <text:p text:style-name="P11"><text:s text:c="40"/>sonDeplacement.setVolume(100);</text:p>
      <text:p text:style-name="P11"><text:s text:c="40"/>musiqueFond.play();</text:p>
      <text:p text:style-name="P11"><text:s text:c="40"/>sonOn=1;</text:p>
      <text:p text:style-name="P11"><text:s text:c="40"/>break;</text:p>
      <text:p text:style-name="P11"><text:s text:c="36"/>}</text:p>
      <text:p text:style-name="P11"><text:s text:c="36"/>OptionsMenu(&amp;fenetre, spriteFond, spriteCurseur, 290,310, spriteTexte, titreOpt, 200, 25, 3.0, vsyncOpt, 300, 200, 2.0, sonOpt, 350, 300, 2.2, quitterOpt, 275, 500, 2.0, *vsync_choixOpt, 600, 200, 2.0, *son_choixOpt, 600, 300, 2.2, scoresOpt, 300, 400, 2.0);</text:p>
      <text:p text:style-name="P11"><text:s text:c="32"/>}</text:p>
      <text:p text:style-name="P11"><text:s text:c="33"/>else if (posOption==3)</text:p>
      <text:p text:style-name="P11"><text:s text:c="32"/>{</text:p>
      <text:p text:style-name="P11"><text:s text:c="36"/><text:span text:style-name="T12">//Afficher les scores, pas encore codé</text:span></text:p>
      <text:p text:style-name="P11"><text:s text:c="32"/>}</text:p>
      <text:p text:style-name="P11"><text:s text:c="28"/>}</text:p>
      <text:p text:style-name="P11"/>
      <text:p text:style-name="P11"><text:s text:c="24"/>}</text:p>
      <text:p text:style-name="P11"><text:s text:c="20"/>}</text:p>
      <text:p text:style-name="P11"><text:soft-page-break/><text:s text:c="20"/>DessineMenu(&amp;fenetre, spriteChoix, spriteFond, spriteMenu, spriteCurseur, sonDeplacement);</text:p>
      <text:p text:style-name="P11"><text:s text:c="20"/>choix=1;</text:p>
      <text:p text:style-name="P11"><text:s text:c="20"/>touche=(HAUTEUR_FENETRE/2)-110+10;</text:p>
      <text:p text:style-name="P11"><text:s text:c="20"/>break;</text:p>
      <text:p text:style-name="P11"><text:s text:c="16"/>case 4:</text:p>
      <text:p text:style-name="P11"><text:s text:c="20"/><text:span text:style-name="T12">//Fonction éditeur de map</text:span></text:p>
      <text:p text:style-name="P11"><text:s text:c="20"/>funcEditor(spriteChoix, spriteTexte, &amp;fenetre);</text:p>
      <text:p text:style-name="P11"><text:s text:c="20"/>DessineMenu(&amp;fenetre, spriteChoix, spriteFond, spriteMenu, spriteCurseur, sonDeplacement);</text:p>
      <text:p text:style-name="P11"><text:s text:c="20"/>break;</text:p>
      <text:p text:style-name="P11"><text:s text:c="16"/>case 5:</text:p>
      <text:p text:style-name="P11"><text:s text:c="20"/><text:span text:style-name="T12">//Fermer la fenêtre</text:span></text:p>
      <text:p text:style-name="P11"><text:s text:c="20"/>fenetre.close();</text:p>
      <text:p text:style-name="P11"><text:s text:c="20"/>musiqueFond.stop();</text:p>
      <text:p text:style-name="P11"><text:s text:c="20"/>break;</text:p>
      <text:p text:style-name="P11"><text:s text:c="16"/>}</text:p>
      <text:p text:style-name="P11"><text:s text:c="12"/>}</text:p>
      <text:p text:style-name="P11"><text:s text:c="8"/>}</text:p>
      <text:p text:style-name="P11"><text:s text:c="4"/>}</text:p>
      <text:p text:style-name="P11"><text:s text:c="4"/>return 0;</text:p>
      <text:p text:style-name="P11">}</text:p>
      <text:p text:style-name="P11"/>
      <text:p text:style-name="P11">void DessineMenu(sf::RenderWindow *fenetre, sf::Sprite spriteChoix, sf::Sprite spriteFond, sf::Sprite spriteMenu, sf::Sprite spriteCurseur, sf::Sound sonDeplacement)</text:p>
      <text:p text:style-name="P11">{</text:p>
      <text:p text:style-name="P11"><text:s text:c="4"/>fenetre-&gt;clear(sf::Color::Black);</text:p>
      <text:p text:style-name="P11"><text:s text:c="4"/>fenetre-&gt;draw(spriteFond);</text:p>
      <text:p text:style-name="P11"><text:s text:c="4"/>fenetre-&gt;draw(spriteMenu);</text:p>
      <text:p text:style-name="P11"><text:s text:c="4"/>fenetre-&gt;draw(spriteChoix);</text:p>
      <text:p text:style-name="P11"><text:s text:c="4"/>fenetre-&gt;draw(spriteCurseur);</text:p>
      <text:p text:style-name="P11"><text:s text:c="4"/>fenetre-&gt;display();</text:p>
      <text:p text:style-name="P11"><text:s text:c="4"/><text:span text:style-name="T12">//Son deplacement</text:span></text:p>
      <text:p text:style-name="P11"><text:s text:c="4"/>sonDeplacement.play();</text:p>
      <text:p text:style-name="P11">}</text:p>
      <text:p text:style-name="P11"/>
      <text:p text:style-name="P11">void DessineOption(sf::RenderWindow *fenetre, sf::Sprite spriteCurseur, sf::Sprite spriteFond)</text:p>
      <text:p text:style-name="P11">{</text:p>
      <text:p text:style-name="P11"><text:s text:c="4"/>fenetre-&gt;clear(sf::Color::Black);</text:p>
      <text:p text:style-name="P11"><text:s text:c="4"/>fenetre-&gt;draw(spriteFond);</text:p>
      <text:p text:style-name="P11"><text:s text:c="4"/>fenetre-&gt;draw(spriteCurseur);</text:p>
      <text:p text:style-name="P11">}</text:p>
      <text:p text:style-name="P11"/>
      <text:p text:style-name="P11">void OptionsMenu(sf::RenderWindow *fenetre, sf::Sprite spriteFond, sf::Sprite spriteCurseur, int x_curseur, int y_curseur, sf::Sprite spriteTexte, char titreOpt[], int x_titre, int y_titre, float taille_titre, char vsyncOpt[], int x_vsync, int y_vsinc, float taille_vsync, char sonOpt[], int x_son, int y_son, float taille_son, char quitterOpt[], int x_quit, int y_quit, float taille_quit, char vsync_choixOpt[], int x_vsyncChoix, int y_vsyncChoix, float taille_vsyncChoix, char son_choixOpt[], int x_sonChoix, int y_sonChoix, float taille_sonChoix, char scoresOpt[], int x_scores, int y_scores, float taille_scores)</text:p>
      <text:p text:style-name="P11">{</text:p>
      <text:p text:style-name="P11"><text:s text:c="4"/>fenetre-&gt;clear(sf::Color::Black);</text:p>
      <text:p text:style-name="P11"><text:s text:c="4"/>spriteCurseur.setPosition(x_curseur,y_curseur);</text:p>
      <text:p text:style-name="P11"><text:s text:c="4"/>DessineOption(fenetre, spriteCurseur, spriteFond);</text:p>
      <text:p text:style-name="P11"><text:s text:c="4"/>MachineAEcrire(spriteTexte, fenetre, titreOpt, x_titre, y_titre, taille_titre);</text:p>
      <text:p text:style-name="P11"><text:s text:c="4"/>MachineAEcrire(spriteTexte, fenetre, vsyncOpt, x_vsync, y_vsinc, taille_vsync);</text:p>
      <text:p text:style-name="P11"><text:s text:c="4"/>MachineAEcrire(spriteTexte, fenetre, sonOpt, x_son, y_son, taille_son);</text:p>
      <text:p text:style-name="P11"><text:s text:c="4"/>MachineAEcrire(spriteTexte, fenetre, quitterOpt, x_quit, y_quit, taille_quit);</text:p>
      <text:p text:style-name="P11"><text:s text:c="4"/>MachineAEcrire(spriteTexte, fenetre, vsync_choixOpt, x_vsyncChoix,y_vsyncChoix,taille_vsyncChoix);</text:p>
      <text:p text:style-name="P11"><text:soft-page-break/><text:s text:c="4"/>MachineAEcrire(spriteTexte, fenetre, son_choixOpt, x_sonChoix, y_sonChoix, taille_sonChoix);</text:p>
      <text:p text:style-name="P11"><text:s text:c="4"/>MachineAEcrire(spriteTexte, fenetre, scoresOpt, x_scores,y_scores,taille_scores);</text:p>
      <text:p text:style-name="P11"><text:s text:c="4"/>fenetre-&gt;display();</text:p>
      <text:p text:style-name="P11">}</text:p>
      <text:p text:style-name="P11"/>
      <text:p text:style-name="P11">void PauseJeu(sf::RenderWindow *fenetre, sf::Sprite spriteTexte, int *retourMenu, sf::Sprite spriteCurseur)</text:p>
      <text:p text:style-name="P11">{</text:p>
      <text:p text:style-name="P11"><text:s text:c="4"/>sf::Event event;</text:p>
      <text:p text:style-name="P11"><text:s text:c="4"/>sf::Sprite spriteFond;</text:p>
      <text:p text:style-name="P11"><text:s text:c="4"/>sf::Texture textureFond;</text:p>
      <text:p text:style-name="P11"><text:s text:c="4"/>if (!textureFond.loadFromFile("ressources/fond_pause.png"))</text:p>
      <text:p text:style-name="P11"><text:s text:c="8"/>printf("Erreur de chargement");</text:p>
      <text:p text:style-name="P11"><text:s text:c="4"/>spriteFond.setTexture(textureFond);</text:p>
      <text:p text:style-name="P11"><text:s text:c="4"/>spriteFond.scale(5.0,5.0);</text:p>
      <text:p text:style-name="P11"><text:s text:c="4"/>spriteFond.setPosition(150,50);</text:p>
      <text:p text:style-name="P11"><text:s text:c="4"/>int quitterPause=0, choix=1, xcurseur=205, ycurseur=255;</text:p>
      <text:p text:style-name="P11"><text:s text:c="4"/>char pauseTitre[]="Pause";</text:p>
      <text:p text:style-name="P11"><text:s text:c="4"/>char pauseReprendre[]="Reprendre";</text:p>
      <text:p text:style-name="P11"><text:s text:c="4"/>char pauseQuitter[]="Quitter";</text:p>
      <text:p text:style-name="P11"><text:s text:c="4"/>spriteCurseur.setPosition(205,255);</text:p>
      <text:p text:style-name="P11"><text:s text:c="4"/>while(quitterPause==0)</text:p>
      <text:p text:style-name="P11"><text:s text:c="4"/>{</text:p>
      <text:p text:style-name="P11"><text:s text:c="8"/>while (fenetre-&gt;isOpen() &amp;&amp; quitterPause==0)</text:p>
      <text:p text:style-name="P11"><text:s text:c="8"/>{</text:p>
      <text:p text:style-name="P11"><text:s text:c="12"/>fenetre-&gt;clear(sf::Color::Black);</text:p>
      <text:p text:style-name="P11"><text:s text:c="12"/>fenetre-&gt;draw(spriteFond);</text:p>
      <text:p text:style-name="P11"><text:s text:c="12"/>MachineAEcrire(spriteTexte, fenetre, pauseTitre, 310,120,2.0);</text:p>
      <text:p text:style-name="P11"><text:s text:c="12"/>MachineAEcrire(spriteTexte, fenetre, pauseReprendre, 270,250,1.5);</text:p>
      <text:p text:style-name="P11"><text:s text:c="12"/>MachineAEcrire(spriteTexte, fenetre, pauseQuitter, 300, 400, 1.5);</text:p>
      <text:p text:style-name="P11"><text:s text:c="12"/>while (fenetre-&gt;pollEvent(event))</text:p>
      <text:p text:style-name="P11"><text:s text:c="12"/>{</text:p>
      <text:p text:style-name="P11"><text:s text:c="16"/>switch(event.type)</text:p>
      <text:p text:style-name="P11"><text:s text:c="16"/>{</text:p>
      <text:p text:style-name="P11"><text:s text:c="16"/>case sf::Event::Closed:</text:p>
      <text:p text:style-name="P11"><text:s text:c="20"/>fenetre-&gt;close();</text:p>
      <text:p text:style-name="P11"><text:s text:c="20"/>break;</text:p>
      <text:p text:style-name="P11"><text:s text:c="16"/>case sf::Event::MouseMoved:</text:p>
      <text:p text:style-name="P11"><text:s text:c="20"/>if (event.mouseMove.x&gt;270 &amp;&amp; event.mouseMove.x&lt;540 &amp;&amp; event.mouseMove.y&gt;250 &amp;&amp; event.mouseMove.y&lt;280)</text:p>
      <text:p text:style-name="P11"><text:s text:c="20"/>{</text:p>
      <text:p text:style-name="P11"><text:s text:c="24"/>xcurseur=205;</text:p>
      <text:p text:style-name="P11"><text:s text:c="24"/>ycurseur=255;</text:p>
      <text:p text:style-name="P11"><text:s text:c="24"/>choix=1;</text:p>
      <text:p text:style-name="P11"><text:s text:c="20"/>}</text:p>
      <text:p text:style-name="P11"><text:s text:c="20"/>if (event.mouseMove.x&gt;300 &amp;&amp; event.mouseMove.x&lt;510 &amp;&amp; event.mouseMove.y&gt;390 &amp;&amp; event.mouseMove.y&lt;430)</text:p>
      <text:p text:style-name="P11"><text:s text:c="20"/>{</text:p>
      <text:p text:style-name="P11"><text:s text:c="24"/>xcurseur=235;</text:p>
      <text:p text:style-name="P11"><text:s text:c="24"/>ycurseur=405;</text:p>
      <text:p text:style-name="P11"><text:s text:c="24"/>choix=2;</text:p>
      <text:p text:style-name="P11"><text:s text:c="20"/>}</text:p>
      <text:p text:style-name="P11"><text:s text:c="20"/>spriteCurseur.setPosition(xcurseur, ycurseur);</text:p>
      <text:p text:style-name="P11"><text:s text:c="20"/>break;</text:p>
      <text:p text:style-name="P11"><text:s text:c="16"/>case sf::Event::KeyPressed:</text:p>
      <text:p text:style-name="P11"><text:s text:c="20"/>if (event.key.code==sf::Keyboard::Up)</text:p>
      <text:p text:style-name="P11"><text:s text:c="20"/>{</text:p>
      <text:p text:style-name="P11"><text:s text:c="24"/>xcurseur=xcurseur-30;</text:p>
      <text:p text:style-name="P11"><text:s text:c="24"/>if (xcurseur&lt;205)</text:p>
      <text:p text:style-name="P11"><text:s text:c="28"/>xcurseur=205;</text:p>
      <text:p text:style-name="P11"><text:s text:c="20"/>}</text:p>
      <text:p text:style-name="P11"><text:soft-page-break/><text:s text:c="20"/>if (event.key.code==sf::Keyboard::Down)</text:p>
      <text:p text:style-name="P11"><text:s text:c="20"/>{</text:p>
      <text:p text:style-name="P11"><text:s text:c="24"/>xcurseur=xcurseur+30;</text:p>
      <text:p text:style-name="P11"><text:s text:c="24"/>if (xcurseur&gt;235)</text:p>
      <text:p text:style-name="P11"><text:s text:c="28"/>xcurseur=235;</text:p>
      <text:p text:style-name="P11"><text:s text:c="20"/>}</text:p>
      <text:p text:style-name="P11"><text:s text:c="20"/>if (xcurseur==205)</text:p>
      <text:p text:style-name="P11"><text:s text:c="24"/>{</text:p>
      <text:p text:style-name="P11"><text:s text:c="28"/>ycurseur=255;</text:p>
      <text:p text:style-name="P11"><text:s text:c="28"/>choix=1;</text:p>
      <text:p text:style-name="P11"><text:s text:c="24"/>}</text:p>
      <text:p text:style-name="P11"><text:s text:c="20"/>else</text:p>
      <text:p text:style-name="P11"><text:s text:c="24"/>{</text:p>
      <text:p text:style-name="P11"><text:s text:c="28"/>ycurseur=405;</text:p>
      <text:p text:style-name="P11"><text:s text:c="28"/>choix=2;</text:p>
      <text:p text:style-name="P11"><text:s text:c="24"/>}</text:p>
      <text:p text:style-name="P11"><text:s text:c="20"/>spriteCurseur.setPosition(xcurseur, ycurseur);</text:p>
      <text:p text:style-name="P11"><text:s text:c="20"/>break;</text:p>
      <text:p text:style-name="P11"><text:s text:c="16"/>}</text:p>
      <text:p text:style-name="P11"><text:s text:c="20"/>if ((event.type==sf::Event::MouseButtonPressed &amp;&amp; event.key.code==sf::Mouse::Left) || (event.type==sf::Event::KeyPressed &amp;&amp; event.key.code==sf::Keyboard::Return))</text:p>
      <text:p text:style-name="P11"><text:s text:c="20"/>{</text:p>
      <text:p text:style-name="P11"><text:s text:c="24"/>switch(choix)</text:p>
      <text:p text:style-name="P11"><text:s text:c="24"/>{</text:p>
      <text:p text:style-name="P11"><text:s text:c="24"/>case 1:</text:p>
      <text:p text:style-name="P11"><text:s text:c="28"/>quitterPause=1;</text:p>
      <text:p text:style-name="P11"><text:s text:c="28"/>break;</text:p>
      <text:p text:style-name="P11"><text:s text:c="24"/>case 2:</text:p>
      <text:p text:style-name="P11"><text:s text:c="28"/>*retourMenu=1;</text:p>
      <text:p text:style-name="P11"><text:s text:c="28"/>quitterPause=1;</text:p>
      <text:p text:style-name="P11"><text:s text:c="28"/>break;</text:p>
      <text:p text:style-name="P11"><text:s text:c="24"/>}</text:p>
      <text:p text:style-name="P11"><text:s text:c="20"/>}</text:p>
      <text:p text:style-name="P11"/>
      <text:p text:style-name="P11"><text:s text:c="12"/>}</text:p>
      <text:p text:style-name="P11"><text:s text:c="12"/>fenetre-&gt;draw(spriteCurseur);</text:p>
      <text:p text:style-name="P11"><text:s text:c="12"/>fenetre-&gt;display();</text:p>
      <text:p text:style-name="P11"><text:s text:c="8"/>}</text:p>
      <text:p text:style-name="P11"><text:s text:c="4"/>}</text:p>
      <text:p text:style-name="P11">}</text:p>
      <text:p text:style-name="P11"/>
      <text:p text:style-name="P11">void EcranDefaite(sf::RenderWindow *fenetre, char *scoreTXT, char *vagueTXT, sf::Sprite spriteTexte)</text:p>
      <text:p text:style-name="P11">{</text:p>
      <text:p text:style-name="P11"><text:s text:c="4"/>sf::Event event;</text:p>
      <text:p text:style-name="P11"><text:s text:c="4"/>char pauseTitre[]="Defaite";</text:p>
      <text:p text:style-name="P11"><text:s text:c="4"/>char pauseQuitter[]="Appuyez sur Entree pour quitter";</text:p>
      <text:p text:style-name="P11"><text:s text:c="4"/>int quitterDefaite=0;</text:p>
      <text:p text:style-name="P11"><text:s text:c="4"/>MachineAEcrire(spriteTexte, fenetre, pauseTitre, 150,100,2.0);</text:p>
      <text:p text:style-name="P11"><text:s text:c="4"/>MachineAEcrire(spriteTexte, fenetre, pauseQuitter, 10, 400,1);</text:p>
      <text:p text:style-name="P11"><text:s text:c="4"/>MachineAEcrire(spriteTexte, fenetre, scoreTXT, 120,200,1.5);</text:p>
      <text:p text:style-name="P11"><text:s text:c="4"/>MachineAEcrire(spriteTexte, fenetre, vagueTXT, 120, 300, 1.5);</text:p>
      <text:p text:style-name="P11"><text:s text:c="4"/>fenetre-&gt;display();</text:p>
      <text:p text:style-name="P11"><text:s text:c="4"/>while(quitterDefaite==0)</text:p>
      <text:p text:style-name="P11"><text:s text:c="4"/>{</text:p>
      <text:p text:style-name="P11"><text:s text:c="8"/>if (fenetre-&gt;pollEvent(event) &amp;&amp; (event.type==sf::Event::KeyPressed &amp;&amp; event.key.code==sf::Keyboard::Return))</text:p>
      <text:p text:style-name="P11"><text:s text:c="8"/>{</text:p>
      <text:p text:style-name="P11"><text:s text:c="12"/>quitterDefaite=1;</text:p>
      <text:p text:style-name="P11"><text:s text:c="8"/>}</text:p>
      <text:p text:style-name="P11"><text:s text:c="4"/>}</text:p>
      <text:p text:style-name="P11"><text:soft-page-break/>}</text:p>
      <text:p text:style-name="P11"/>
      <text:p text:style-name="P11">void funcEditor(sf::Sprite tileset, sf::Sprite tileTexte, sf::RenderWindow *fenetre)</text:p>
      <text:p text:style-name="P11">{</text:p>
      <text:p text:style-name="P11"><text:s text:c="4"/>sf::View vue(sf::FloatRect(0, 0, LARGEUR, HAUTEUR));</text:p>
      <text:p text:style-name="P11"><text:s text:c="4"/>vue.zoom(ZOOM);</text:p>
      <text:p text:style-name="P11"><text:s text:c="4"/>vue.setCenter((int)(LARGEUR*ZOOM)/2, (int)(HAUTEUR*ZOOM)/2);</text:p>
      <text:p text:style-name="P11"><text:s text:c="4"/>fenetre-&gt;setView(vue);</text:p>
      <text:p text:style-name="P11"><text:s text:c="4"/>int choixEdit =0;</text:p>
      <text:p text:style-name="P11"><text:s text:c="4"/>char NomMap[100]="";</text:p>
      <text:p text:style-name="P11"><text:s text:c="4"/><text:span text:style-name="T12">//récupère le choix de l'utilisateur (voir fonction)</text:span></text:p>
      <text:p text:style-name="P11"><text:s text:c="4"/>choixEdit = createOrNew(fenetre, tileset, tileTexte);</text:p>
      <text:p text:style-name="P11"><text:s text:c="4"/>if(choixEdit==1)</text:p>
      <text:p text:style-name="P11"><text:s text:c="4"/>{</text:p>
      <text:p text:style-name="P11"><text:s text:c="8"/>int carte[100];</text:p>
      <text:p text:style-name="P11"><text:s text:c="8"/>loadMap(tileset, tileTexte, fenetre, NomMap, carte);</text:p>
      <text:p text:style-name="P11"><text:s text:c="8"/>editor(carte, tileset, fenetre, NomMap);</text:p>
      <text:p text:style-name="P11"><text:s text:c="4"/>}</text:p>
      <text:p text:style-name="P11"><text:s text:c="4"/>else if (choixEdit==0)</text:p>
      <text:p text:style-name="P11"><text:s text:c="4"/>{</text:p>
      <text:p text:style-name="P11"><text:s text:c="8"/>char titre[]="Entrez le nom de votre map (tab ajoute le .map)";</text:p>
      <text:p text:style-name="P11"><text:s text:c="8"/>fenetre-&gt;clear();</text:p>
      <text:p text:style-name="P11"><text:s text:c="8"/>MachineAEcrire(tileTexte, fenetre, titre, 30, 1, 0.2f);</text:p>
      <text:p text:style-name="P11"><text:s text:c="8"/>fenetre-&gt;display();</text:p>
      <text:p text:style-name="P11"><text:s text:c="8"/>fenetre-&gt;clear();</text:p>
      <text:p text:style-name="P11"><text:s text:c="8"/>MachineAEcrire(tileTexte, fenetre, titre, 30, 1, 0.2f);</text:p>
      <text:p text:style-name="P11"><text:s text:c="8"/>fenetre-&gt;display();</text:p>
      <text:p text:style-name="P11"><text:s text:c="8"/>scanGraphique(NomMap, tileTexte, fenetre, 30, 60, 0.4f);</text:p>
      <text:p text:style-name="P11"><text:s text:c="8"/>int carteDeBase[10*10]= {4,4,4,4,4,4,4,4,4,4,4,4,4,4,4,4,4,4,4,4,4,4,4,4,4,4,4,4,4,4,4,4,4,4,4,4,4,4,4,4,4,4,4,4,4,4,4,4,4,4,4,4,4,4,4,4,4,4,4,4,4,4,4,4,4,4,4,4,4,4,4,4,4,4,4,4,4,4,4,4,4,4,4,4,4,4,4,4,4,4,4,4,4,4,4,4,4,4,4,4};</text:p>
      <text:p text:style-name="P11"><text:s text:c="8"/>editor(carteDeBase, tileset, fenetre, NomMap);</text:p>
      <text:p text:style-name="P11"><text:s text:c="4"/>}</text:p>
      <text:p text:style-name="P11"><text:s text:c="4"/>vue.zoom(1/0.3);</text:p>
      <text:p text:style-name="P11"><text:s text:c="4"/>vue.setCenter(LARGEUR/2, HAUTEUR/2);</text:p>
      <text:p text:style-name="P11"><text:s text:c="4"/>fenetre-&gt;setView(vue);</text:p>
      <text:p text:style-name="P11"><text:s text:c="4"/>fenetre-&gt;clear();</text:p>
      <text:p text:style-name="P11"><text:s text:c="4"/>fenetre-&gt;display();</text:p>
      <text:p text:style-name="P11"><text:s text:c="4"/>fenetre-&gt;clear();</text:p>
      <text:p text:style-name="P11"><text:s text:c="4"/>fenetre-&gt;display();</text:p>
      <text:p text:style-name="P11">}</text:p>
      <text:p text:style-name="P11"/>
      <text:p text:style-name="P11">int createOrNew(sf::RenderWindow *fenetre, sf::Sprite tileset, sf::Sprite textTile)</text:p>
      <text:p text:style-name="P11">{</text:p>
      <text:p text:style-name="P11"><text:s text:c="4"/>int position=0;<text:span text:style-name="T12">//stock la position du curseur des choix dans le menu</text:span></text:p>
      <text:p text:style-name="P11"><text:s text:c="4"/>int finBoucle=0; <text:span text:style-name="T12">//pour terminer la boucle quand l'utilisateur a fais son choix</text:span></text:p>
      <text:p text:style-name="P11"><text:s text:c="4"/>char titre[]="editeur de map";</text:p>
      <text:p text:style-name="P11"><text:s text:c="4"/>char choix1[]="creer une map";</text:p>
      <text:p text:style-name="P11"><text:s text:c="4"/>char choix2[]="editer une map";</text:p>
      <text:p text:style-name="P11"><text:s text:c="4"/>sf::Event event;</text:p>
      <text:p text:style-name="P11"><text:s text:c="4"/>while(fenetre-&gt;isOpen() &amp;&amp; finBoucle==0)</text:p>
      <text:p text:style-name="P11"><text:s text:c="4"/>{</text:p>
      <text:p text:style-name="P11"><text:s text:c="8"/>fenetre-&gt;clear();</text:p>
      <text:p text:style-name="P11"><text:s text:c="8"/>while(fenetre-&gt;pollEvent(event))</text:p>
      <text:p text:style-name="P11"><text:s text:c="8"/>{</text:p>
      <text:p text:style-name="P11"><text:s text:c="12"/>switch (event.type)</text:p>
      <text:p text:style-name="P11"><text:s text:c="12"/>{</text:p>
      <text:p text:style-name="P11"><text:s text:c="12"/>case sf::Event::Closed:</text:p>
      <text:p text:style-name="P11"><text:s text:c="16"/>fenetre-&gt;close();</text:p>
      <text:p text:style-name="P11"><text:s text:c="16"/>break;</text:p>
      <text:p text:style-name="P11"><text:s text:c="12"/>case sf::Event::KeyPressed:</text:p>
      <text:p text:style-name="P11"><text:soft-page-break/><text:s text:c="16"/>switch(event.key.code)</text:p>
      <text:p text:style-name="P11"><text:s text:c="16"/>{</text:p>
      <text:p text:style-name="P11"><text:s text:c="16"/>case sf::Keyboard::Return:</text:p>
      <text:p text:style-name="P11"><text:s text:c="20"/>finBoucle=1;</text:p>
      <text:p text:style-name="P11"><text:s text:c="20"/>break;</text:p>
      <text:p text:style-name="P11"><text:s text:c="16"/>case sf::Keyboard::Left:</text:p>
      <text:p text:style-name="P11"><text:s text:c="20"/>position=0;</text:p>
      <text:p text:style-name="P11"><text:s text:c="20"/>break;</text:p>
      <text:p text:style-name="P11"><text:s text:c="16"/>case sf::Keyboard::Right:</text:p>
      <text:p text:style-name="P11"><text:s text:c="20"/>position=1;</text:p>
      <text:p text:style-name="P11"><text:s text:c="20"/>break;</text:p>
      <text:p text:style-name="P11"><text:s text:c="16"/>default:</text:p>
      <text:p text:style-name="P11"><text:s text:c="20"/>break;</text:p>
      <text:p text:style-name="P11"><text:s text:c="16"/>}</text:p>
      <text:p text:style-name="P11"><text:s text:c="16"/>break;</text:p>
      <text:p text:style-name="P11"><text:s text:c="12"/>default:</text:p>
      <text:p text:style-name="P11"><text:s text:c="16"/>break;</text:p>
      <text:p text:style-name="P11"><text:s text:c="12"/>}</text:p>
      <text:p text:style-name="P11"><text:s text:c="8"/>}</text:p>
      <text:p text:style-name="P11"><text:s text:c="8"/>MachineAEcrire(textTile, fenetre, titre, 50, 10, 0.5f);</text:p>
      <text:p text:style-name="P11"><text:s text:c="8"/>MachineAEcrire(textTile, fenetre, choix1, 30, 60, 0.3f);</text:p>
      <text:p text:style-name="P11"><text:s text:c="8"/>MachineAEcrire(textTile, fenetre, choix2, 130, 60, 0.3f);</text:p>
      <text:p text:style-name="P11"><text:s text:c="8"/>tileset.setTextureRect(sf::IntRect(50, 30, 10, 10));</text:p>
      <text:p text:style-name="P11"><text:s text:c="8"/>tileset.setPosition(18+position*100, 58);</text:p>
      <text:p text:style-name="P11"><text:s text:c="8"/>fenetre-&gt;draw(tileset);</text:p>
      <text:p text:style-name="P11"><text:s text:c="8"/>fenetre-&gt;display();</text:p>
      <text:p text:style-name="P11"><text:s text:c="4"/>}</text:p>
      <text:p text:style-name="P11"/>
      <text:p text:style-name="P11"><text:s text:c="4"/>return position;</text:p>
      <text:p text:style-name="P11">}</text:p>
      <text:p text:style-name="P12">//fonction qui permet au joueur de choisir sa map parmi celle<text:span text:style-name="T15">s</text:span> qui existe<text:span text:style-name="T15">nt</text:span> déjà</text:p>
      <text:p text:style-name="P11">void loadMap(sf::Sprite tileset, sf::Sprite tileTexte, sf::RenderWindow *fenetre, char *nomMap, int *carte)</text:p>
      <text:p text:style-name="P11">{</text:p>
      <text:p text:style-name="P11"><text:s text:c="4"/><text:span text:style-name="T12">//exitVar passera a 1 quand le joueur aura choisi sa map</text:span></text:p>
      <text:p text:style-name="P11"><text:s text:c="4"/>int exitVar = 0;</text:p>
      <text:p text:style-name="P11"><text:s text:c="4"/>char informations[]="Entrez le nom de la map a charger";</text:p>
      <text:p text:style-name="P11"><text:s text:c="4"/>char astuce[]="La touche TAB ajoute le .map";</text:p>
      <text:p text:style-name="P11"><text:s text:c="4"/>while (exitVar == 0 and fenetre-&gt;isOpen())</text:p>
      <text:p text:style-name="P11"><text:s text:c="4"/>{</text:p>
      <text:p text:style-name="P11"><text:s text:c="8"/>char chemin[]="ressources/map/";</text:p>
      <text:p text:style-name="P11"><text:s text:c="8"/>fenetre-&gt;clear();</text:p>
      <text:p text:style-name="P11"><text:s text:c="8"/>MachineAEcrire(tileTexte, fenetre, informations, 30, 10, 0.3f);</text:p>
      <text:p text:style-name="P11"><text:s text:c="8"/>MachineAEcrire(tileTexte, fenetre, astuce, 40, 20, 0.3f);</text:p>
      <text:p text:style-name="P11"><text:s text:c="8"/>fenetre-&gt;display();</text:p>
      <text:p text:style-name="P11"><text:s text:c="8"/>fenetre-&gt;clear();</text:p>
      <text:p text:style-name="P11"><text:s text:c="8"/>MachineAEcrire(tileTexte, fenetre, informations, 30, 10, 0.3f);</text:p>
      <text:p text:style-name="P11"><text:s text:c="8"/>MachineAEcrire(tileTexte, fenetre, astuce, 40, 20, 0.3f);</text:p>
      <text:p text:style-name="P11"><text:s text:c="8"/>fenetre-&gt;display();</text:p>
      <text:p text:style-name="P11"><text:s text:c="8"/>scanGraphique(nomMap, tileTexte, fenetre, 20,70, 0.3f);</text:p>
      <text:p text:style-name="P11"><text:s text:c="8"/>fenetre-&gt;display();</text:p>
      <text:p text:style-name="P11"><text:s text:c="8"/><text:span text:style-name="T12">//on ajoute le nom du dossier au nom de la map</text:span></text:p>
      <text:p text:style-name="P11"><text:s text:c="8"/>strcat(chemin, nomMap);</text:p>
      <text:p text:style-name="P11"><text:s text:c="8"/>FILE* fichierMap=NULL;</text:p>
      <text:p text:style-name="P11"><text:s text:c="8"/>fichierMap = fopen(chemin, "r");</text:p>
      <text:p text:style-name="P11"><text:s text:c="8"/>if(fichierMap==NULL)</text:p>
      <text:p text:style-name="P11"><text:s text:c="8"/>{</text:p>
      <text:p text:style-name="P11"><text:s text:c="12"/>printf("Impossible d'ouvrir le fichier\n");</text:p>
      <text:p text:style-name="P11"><text:s text:c="8"/>}</text:p>
      <text:p text:style-name="P11"><text:s text:c="8"/>else</text:p>
      <text:p text:style-name="P11"><text:s text:c="8"/>{</text:p>
      <text:p text:style-name="P11"><text:s text:c="12"/>int k=0;</text:p>
      <text:p text:style-name="P11"><text:soft-page-break/><text:s text:c="12"/>for(k=0; k&lt;100; k++)</text:p>
      <text:p text:style-name="P11"><text:s text:c="12"/>{</text:p>
      <text:p text:style-name="P11"><text:s text:c="16"/><text:span text:style-name="T12">//On stock chaque tuile (case) de la map dans le tableau carte</text:span></text:p>
      <text:p text:style-name="P11"><text:s text:c="16"/>carte[k]=(int)(fgetc(fichierMap)-48);</text:p>
      <text:p text:style-name="P11"><text:s text:c="12"/>}</text:p>
      <text:p text:style-name="P11"><text:s text:c="12"/>fclose(fichierMap);</text:p>
      <text:p text:style-name="P11"><text:s text:c="12"/>exitVar=1;</text:p>
      <text:p text:style-name="P11"><text:s text:c="8"/>}</text:p>
      <text:p text:style-name="P11"><text:s text:c="4"/>}</text:p>
      <text:p text:style-name="P11">}</text:p>
      <text:p text:style-name="P11"/>
      <text:p text:style-name="P11">void scanGraphique(char *texte,sf::Sprite tileText, sf::RenderWindow *fenetre, int posX, int posY, float taille)</text:p>
      <text:p text:style-name="P11">{</text:p>
      <text:p text:style-name="P11"><text:s text:c="4"/>int position=0; <text:span text:style-name="T12">//nous permet de connaitre notre posistion dans le mot</text:span></text:p>
      <text:p text:style-name="P11"><text:s text:c="4"/>int toContinue = 0; <text:span text:style-name="T12">// pour sortir de la boucle lorsque l'utilisateur aura fini d'ecrire son mot</text:span></text:p>
      <text:p text:style-name="P11"><text:s text:c="4"/>char *lettreTapee; <text:span text:style-name="T12">//le caractère tapé par l'utilisateur</text:span></text:p>
      <text:p text:style-name="P11"><text:s text:c="4"/>sf::Event event;</text:p>
      <text:p text:style-name="P11"><text:s text:c="4"/><text:span text:style-name="T12">//On récupère l'entrée utilisateur et on la convertit en string</text:span></text:p>
      <text:p text:style-name="P11"><text:s text:c="4"/>while(fenetre-&gt;isOpen() &amp;&amp; toContinue==0)</text:p>
      <text:p text:style-name="P11"><text:s text:c="4"/>{</text:p>
      <text:p text:style-name="P11"><text:s text:c="8"/>while(fenetre-&gt;pollEvent(event))</text:p>
      <text:p text:style-name="P11"><text:s text:c="8"/>{</text:p>
      <text:p text:style-name="P11"><text:s text:c="12"/>switch(event.type)</text:p>
      <text:p text:style-name="P11"><text:s text:c="12"/>{</text:p>
      <text:p text:style-name="P11"><text:s text:c="12"/>case sf::Event::Closed:</text:p>
      <text:p text:style-name="P11"><text:s text:c="16"/>fenetre-&gt;close();</text:p>
      <text:p text:style-name="P11"><text:s text:c="16"/>break;</text:p>
      <text:p text:style-name="P11"><text:s text:c="12"/>case sf::Event::KeyPressed:</text:p>
      <text:p text:style-name="P11"><text:s text:c="16"/>switch (event.key.code)</text:p>
      <text:p text:style-name="P11"><text:s text:c="16"/>{</text:p>
      <text:p text:style-name="P11"><text:s text:c="16"/>case sf::Keyboard::Return:</text:p>
      <text:p text:style-name="P11"><text:s text:c="20"/>lettreTapee="";</text:p>
      <text:p text:style-name="P11"><text:s text:c="20"/>toContinue=1;</text:p>
      <text:p text:style-name="P11"><text:s text:c="20"/>break;</text:p>
      <text:p text:style-name="P11"><text:s text:c="16"/>case sf::Keyboard::Space:</text:p>
      <text:p text:style-name="P11"><text:s text:c="20"/>lettreTapee=" ";</text:p>
      <text:p text:style-name="P11"><text:s text:c="20"/>break;</text:p>
      <text:p text:style-name="P11"><text:s text:c="16"/>case sf::Keyboard::BackSpace:</text:p>
      <text:p text:style-name="P11"><text:s text:c="20"/>lettreTapee="";</text:p>
      <text:p text:style-name="P11"><text:s text:c="20"/>texte[strlen(texte)-1]=texte[strlen(texte)];</text:p>
      <text:p text:style-name="P11"><text:s text:c="20"/>break;</text:p>
      <text:p text:style-name="P11"><text:s text:c="16"/>case sf::Keyboard::A:</text:p>
      <text:p text:style-name="P11"><text:s text:c="20"/>lettreTapee="a";</text:p>
      <text:p text:style-name="P11"><text:s text:c="20"/>break;</text:p>
      <text:p text:style-name="P11"><text:s text:c="16"/>case sf::Keyboard::B:</text:p>
      <text:p text:style-name="P11"><text:s text:c="20"/>lettreTapee="b";</text:p>
      <text:p text:style-name="P11"><text:s text:c="20"/>break;</text:p>
      <text:p text:style-name="P11"><text:s text:c="16"/>case sf::Keyboard::C:</text:p>
      <text:p text:style-name="P11"><text:s text:c="20"/>lettreTapee="c";</text:p>
      <text:p text:style-name="P11"><text:s text:c="20"/>break;</text:p>
      <text:p text:style-name="P11"><text:s text:c="16"/>case sf::Keyboard::D:</text:p>
      <text:p text:style-name="P11"><text:s text:c="20"/>lettreTapee="d";</text:p>
      <text:p text:style-name="P11"><text:s text:c="20"/>break;</text:p>
      <text:p text:style-name="P11"><text:s text:c="16"/>case sf::Keyboard::E:</text:p>
      <text:p text:style-name="P11"><text:s text:c="20"/>lettreTapee="e";</text:p>
      <text:p text:style-name="P11"><text:s text:c="20"/>break;</text:p>
      <text:p text:style-name="P11"><text:s text:c="16"/>case sf::Keyboard::F:</text:p>
      <text:p text:style-name="P11"><text:s text:c="20"/>lettreTapee="f";</text:p>
      <text:p text:style-name="P11"><text:s text:c="20"/>break;</text:p>
      <text:p text:style-name="P11"><text:s text:c="16"/>case sf::Keyboard::G:</text:p>
      <text:p text:style-name="P11"><text:soft-page-break/><text:s text:c="20"/>lettreTapee="g";</text:p>
      <text:p text:style-name="P11"><text:s text:c="20"/>break;</text:p>
      <text:p text:style-name="P11"><text:s text:c="16"/>case sf::Keyboard::H:</text:p>
      <text:p text:style-name="P11"><text:s text:c="20"/>lettreTapee="h";</text:p>
      <text:p text:style-name="P11"><text:s text:c="20"/>break;</text:p>
      <text:p text:style-name="P11"><text:s text:c="16"/>case sf::Keyboard::I:</text:p>
      <text:p text:style-name="P11"><text:s text:c="20"/>lettreTapee="i";</text:p>
      <text:p text:style-name="P11"><text:s text:c="20"/>break;</text:p>
      <text:p text:style-name="P11"><text:s text:c="16"/>case sf::Keyboard::J:</text:p>
      <text:p text:style-name="P11"><text:s text:c="20"/>lettreTapee="j";</text:p>
      <text:p text:style-name="P11"><text:s text:c="20"/>break;</text:p>
      <text:p text:style-name="P11"><text:s text:c="16"/>case sf::Keyboard::K:</text:p>
      <text:p text:style-name="P11"><text:s text:c="20"/>lettreTapee="k";</text:p>
      <text:p text:style-name="P11"><text:s text:c="20"/>break;</text:p>
      <text:p text:style-name="P11"><text:s text:c="16"/>case sf::Keyboard::L:</text:p>
      <text:p text:style-name="P11"><text:s text:c="20"/>lettreTapee="l";</text:p>
      <text:p text:style-name="P11"><text:s text:c="20"/>break;</text:p>
      <text:p text:style-name="P11"><text:s text:c="16"/>case sf::Keyboard::M:</text:p>
      <text:p text:style-name="P11"><text:s text:c="20"/>lettreTapee="m";</text:p>
      <text:p text:style-name="P11"><text:s text:c="20"/>break;</text:p>
      <text:p text:style-name="P11"><text:s text:c="16"/>case sf::Keyboard::N:</text:p>
      <text:p text:style-name="P11"><text:s text:c="20"/>lettreTapee="n";</text:p>
      <text:p text:style-name="P11"><text:s text:c="20"/>break;</text:p>
      <text:p text:style-name="P11"><text:s text:c="16"/>case sf::Keyboard::O:</text:p>
      <text:p text:style-name="P11"><text:s text:c="20"/>lettreTapee="o";</text:p>
      <text:p text:style-name="P11"><text:s text:c="20"/>break;</text:p>
      <text:p text:style-name="P11"><text:s text:c="16"/>case sf::Keyboard::P:</text:p>
      <text:p text:style-name="P11"><text:s text:c="20"/>lettreTapee="p";</text:p>
      <text:p text:style-name="P11"><text:s text:c="20"/>break;</text:p>
      <text:p text:style-name="P11"><text:s text:c="16"/>case sf::Keyboard::Q:</text:p>
      <text:p text:style-name="P11"><text:s text:c="20"/>lettreTapee="q";</text:p>
      <text:p text:style-name="P11"><text:s text:c="20"/>break;</text:p>
      <text:p text:style-name="P11"><text:s text:c="16"/>case sf::Keyboard::R:</text:p>
      <text:p text:style-name="P11"><text:s text:c="20"/>lettreTapee="r";</text:p>
      <text:p text:style-name="P11"><text:s text:c="20"/>break;</text:p>
      <text:p text:style-name="P11"><text:s text:c="16"/>case sf::Keyboard::S:</text:p>
      <text:p text:style-name="P11"><text:s text:c="20"/>lettreTapee="s";</text:p>
      <text:p text:style-name="P11"><text:s text:c="20"/>break;</text:p>
      <text:p text:style-name="P11"><text:s text:c="16"/>case sf::Keyboard::T:</text:p>
      <text:p text:style-name="P11"><text:s text:c="20"/>lettreTapee="t";</text:p>
      <text:p text:style-name="P11"><text:s text:c="20"/>break;</text:p>
      <text:p text:style-name="P11"><text:s text:c="16"/>case sf::Keyboard::U:</text:p>
      <text:p text:style-name="P11"><text:s text:c="20"/>lettreTapee="u";</text:p>
      <text:p text:style-name="P11"><text:s text:c="20"/>break;</text:p>
      <text:p text:style-name="P11"><text:s text:c="16"/>case sf::Keyboard::V:</text:p>
      <text:p text:style-name="P11"><text:s text:c="20"/>lettreTapee="v";</text:p>
      <text:p text:style-name="P11"><text:s text:c="20"/>break;</text:p>
      <text:p text:style-name="P11"><text:s text:c="16"/>case sf::Keyboard::W:</text:p>
      <text:p text:style-name="P11"><text:s text:c="20"/>lettreTapee="w";</text:p>
      <text:p text:style-name="P11"><text:s text:c="20"/>break;</text:p>
      <text:p text:style-name="P11"><text:s text:c="16"/>case sf::Keyboard::X:</text:p>
      <text:p text:style-name="P11"><text:s text:c="20"/>lettreTapee="x";</text:p>
      <text:p text:style-name="P11"><text:s text:c="20"/>break;</text:p>
      <text:p text:style-name="P11"><text:s text:c="16"/>case sf::Keyboard::Y:</text:p>
      <text:p text:style-name="P11"><text:s text:c="20"/>lettreTapee="y";</text:p>
      <text:p text:style-name="P11"><text:s text:c="20"/>break;</text:p>
      <text:p text:style-name="P11"><text:s text:c="16"/>case sf::Keyboard::Z:</text:p>
      <text:p text:style-name="P11"><text:s text:c="20"/>lettreTapee="z";</text:p>
      <text:p text:style-name="P11"><text:s text:c="20"/>break;</text:p>
      <text:p text:style-name="P11"><text:s text:c="16"/>case sf::Keyboard::Tab:</text:p>
      <text:p text:style-name="P11"><text:s text:c="20"/>lettreTapee=".map";</text:p>
      <text:p text:style-name="P11"><text:s text:c="20"/>break;</text:p>
      <text:p text:style-name="P11"><text:soft-page-break/><text:s text:c="16"/>default :</text:p>
      <text:p text:style-name="P11"><text:s text:c="20"/>lettreTapee=" ";</text:p>
      <text:p text:style-name="P11"><text:s text:c="20"/>break;</text:p>
      <text:p text:style-name="P11"><text:s text:c="16"/>}</text:p>
      <text:p text:style-name="P11"><text:s text:c="16"/>fenetre-&gt;clear();</text:p>
      <text:p text:style-name="P11"><text:s text:c="16"/><text:span text:style-name="T12">//On affiche ce que l'utilisateur a tapé</text:span></text:p>
      <text:p text:style-name="P11"><text:s text:c="16"/>strcat(texte, lettreTapee);</text:p>
      <text:p text:style-name="P11"><text:s text:c="16"/>MachineAEcrire(tileText, fenetre, texte, posX, posY, taille);</text:p>
      <text:p text:style-name="P11"><text:s text:c="16"/>fenetre-&gt;display();</text:p>
      <text:p text:style-name="P11"><text:s text:c="16"/>break;</text:p>
      <text:p text:style-name="P11"><text:s text:c="12"/>default:</text:p>
      <text:p text:style-name="P11"><text:s text:c="16"/>break;</text:p>
      <text:p text:style-name="P11"><text:s text:c="12"/>}</text:p>
      <text:p text:style-name="P11"><text:s text:c="8"/>}</text:p>
      <text:p text:style-name="P11"><text:s text:c="4"/>}</text:p>
      <text:p text:style-name="P11">}</text:p>
      <text:p text:style-name="P11">bool isClickOn(int xToTest, int yToTest, int x, int y, int width, int height)</text:p>
      <text:p text:style-name="P11">{</text:p>
      <text:p text:style-name="P11"><text:s text:c="4"/><text:span text:style-name="T12">//fonction pour tester si la souris est sur un bouton ou sur une tuile de la map</text:span></text:p>
      <text:p text:style-name="P11"/>
      <text:p text:style-name="P11"><text:s text:c="4"/><text:span text:style-name="T12">//le zoom est de 0.15</text:span></text:p>
      <text:p text:style-name="P11"><text:s text:c="4"/>x=x/ZOOM;</text:p>
      <text:p text:style-name="P11"><text:s text:c="4"/>y=y/ZOOM;</text:p>
      <text:p text:style-name="P11"><text:s text:c="4"/>width=width/ZOOM;</text:p>
      <text:p text:style-name="P11"><text:s text:c="4"/>height=height/ZOOM;</text:p>
      <text:p text:style-name="P11"><text:s text:c="4"/>if(xToTest&gt;x &amp;&amp; xToTest&lt;x+width &amp;&amp; yToTest&gt;y &amp;&amp; yToTest&lt;y+height)</text:p>
      <text:p text:style-name="P11"><text:s text:c="4"/>{</text:p>
      <text:p text:style-name="P11"><text:s text:c="8"/>return true;</text:p>
      <text:p text:style-name="P11"><text:s text:c="4"/>}</text:p>
      <text:p text:style-name="P11"><text:s text:c="4"/>else</text:p>
      <text:p text:style-name="P11"><text:s text:c="4"/>{</text:p>
      <text:p text:style-name="P11"><text:s text:c="8"/>return false;</text:p>
      <text:p text:style-name="P11"><text:s text:c="4"/>}</text:p>
      <text:p text:style-name="P11">}</text:p>
      <text:p text:style-name="P11"/>
      <text:p text:style-name="P11">void drawMap(int *plan, int largeur, int hauteur, sf::Sprite tileset, sf::RenderWindow *fenetre, int decalageX, int decalageY)</text:p>
      <text:p text:style-name="P11">{</text:p>
      <text:p text:style-name="P11"><text:s text:c="4"/><text:span text:style-name="T12">//Dessine la map dans l'éditeur avec le zoom</text:span></text:p>
      <text:p text:style-name="P11"><text:s text:c="4"/>int x=0;</text:p>
      <text:p text:style-name="P11"><text:s text:c="4"/>int y=0;</text:p>
      <text:p text:style-name="P11"><text:s text:c="4"/><text:span text:style-name="T12">//On parcourt le tableau de la carte et selon le numéro de tuile on dessine une certaine texture</text:span></text:p>
      <text:p text:style-name="P11"><text:s text:c="4"/>for(y=0; y&lt;hauteur; y++)</text:p>
      <text:p text:style-name="P11"><text:s text:c="4"/>{</text:p>
      <text:p text:style-name="P11"><text:s text:c="8"/>for(x=0; x&lt;largeur; x++)</text:p>
      <text:p text:style-name="P11"><text:s text:c="8"/>{</text:p>
      <text:p text:style-name="P11"><text:s text:c="12"/>switch(plan[y*largeur+x])</text:p>
      <text:p text:style-name="P11"><text:s text:c="12"/>{</text:p>
      <text:p text:style-name="P11"><text:s text:c="12"/>case 0:</text:p>
      <text:p text:style-name="P11"><text:s text:c="16"/>tileset.setTextureRect(sf::IntRect(30,0,10,10));</text:p>
      <text:p text:style-name="P11"><text:s text:c="16"/>break;</text:p>
      <text:p text:style-name="P11"><text:s text:c="12"/>case 1:</text:p>
      <text:p text:style-name="P11"><text:s text:c="16"/>tileset.setTextureRect(sf::IntRect(40, 0, 10, 10));</text:p>
      <text:p text:style-name="P11"><text:s text:c="16"/>break;</text:p>
      <text:p text:style-name="P11"><text:s text:c="12"/>case 2:</text:p>
      <text:p text:style-name="P11"><text:s text:c="16"/>tileset.setTextureRect(sf::IntRect(50, 0, 10, 10));</text:p>
      <text:p text:style-name="P11"><text:s text:c="16"/>break;</text:p>
      <text:p text:style-name="P11"><text:s text:c="12"/>case 3:</text:p>
      <text:p text:style-name="P11"><text:s text:c="16"/>tileset.setTextureRect(sf::IntRect(30, 10, 10, 10));</text:p>
      <text:p text:style-name="P11"><text:s text:c="16"/>break;</text:p>
      <text:p text:style-name="P11"><text:s text:c="12"/>case 4:</text:p>
      <text:p text:style-name="P11"><text:soft-page-break/><text:s text:c="16"/>tileset.setTextureRect(sf::IntRect(40, 10, 10, 10));</text:p>
      <text:p text:style-name="P11"><text:s text:c="16"/>break;</text:p>
      <text:p text:style-name="P11"><text:s text:c="12"/>case 5:</text:p>
      <text:p text:style-name="P11"><text:s text:c="16"/>tileset.setTextureRect(sf::IntRect(50, 10, 10, 10));</text:p>
      <text:p text:style-name="P11"><text:s text:c="16"/>break;</text:p>
      <text:p text:style-name="P11"><text:s text:c="12"/>case 6:</text:p>
      <text:p text:style-name="P11"><text:s text:c="16"/>tileset.setTextureRect(sf::IntRect(30, 20, 10, 10));</text:p>
      <text:p text:style-name="P11"><text:s text:c="16"/>break;</text:p>
      <text:p text:style-name="P11"><text:s text:c="12"/>case 7:</text:p>
      <text:p text:style-name="P11"><text:s text:c="16"/>tileset.setTextureRect(sf::IntRect(40, 20, 10, 10));</text:p>
      <text:p text:style-name="P11"><text:s text:c="16"/>break;</text:p>
      <text:p text:style-name="P11"><text:s text:c="12"/>case 8:</text:p>
      <text:p text:style-name="P11"><text:s text:c="16"/>tileset.setTextureRect(sf::IntRect(50, 20, 10, 10));</text:p>
      <text:p text:style-name="P11"><text:s text:c="16"/>break;</text:p>
      <text:p text:style-name="P11"><text:s text:c="12"/>case 9:</text:p>
      <text:p text:style-name="P11"><text:s text:c="16"/>tileset.setTextureRect(sf::IntRect(0, 0, 10, 10));</text:p>
      <text:p text:style-name="P11"><text:s text:c="16"/>break;</text:p>
      <text:p text:style-name="P11"><text:s text:c="12"/>case 10:</text:p>
      <text:p text:style-name="P11"><text:s text:c="16"/>tileset.setTextureRect(sf::IntRect(10, 0, 10, 10));</text:p>
      <text:p text:style-name="P11"><text:s text:c="16"/>break;</text:p>
      <text:p text:style-name="P11"><text:s text:c="12"/>case 11:</text:p>
      <text:p text:style-name="P11"><text:s text:c="16"/>tileset.setTextureRect(sf::IntRect(20, 0, 10, 10));</text:p>
      <text:p text:style-name="P11"><text:s text:c="16"/>break;</text:p>
      <text:p text:style-name="P11"><text:s text:c="12"/>case 12:</text:p>
      <text:p text:style-name="P11"><text:s text:c="16"/>tileset.setTextureRect(sf::IntRect(0, 10, 10, 10));</text:p>
      <text:p text:style-name="P11"><text:s text:c="16"/>break;</text:p>
      <text:p text:style-name="P11"><text:s text:c="12"/>case 13:</text:p>
      <text:p text:style-name="P11"><text:s text:c="16"/>tileset.setTextureRect(sf::IntRect(10, 10, 10, 10));</text:p>
      <text:p text:style-name="P11"><text:s text:c="16"/>break;</text:p>
      <text:p text:style-name="P11"><text:s text:c="12"/>case 14:</text:p>
      <text:p text:style-name="P11"><text:s text:c="16"/>tileset.setTextureRect(sf::IntRect(20, 10, 10, 10));</text:p>
      <text:p text:style-name="P11"><text:s text:c="16"/>break;</text:p>
      <text:p text:style-name="P11"><text:s text:c="12"/>case 15:</text:p>
      <text:p text:style-name="P11"><text:s text:c="16"/>tileset.setTextureRect(sf::IntRect(0, 20, 10, 10));</text:p>
      <text:p text:style-name="P11"><text:s text:c="16"/>break;</text:p>
      <text:p text:style-name="P11"><text:s text:c="12"/>case 16:</text:p>
      <text:p text:style-name="P11"><text:s text:c="16"/>tileset.setTextureRect(sf::IntRect(10, 20, 10, 10));</text:p>
      <text:p text:style-name="P11"><text:s text:c="16"/>break;</text:p>
      <text:p text:style-name="P11"><text:s text:c="12"/>case 17:</text:p>
      <text:p text:style-name="P11"><text:s text:c="16"/>tileset.setTextureRect(sf::IntRect(20, 20, 10, 10));</text:p>
      <text:p text:style-name="P11"><text:s text:c="16"/>break;</text:p>
      <text:p text:style-name="P11"><text:s text:c="12"/>default:</text:p>
      <text:p text:style-name="P11"><text:s text:c="16"/>tileset.setTextureRect(sf::IntRect(40, 10, 10, 10));</text:p>
      <text:p text:style-name="P11"><text:s text:c="16"/>break;</text:p>
      <text:p text:style-name="P11"><text:s text:c="12"/>}</text:p>
      <text:p text:style-name="P11"><text:s text:c="12"/>tileset.setPosition(sf::Vector2f(x*10+decalageX, y*10+decalageY));</text:p>
      <text:p text:style-name="P11"><text:s text:c="12"/>fenetre-&gt;draw(tileset);</text:p>
      <text:p text:style-name="P11"><text:s text:c="8"/>}</text:p>
      <text:p text:style-name="P11"><text:s text:c="4"/>}</text:p>
      <text:p text:style-name="P11">}</text:p>
      <text:p text:style-name="P11"/>
      <text:p text:style-name="P11">void drawMapGame(int *plan, int largeur, int hauteur, sf::Sprite tileset, sf::RenderWindow *fenetre, int decalageX, int decalageY)</text:p>
      <text:p text:style-name="P11">{</text:p>
      <text:p text:style-name="P11"><text:s text:c="4"/><text:span text:style-name="T12">//Dessine la map en jeu, sans le zoom</text:span></text:p>
      <text:p text:style-name="P11"><text:s text:c="4"/>int x=0;</text:p>
      <text:p text:style-name="P11"><text:s text:c="4"/>int y=0;</text:p>
      <text:p text:style-name="P11"><text:s text:c="4"/>tileset.scale(3.0f, 3.0f);</text:p>
      <text:p text:style-name="P11"><text:s text:c="4"/>for(y=0; y&lt;hauteur; y++)</text:p>
      <text:p text:style-name="P11"><text:s text:c="4"/>{</text:p>
      <text:p text:style-name="P11"><text:s text:c="8"/>for(x=0; x&lt;largeur; x++)</text:p>
      <text:p text:style-name="P11"><text:s text:c="8"/>{</text:p>
      <text:p text:style-name="P11"><text:soft-page-break/><text:s text:c="12"/>switch(plan[y*largeur+x])</text:p>
      <text:p text:style-name="P11"><text:s text:c="12"/>{</text:p>
      <text:p text:style-name="P11"><text:s text:c="12"/>case 0:</text:p>
      <text:p text:style-name="P11"><text:s text:c="16"/>tileset.setTextureRect(sf::IntRect(30,0,10,10));</text:p>
      <text:p text:style-name="P11"><text:s text:c="16"/>break;</text:p>
      <text:p text:style-name="P11"><text:s text:c="12"/>case 1:</text:p>
      <text:p text:style-name="P11"><text:s text:c="16"/>tileset.setTextureRect(sf::IntRect(40, 0, 10, 10));</text:p>
      <text:p text:style-name="P11"><text:s text:c="16"/>break;</text:p>
      <text:p text:style-name="P11"><text:s text:c="12"/>case 2:</text:p>
      <text:p text:style-name="P11"><text:s text:c="16"/>tileset.setTextureRect(sf::IntRect(50, 0, 10, 10));</text:p>
      <text:p text:style-name="P11"><text:s text:c="16"/>break;</text:p>
      <text:p text:style-name="P11"><text:s text:c="12"/>case 3:</text:p>
      <text:p text:style-name="P11"><text:s text:c="16"/>tileset.setTextureRect(sf::IntRect(30, 10, 10, 10));</text:p>
      <text:p text:style-name="P11"><text:s text:c="16"/>break;</text:p>
      <text:p text:style-name="P11"><text:s text:c="12"/>case 4:</text:p>
      <text:p text:style-name="P11"><text:s text:c="16"/>tileset.setTextureRect(sf::IntRect(40, 10, 10, 10));</text:p>
      <text:p text:style-name="P11"><text:s text:c="16"/>break;</text:p>
      <text:p text:style-name="P11"><text:s text:c="12"/>case 5:</text:p>
      <text:p text:style-name="P11"><text:s text:c="16"/>tileset.setTextureRect(sf::IntRect(50, 10, 10, 10));</text:p>
      <text:p text:style-name="P11"><text:s text:c="16"/>break;</text:p>
      <text:p text:style-name="P11"><text:s text:c="12"/>case 6:</text:p>
      <text:p text:style-name="P11"><text:s text:c="16"/>tileset.setTextureRect(sf::IntRect(30, 20, 10, 10));</text:p>
      <text:p text:style-name="P11"><text:s text:c="16"/>break;</text:p>
      <text:p text:style-name="P11"><text:s text:c="12"/>case 7:</text:p>
      <text:p text:style-name="P11"><text:s text:c="16"/>tileset.setTextureRect(sf::IntRect(40, 20, 10, 10));</text:p>
      <text:p text:style-name="P11"><text:s text:c="16"/>break;</text:p>
      <text:p text:style-name="P11"><text:s text:c="12"/>case 8:</text:p>
      <text:p text:style-name="P11"><text:s text:c="16"/>tileset.setTextureRect(sf::IntRect(50, 20, 10, 10));</text:p>
      <text:p text:style-name="P11"><text:s text:c="16"/>break;</text:p>
      <text:p text:style-name="P11"><text:s text:c="12"/>case 9:</text:p>
      <text:p text:style-name="P11"><text:s text:c="16"/>tileset.setTextureRect(sf::IntRect(0, 0, 10, 10));</text:p>
      <text:p text:style-name="P11"><text:s text:c="16"/>break;</text:p>
      <text:p text:style-name="P11"><text:s text:c="12"/>case 10:</text:p>
      <text:p text:style-name="P11"><text:s text:c="16"/>tileset.setTextureRect(sf::IntRect(10, 0, 10, 10));</text:p>
      <text:p text:style-name="P11"><text:s text:c="16"/>break;</text:p>
      <text:p text:style-name="P11"><text:s text:c="12"/>case 11:</text:p>
      <text:p text:style-name="P11"><text:s text:c="16"/>tileset.setTextureRect(sf::IntRect(20, 0, 10, 10));</text:p>
      <text:p text:style-name="P11"><text:s text:c="16"/>break;</text:p>
      <text:p text:style-name="P11"><text:s text:c="12"/>case 12:</text:p>
      <text:p text:style-name="P11"><text:s text:c="16"/>tileset.setTextureRect(sf::IntRect(0, 10, 10, 10));</text:p>
      <text:p text:style-name="P11"><text:s text:c="16"/>break;</text:p>
      <text:p text:style-name="P11"><text:s text:c="12"/>case 13:</text:p>
      <text:p text:style-name="P11"><text:s text:c="16"/>tileset.setTextureRect(sf::IntRect(10, 10, 10, 10));</text:p>
      <text:p text:style-name="P11"><text:s text:c="16"/>break;</text:p>
      <text:p text:style-name="P11"><text:s text:c="12"/>case 14:</text:p>
      <text:p text:style-name="P11"><text:s text:c="16"/>tileset.setTextureRect(sf::IntRect(20, 10, 10, 10));</text:p>
      <text:p text:style-name="P11"><text:s text:c="16"/>break;</text:p>
      <text:p text:style-name="P11"><text:s text:c="12"/>case 15:</text:p>
      <text:p text:style-name="P11"><text:s text:c="16"/>tileset.setTextureRect(sf::IntRect(0, 20, 10, 10));</text:p>
      <text:p text:style-name="P11"><text:s text:c="16"/>break;</text:p>
      <text:p text:style-name="P11"><text:s text:c="12"/>case 16:</text:p>
      <text:p text:style-name="P11"><text:s text:c="16"/>tileset.setTextureRect(sf::IntRect(10, 20, 10, 10));</text:p>
      <text:p text:style-name="P11"><text:s text:c="16"/>break;</text:p>
      <text:p text:style-name="P11"><text:s text:c="12"/>case 17:</text:p>
      <text:p text:style-name="P11"><text:s text:c="16"/>tileset.setTextureRect(sf::IntRect(20, 20, 10, 10));</text:p>
      <text:p text:style-name="P11"><text:s text:c="16"/>break;</text:p>
      <text:p text:style-name="P11"><text:s text:c="12"/>default:</text:p>
      <text:p text:style-name="P11"><text:s text:c="16"/>tileset.setTextureRect(sf::IntRect(40, 10, 10, 10));</text:p>
      <text:p text:style-name="P11"><text:s text:c="16"/>break;</text:p>
      <text:p text:style-name="P11"><text:s text:c="12"/>}</text:p>
      <text:p text:style-name="P11"><text:s text:c="12"/>tileset.setPosition(sf::Vector2f(x*60+decalageX, y*60+decalageY));</text:p>
      <text:p text:style-name="P11"><text:s text:c="12"/>fenetre-&gt;draw(tileset);</text:p>
      <text:p text:style-name="P11"><text:soft-page-break/><text:s text:c="8"/>}</text:p>
      <text:p text:style-name="P11"><text:s text:c="4"/>}</text:p>
      <text:p text:style-name="P11">}</text:p>
      <text:p text:style-name="P11"/>
      <text:p text:style-name="P11">void changeMapValue(int *plan, int largeurMap, int hauteurMap, int x, int y, int tileSelected, int decalageX, int decalageY)</text:p>
      <text:p text:style-name="P11">{</text:p>
      <text:p text:style-name="P11"><text:s text:c="4"/><text:span text:style-name="T12">//on lui passe en parametres la map et la position de la souris et il peint la map</text:span></text:p>
      <text:p text:style-name="P12"><text:s text:c="4"/>//Pour modifier la map dans l'éditeur</text:p>
      <text:p text:style-name="P11"><text:s text:c="4"/>int k=0;</text:p>
      <text:p text:style-name="P11"><text:s text:c="4"/>int j=0;</text:p>
      <text:p text:style-name="P11"><text:s text:c="4"/>for(k=0; k&lt;hauteurMap; k++)</text:p>
      <text:p text:style-name="P11"><text:s text:c="4"/>{</text:p>
      <text:p text:style-name="P11"><text:s text:c="8"/>for(j=0; j&lt;largeurMap; j++)</text:p>
      <text:p text:style-name="P11"><text:s text:c="8"/>{</text:p>
      <text:p text:style-name="P11"><text:s text:c="12"/>if(isClickOn(x, y, j*DIMENSION+decalageX, k*DIMENSION+decalageY, DIMENSION, DIMENSION))</text:p>
      <text:p text:style-name="P11"><text:s text:c="12"/>{</text:p>
      <text:p text:style-name="P11"><text:s text:c="16"/>plan[k*largeurMap+j]=tileSelected;</text:p>
      <text:p text:style-name="P11"><text:s text:c="12"/>}</text:p>
      <text:p text:style-name="P11"><text:s text:c="8"/>}</text:p>
      <text:p text:style-name="P11"><text:s text:c="4"/>}</text:p>
      <text:p text:style-name="P11">}</text:p>
      <text:p text:style-name="P11"/>
      <text:p text:style-name="P11">void editor(int *plan, sf::Sprite tileset, sf::RenderWindow *fenetre, char *mapName)</text:p>
      <text:p text:style-name="P11">{</text:p>
      <text:p text:style-name="P11"><text:s text:c="4"/><text:span text:style-name="T12">//l'editeur</text:span></text:p>
      <text:p text:style-name="P11"><text:s text:c="4"/>int tileSelected=0;</text:p>
      <text:p text:style-name="P11"><text:s text:c="4"/><text:span text:style-name="T12">//coordonnées des boutons</text:span></text:p>
      <text:p text:style-name="P12"><text:s text:c="4"/>//le troisième correspond à l'image du sprite</text:p>
      <text:p text:style-name="P11"><text:s text:c="4"/>int boutonCoord[][2]= {{1,1},{23,1},{12,1}};</text:p>
      <text:p text:style-name="P11"><text:s text:c="4"/>int isOpen=1;</text:p>
      <text:p text:style-name="P11"><text:s text:c="4"/><text:span text:style-name="T12">//les fleche remplace le point quand on passe la fenetre par pointeu</text:span><text:span text:style-name="T14">r</text:span></text:p>
      <text:p text:style-name="P11"><text:s text:c="4"/>while(isOpen==1 and fenetre-&gt;isOpen())</text:p>
      <text:p text:style-name="P11"><text:s text:c="4"/>{</text:p>
      <text:p text:style-name="P11"><text:s text:c="8"/>fenetre-&gt;clear();</text:p>
      <text:p text:style-name="P11"><text:s text:c="8"/>sf::Event event;</text:p>
      <text:p text:style-name="P11"/>
      <text:p text:style-name="P11"><text:s text:c="8"/>while(fenetre-&gt;pollEvent(event))</text:p>
      <text:p text:style-name="P11"><text:s text:c="8"/>{</text:p>
      <text:p text:style-name="P11"><text:s text:c="12"/>switch(event.type)</text:p>
      <text:p text:style-name="P11"><text:s text:c="12"/>{</text:p>
      <text:p text:style-name="P11"><text:s text:c="12"/>case sf::Event::Closed:</text:p>
      <text:p text:style-name="P11"><text:s text:c="16"/>fenetre-&gt;close();</text:p>
      <text:p text:style-name="P11"><text:s text:c="16"/>break;</text:p>
      <text:p text:style-name="P11"><text:s text:c="12"/>case sf::Event::KeyPressed:</text:p>
      <text:p text:style-name="P11"><text:s text:c="16"/>if(event.key.code==sf::Keyboard::Return)</text:p>
      <text:p text:style-name="P11"><text:s text:c="16"/>{</text:p>
      <text:p text:style-name="P11"><text:s text:c="20"/>isOpen=0;</text:p>
      <text:p text:style-name="P11"><text:s text:c="20"/>char filePath[100];</text:p>
      <text:p text:style-name="P11"><text:s text:c="20"/><text:span text:style-name="T12">//on ecrit dans un fichier les valeurs des tuiles</text:span></text:p>
      <text:p text:style-name="P11"><text:s text:c="20"/>strcpy(filePath, "ressources\\map\\");</text:p>
      <text:p text:style-name="P11"><text:s text:c="20"/>strcat(filePath, mapName);</text:p>
      <text:p text:style-name="P11"><text:s text:c="20"/>ofstream fichier(filePath, ios::out | ios::trunc);</text:p>
      <text:p text:style-name="P11"><text:s text:c="20"/>int k=0;</text:p>
      <text:p text:style-name="P11"><text:s text:c="20"/>for(k=0; k&lt;10*10; k++)</text:p>
      <text:p text:style-name="P11"><text:s text:c="20"/>{</text:p>
      <text:p text:style-name="P11"><text:s text:c="24"/>if(plan[k]&gt;=10)</text:p>
      <text:p text:style-name="P11"><text:s text:c="24"/>{</text:p>
      <text:p text:style-name="P11"><text:s text:c="28"/>fichier&lt;&lt;(char)(plan[k]+48);</text:p>
      <text:p text:style-name="P11"><text:s text:c="24"/>}</text:p>
      <text:p text:style-name="P11"><text:s text:c="24"/>else</text:p>
      <text:p text:style-name="P11"><text:soft-page-break/><text:s text:c="24"/>{</text:p>
      <text:p text:style-name="P11"><text:s text:c="28"/>fichier&lt;&lt;plan[k];</text:p>
      <text:p text:style-name="P11"><text:s text:c="24"/>}</text:p>
      <text:p text:style-name="P11"><text:s text:c="20"/>}</text:p>
      <text:p text:style-name="P11"><text:s text:c="20"/>fichier.close();</text:p>
      <text:p text:style-name="P11"><text:s text:c="20"/>ofstream fichierListe("ressources\\map\\listemap.txt", ios::out | ios::app);</text:p>
      <text:p text:style-name="P11"><text:s text:c="20"/>fichierListe&lt;&lt;"\n";</text:p>
      <text:p text:style-name="P11"><text:s text:c="20"/>fichierListe&lt;&lt;mapName;</text:p>
      <text:p text:style-name="P11"><text:s text:c="20"/>fichierListe.close();</text:p>
      <text:p text:style-name="P11"><text:s text:c="16"/>}</text:p>
      <text:p text:style-name="P11"><text:s text:c="16"/>break;</text:p>
      <text:p text:style-name="P11"><text:s text:c="12"/>case sf::Event::MouseButtonPressed:</text:p>
      <text:p text:style-name="P11"><text:s text:c="16"/>if(event.mouseButton.button==sf::Mouse::Left)</text:p>
      <text:p text:style-name="P11"><text:s text:c="16"/>{</text:p>
      <text:p text:style-name="P11"><text:s text:c="20"/>if(isClickOn(event.mouseButton.x, event.mouseButton.y, boutonCoord[0][0], boutonCoord[0][1], DIMENSION, DIMENSION) &amp;&amp; tileSelected&gt;0)</text:p>
      <text:p text:style-name="P11"><text:s text:c="20"/>{</text:p>
      <text:p text:style-name="P11"><text:s text:c="24"/><text:span text:style-name="T12">//choix de la tuile</text:span></text:p>
      <text:p text:style-name="P11"><text:s text:c="24"/>tileSelected-=1;</text:p>
      <text:p text:style-name="P11"><text:s text:c="20"/>}</text:p>
      <text:p text:style-name="P11"><text:s text:c="20"/>else if (isClickOn(event.mouseButton.x, event.mouseButton.y, boutonCoord[1][0], boutonCoord[1][1], DIMENSION, DIMENSION) &amp;&amp; tileSelected&lt;17)</text:p>
      <text:p text:style-name="P11"><text:s text:c="20"/>{</text:p>
      <text:p text:style-name="P11"><text:s text:c="24"/><text:span text:style-name="T12">//choix de la tuile</text:span></text:p>
      <text:p text:style-name="P11"><text:s text:c="24"/>tileSelected+=1;</text:p>
      <text:p text:style-name="P11"><text:s text:c="20"/>}</text:p>
      <text:p text:style-name="P11"><text:s text:c="20"/>else</text:p>
      <text:p text:style-name="P11"><text:s text:c="20"/>{</text:p>
      <text:p text:style-name="P11"><text:s text:c="24"/><text:span text:style-name="T12">//on remplace la valeur de la tuile par celle choisi avant</text:span></text:p>
      <text:p text:style-name="P11"><text:s text:c="24"/>changeMapValue(plan, 10, 10, event.mouseButton.x, event.mouseButton.y, tileSelected, 35, 20);</text:p>
      <text:p text:style-name="P11"><text:s text:c="20"/>}</text:p>
      <text:p text:style-name="P11"><text:s text:c="16"/>}</text:p>
      <text:p text:style-name="P11"><text:s text:c="12"/>}</text:p>
      <text:p text:style-name="P11"><text:s text:c="8"/>}</text:p>
      <text:p text:style-name="P11"><text:s text:c="8"/><text:span text:style-name="T12">//fleche droite</text:span></text:p>
      <text:p text:style-name="P11"><text:s text:c="8"/>tileset.setTextureRect(sf::IntRect(50, 30, 10, 10));</text:p>
      <text:p text:style-name="P11"><text:s text:c="8"/>tileset.setPosition(boutonCoord[1][0],boutonCoord[1][1]);</text:p>
      <text:p text:style-name="P11"><text:s text:c="8"/>fenetre-&gt;draw(tileset);</text:p>
      <text:p text:style-name="P11"><text:s text:c="8"/><text:span text:style-name="T12">//fleche gauche</text:span></text:p>
      <text:p text:style-name="P11"><text:s text:c="8"/>tileset.setTextureRect(sf::IntRect(50, 40, 10, 10));</text:p>
      <text:p text:style-name="P11"><text:s text:c="8"/>tileset.setPosition(boutonCoord[0][0],boutonCoord[0][1]);</text:p>
      <text:p text:style-name="P11"><text:s text:c="8"/>fenetre-&gt;draw(tileset);</text:p>
      <text:p text:style-name="P11"><text:s text:c="8"/><text:span text:style-name="T12">//tuile selectionn</text:span><text:span text:style-name="T14">ée</text:span></text:p>
      <text:p text:style-name="P11"><text:s text:c="8"/>switch(tileSelected)</text:p>
      <text:p text:style-name="P11"><text:s text:c="8"/>{</text:p>
      <text:p text:style-name="P11"><text:s text:c="8"/>case 0:</text:p>
      <text:p text:style-name="P11"><text:s text:c="12"/>tileset.setTextureRect(sf::IntRect(30, 0, 10, 10));</text:p>
      <text:p text:style-name="P11"><text:s text:c="12"/>break;</text:p>
      <text:p text:style-name="P11"><text:s text:c="8"/>case 1:</text:p>
      <text:p text:style-name="P11"><text:s text:c="12"/>tileset.setTextureRect(sf::IntRect(40, 0, 10, 10));</text:p>
      <text:p text:style-name="P11"><text:s text:c="12"/>break;</text:p>
      <text:p text:style-name="P11"><text:s text:c="8"/>case 2:</text:p>
      <text:p text:style-name="P11"><text:s text:c="12"/>tileset.setTextureRect(sf::IntRect(50, 0, 10, 10));</text:p>
      <text:p text:style-name="P11"><text:s text:c="12"/>break;</text:p>
      <text:p text:style-name="P11"><text:s text:c="8"/>case 3:</text:p>
      <text:p text:style-name="P11"><text:s text:c="12"/>tileset.setTextureRect(sf::IntRect(30, 10, 10, 10));</text:p>
      <text:p text:style-name="P11"><text:s text:c="12"/>break;</text:p>
      <text:p text:style-name="P11"><text:s text:c="8"/>case 4:</text:p>
      <text:p text:style-name="P11"><text:s text:c="12"/>tileset.setTextureRect(sf::IntRect(40, 10, 10, 10));</text:p>
      <text:p text:style-name="P11"><text:s text:c="12"/>break;</text:p>
      <text:p text:style-name="P11"><text:soft-page-break/><text:s text:c="8"/>case 5:</text:p>
      <text:p text:style-name="P11"><text:s text:c="12"/>tileset.setTextureRect(sf::IntRect(50, 10, 10, 10));</text:p>
      <text:p text:style-name="P11"><text:s text:c="12"/>break;</text:p>
      <text:p text:style-name="P11"><text:s text:c="8"/>case 6:</text:p>
      <text:p text:style-name="P11"><text:s text:c="12"/>tileset.setTextureRect(sf::IntRect(30, 20, 10, 10));</text:p>
      <text:p text:style-name="P11"><text:s text:c="12"/>break;</text:p>
      <text:p text:style-name="P11"><text:s text:c="8"/>case 7:</text:p>
      <text:p text:style-name="P11"><text:s text:c="12"/>tileset.setTextureRect(sf::IntRect(40, 20, 10, 10));</text:p>
      <text:p text:style-name="P11"><text:s text:c="12"/>break;</text:p>
      <text:p text:style-name="P11"><text:s text:c="8"/>case 8:</text:p>
      <text:p text:style-name="P11"><text:s text:c="12"/>tileset.setTextureRect(sf::IntRect(50, 20, 10, 10));</text:p>
      <text:p text:style-name="P11"><text:s text:c="12"/>break;</text:p>
      <text:p text:style-name="P11"><text:s text:c="8"/>case 9:</text:p>
      <text:p text:style-name="P11"><text:s text:c="12"/>tileset.setTextureRect(sf::IntRect(0, 0, 10, 10));</text:p>
      <text:p text:style-name="P11"><text:s text:c="12"/>break;</text:p>
      <text:p text:style-name="P11"><text:s text:c="8"/>case 10:</text:p>
      <text:p text:style-name="P11"><text:s text:c="12"/>tileset.setTextureRect(sf::IntRect(10, 0, 10, 10));</text:p>
      <text:p text:style-name="P11"><text:s text:c="12"/>break;</text:p>
      <text:p text:style-name="P11"><text:s text:c="8"/>case 11:</text:p>
      <text:p text:style-name="P11"><text:s text:c="12"/>tileset.setTextureRect(sf::IntRect(20, 0, 10, 10));</text:p>
      <text:p text:style-name="P11"><text:s text:c="12"/>break;</text:p>
      <text:p text:style-name="P11"><text:s text:c="8"/>case 12:</text:p>
      <text:p text:style-name="P11"><text:s text:c="12"/>tileset.setTextureRect(sf::IntRect(0, 10, 10, 10));</text:p>
      <text:p text:style-name="P11"><text:s text:c="12"/>break;</text:p>
      <text:p text:style-name="P11"><text:s text:c="8"/>case 13:</text:p>
      <text:p text:style-name="P11"><text:s text:c="12"/>tileset.setTextureRect(sf::IntRect(10, 10, 10, 10));</text:p>
      <text:p text:style-name="P11"><text:s text:c="12"/>break;</text:p>
      <text:p text:style-name="P11"><text:s text:c="8"/>case 14:</text:p>
      <text:p text:style-name="P11"><text:s text:c="12"/>tileset.setTextureRect(sf::IntRect(20, 10, 10, 10));</text:p>
      <text:p text:style-name="P11"><text:s text:c="12"/>break;</text:p>
      <text:p text:style-name="P11"><text:s text:c="8"/>case 15:</text:p>
      <text:p text:style-name="P11"><text:s text:c="12"/>tileset.setTextureRect(sf::IntRect(0, 20, 10, 10));</text:p>
      <text:p text:style-name="P11"><text:s text:c="12"/>break;</text:p>
      <text:p text:style-name="P11"><text:s text:c="8"/>case 16:</text:p>
      <text:p text:style-name="P11"><text:s text:c="12"/>tileset.setTextureRect(sf::IntRect(10, 20, 10, 10));</text:p>
      <text:p text:style-name="P11"><text:s text:c="12"/>break;</text:p>
      <text:p text:style-name="P11"><text:s text:c="8"/>case 17:</text:p>
      <text:p text:style-name="P11"><text:s text:c="12"/>tileset.setTextureRect(sf::IntRect(20, 20, 10, 10));</text:p>
      <text:p text:style-name="P11"><text:s text:c="12"/>break;</text:p>
      <text:p text:style-name="P11"><text:s text:c="8"/>default:</text:p>
      <text:p text:style-name="P11"><text:s text:c="12"/>tileset.setTextureRect(sf::IntRect(30, 0, 10, 10));</text:p>
      <text:p text:style-name="P11"><text:s text:c="12"/>break;</text:p>
      <text:p text:style-name="P11"><text:s text:c="8"/>}</text:p>
      <text:p text:style-name="P11"><text:s text:c="8"/>tileset.setPosition(boutonCoord[2][0],boutonCoord[2][1]);</text:p>
      <text:p text:style-name="P11"><text:s text:c="8"/>fenetre-&gt;draw(tileset);</text:p>
      <text:p text:style-name="P11"/>
      <text:p text:style-name="P11"><text:s text:c="8"/>drawMap(plan, 10, 10, tileset, fenetre, 35, 20);</text:p>
      <text:p text:style-name="P11"/>
      <text:p text:style-name="P11"><text:s text:c="8"/>fenetre-&gt;display();</text:p>
      <text:p text:style-name="P11"><text:s text:c="4"/>}</text:p>
      <text:p text:style-name="P11">}</text:p>
      <text:p text:style-name="P11"/>
      <text:p text:style-name="P11">int findLetter(char lettre)</text:p>
      <text:p text:style-name="P11">{</text:p>
      <text:p text:style-name="P11"><text:s text:c="4"/><text:span text:style-name="T12">//on convertit une lettre en numéro pour ensuite afficher l'image de la lettre correspondante</text:span></text:p>
      <text:p text:style-name="P11"><text:s text:c="4"/>int numLettre=29;</text:p>
      <text:p text:style-name="P11"/>
      <text:p text:style-name="P11"><text:s text:c="4"/>switch(lettre)</text:p>
      <text:p text:style-name="P11"><text:s text:c="4"/>{</text:p>
      <text:p text:style-name="P11"><text:s text:c="4"/>case 'a':</text:p>
      <text:p text:style-name="P11"><text:s text:c="8"/>numLettre=0;</text:p>
      <text:p text:style-name="P11"><text:soft-page-break/><text:s text:c="8"/>break;</text:p>
      <text:p text:style-name="P11"><text:s text:c="4"/>case 'b':</text:p>
      <text:p text:style-name="P11"><text:s text:c="8"/>numLettre=1;</text:p>
      <text:p text:style-name="P11"><text:s text:c="8"/>break;</text:p>
      <text:p text:style-name="P11"><text:s text:c="4"/>case 'c':</text:p>
      <text:p text:style-name="P11"><text:s text:c="8"/>numLettre=2;</text:p>
      <text:p text:style-name="P11"><text:s text:c="8"/>break;</text:p>
      <text:p text:style-name="P11"><text:s text:c="4"/>case 'd':</text:p>
      <text:p text:style-name="P11"><text:s text:c="8"/>numLettre=3;</text:p>
      <text:p text:style-name="P11"><text:s text:c="8"/>break;</text:p>
      <text:p text:style-name="P11"><text:s text:c="4"/>case 'e':</text:p>
      <text:p text:style-name="P11"><text:s text:c="8"/>numLettre=4;</text:p>
      <text:p text:style-name="P11"><text:s text:c="8"/>break;</text:p>
      <text:p text:style-name="P11"><text:s text:c="4"/>case 'f':</text:p>
      <text:p text:style-name="P11"><text:s text:c="8"/>numLettre=5;</text:p>
      <text:p text:style-name="P11"><text:s text:c="8"/>break;</text:p>
      <text:p text:style-name="P11"><text:s text:c="4"/>case 'g':</text:p>
      <text:p text:style-name="P11"><text:s text:c="8"/>numLettre=6;</text:p>
      <text:p text:style-name="P11"><text:s text:c="8"/>break;</text:p>
      <text:p text:style-name="P11"><text:s text:c="4"/>case 'h':</text:p>
      <text:p text:style-name="P11"><text:s text:c="8"/>numLettre=7;</text:p>
      <text:p text:style-name="P11"><text:s text:c="8"/>break;</text:p>
      <text:p text:style-name="P11"><text:s text:c="4"/>case 'i':</text:p>
      <text:p text:style-name="P11"><text:s text:c="8"/>numLettre=8;</text:p>
      <text:p text:style-name="P11"><text:s text:c="8"/>break;</text:p>
      <text:p text:style-name="P11"><text:s text:c="4"/>case 'j':</text:p>
      <text:p text:style-name="P11"><text:s text:c="8"/>numLettre=9;</text:p>
      <text:p text:style-name="P11"><text:s text:c="8"/>break;</text:p>
      <text:p text:style-name="P11"><text:s text:c="4"/>case 'k':</text:p>
      <text:p text:style-name="P11"><text:s text:c="8"/>numLettre=10;</text:p>
      <text:p text:style-name="P11"><text:s text:c="8"/>break;</text:p>
      <text:p text:style-name="P11"><text:s text:c="4"/>case 'l':</text:p>
      <text:p text:style-name="P11"><text:s text:c="8"/>numLettre=11;</text:p>
      <text:p text:style-name="P11"><text:s text:c="8"/>break;</text:p>
      <text:p text:style-name="P11"><text:s text:c="4"/>case 'm':</text:p>
      <text:p text:style-name="P11"><text:s text:c="8"/>numLettre=12;</text:p>
      <text:p text:style-name="P11"><text:s text:c="8"/>break;</text:p>
      <text:p text:style-name="P11"><text:s text:c="4"/>case 'n':</text:p>
      <text:p text:style-name="P11"><text:s text:c="8"/>numLettre=13;</text:p>
      <text:p text:style-name="P11"><text:s text:c="8"/>break;</text:p>
      <text:p text:style-name="P11"><text:s text:c="4"/>case 'o':</text:p>
      <text:p text:style-name="P11"><text:s text:c="8"/>numLettre=14;</text:p>
      <text:p text:style-name="P11"><text:s text:c="8"/>break;</text:p>
      <text:p text:style-name="P11"><text:s text:c="4"/>case 'p':</text:p>
      <text:p text:style-name="P11"><text:s text:c="8"/>numLettre=15;</text:p>
      <text:p text:style-name="P11"><text:s text:c="8"/>break;</text:p>
      <text:p text:style-name="P11"><text:s text:c="4"/>case 'q':</text:p>
      <text:p text:style-name="P11"><text:s text:c="8"/>numLettre=16;</text:p>
      <text:p text:style-name="P11"><text:s text:c="8"/>break;</text:p>
      <text:p text:style-name="P11"><text:s text:c="4"/>case 'r':</text:p>
      <text:p text:style-name="P11"><text:s text:c="8"/>numLettre=17;</text:p>
      <text:p text:style-name="P11"><text:s text:c="8"/>break;</text:p>
      <text:p text:style-name="P11"><text:s text:c="4"/>case 's':</text:p>
      <text:p text:style-name="P11"><text:s text:c="8"/>numLettre=18;</text:p>
      <text:p text:style-name="P11"><text:s text:c="8"/>break;</text:p>
      <text:p text:style-name="P11"><text:s text:c="4"/>case 't':</text:p>
      <text:p text:style-name="P11"><text:s text:c="8"/>numLettre=19;</text:p>
      <text:p text:style-name="P11"><text:s text:c="8"/>break;</text:p>
      <text:p text:style-name="P11"><text:s text:c="4"/>case 'u':</text:p>
      <text:p text:style-name="P11"><text:s text:c="8"/>numLettre=20;</text:p>
      <text:p text:style-name="P11"><text:s text:c="8"/>break;</text:p>
      <text:p text:style-name="P11"><text:s text:c="4"/>case 'v':</text:p>
      <text:p text:style-name="P11"><text:soft-page-break/><text:s text:c="8"/>numLettre=21;</text:p>
      <text:p text:style-name="P11"><text:s text:c="8"/>break;</text:p>
      <text:p text:style-name="P11"><text:s text:c="4"/>case 'w':</text:p>
      <text:p text:style-name="P11"><text:s text:c="8"/>numLettre=22;</text:p>
      <text:p text:style-name="P11"><text:s text:c="8"/>break;</text:p>
      <text:p text:style-name="P11"><text:s text:c="4"/>case 'x':</text:p>
      <text:p text:style-name="P11"><text:s text:c="8"/>numLettre=23;</text:p>
      <text:p text:style-name="P11"><text:s text:c="8"/>break;</text:p>
      <text:p text:style-name="P11"><text:s text:c="4"/>case 'y':</text:p>
      <text:p text:style-name="P11"><text:s text:c="8"/>numLettre=24;</text:p>
      <text:p text:style-name="P11"><text:s text:c="8"/>break;</text:p>
      <text:p text:style-name="P11"><text:s text:c="4"/>case 'z':</text:p>
      <text:p text:style-name="P11"><text:s text:c="8"/>numLettre=25;</text:p>
      <text:p text:style-name="P11"><text:s text:c="8"/>break;</text:p>
      <text:p text:style-name="P11"><text:s text:c="4"/>case '.':</text:p>
      <text:p text:style-name="P11"><text:s text:c="8"/>numLettre=26;</text:p>
      <text:p text:style-name="P11"><text:s text:c="8"/>break;</text:p>
      <text:p text:style-name="P11"><text:s text:c="4"/>case ':':</text:p>
      <text:p text:style-name="P11"><text:s text:c="8"/>numLettre=27;</text:p>
      <text:p text:style-name="P11"><text:s text:c="8"/>break;</text:p>
      <text:p text:style-name="P11"><text:s text:c="4"/>case '0':</text:p>
      <text:p text:style-name="P11"><text:s text:c="8"/>numLettre=30;</text:p>
      <text:p text:style-name="P11"><text:s text:c="8"/>break;</text:p>
      <text:p text:style-name="P11"><text:s text:c="4"/>case '1':</text:p>
      <text:p text:style-name="P11"><text:s text:c="8"/>numLettre=31;</text:p>
      <text:p text:style-name="P11"><text:s text:c="8"/>break;</text:p>
      <text:p text:style-name="P11"><text:s text:c="4"/>case '2':</text:p>
      <text:p text:style-name="P11"><text:s text:c="8"/>numLettre=32;</text:p>
      <text:p text:style-name="P11"><text:s text:c="8"/>break;</text:p>
      <text:p text:style-name="P11"><text:s text:c="4"/>case '3':</text:p>
      <text:p text:style-name="P11"><text:s text:c="8"/>numLettre=33;</text:p>
      <text:p text:style-name="P11"><text:s text:c="8"/>break;</text:p>
      <text:p text:style-name="P11"><text:s text:c="4"/>case '4':</text:p>
      <text:p text:style-name="P11"><text:s text:c="8"/>numLettre=34;</text:p>
      <text:p text:style-name="P11"><text:s text:c="8"/>break;</text:p>
      <text:p text:style-name="P11"><text:s text:c="4"/>case '5':</text:p>
      <text:p text:style-name="P11"><text:s text:c="8"/>numLettre=35;</text:p>
      <text:p text:style-name="P11"><text:s text:c="8"/>break;</text:p>
      <text:p text:style-name="P11"><text:s text:c="4"/>case '6':</text:p>
      <text:p text:style-name="P11"><text:s text:c="8"/>numLettre=36;</text:p>
      <text:p text:style-name="P11"><text:s text:c="8"/>break;</text:p>
      <text:p text:style-name="P11"><text:s text:c="4"/>case '7':</text:p>
      <text:p text:style-name="P11"><text:s text:c="8"/>numLettre=37;</text:p>
      <text:p text:style-name="P11"><text:s text:c="8"/>break;</text:p>
      <text:p text:style-name="P11"><text:s text:c="4"/>case '8':</text:p>
      <text:p text:style-name="P11"><text:s text:c="8"/>numLettre=38;</text:p>
      <text:p text:style-name="P11"><text:s text:c="8"/>break;</text:p>
      <text:p text:style-name="P11"><text:s text:c="4"/>case '9':</text:p>
      <text:p text:style-name="P11"><text:s text:c="8"/>numLettre=39;</text:p>
      <text:p text:style-name="P11"><text:s text:c="8"/>break;</text:p>
      <text:p text:style-name="P11"><text:s text:c="4"/>default:</text:p>
      <text:p text:style-name="P11"><text:s text:c="8"/>numLettre=29;</text:p>
      <text:p text:style-name="P11"><text:s text:c="8"/>break;</text:p>
      <text:p text:style-name="P11"><text:s text:c="4"/>}</text:p>
      <text:p text:style-name="P11"><text:s text:c="4"/>return numLettre;</text:p>
      <text:p text:style-name="P11">}</text:p>
      <text:p text:style-name="P11"/>
      <text:p text:style-name="P11">void MachineAEcrire(sf::Sprite fontTile, sf::RenderWindow *fenetre, char* texte, int posX, int posY, float taille)</text:p>
      <text:p text:style-name="P11">{</text:p>
      <text:p text:style-name="P11"><text:s text:c="4"/><text:span text:style-name="T12">//equivalent du printf mais dans sfml avec notre police(fontTile)</text:span></text:p>
      <text:p text:style-name="P11"><text:s text:c="4"/>int i=0;</text:p>
      <text:p text:style-name="P11"><text:soft-page-break/><text:s text:c="4"/>int lettre=0;</text:p>
      <text:p text:style-name="P11"><text:s text:c="4"/>for(i=0; texte[i] != '\0'; i++)</text:p>
      <text:p text:style-name="P11"><text:s text:c="4"/>{</text:p>
      <text:p text:style-name="P11"><text:s text:c="8"/>texte[i]=tolower(texte[i]);</text:p>
      <text:p text:style-name="P11"><text:s text:c="8"/><text:span text:style-name="T12">//passe en majuscule le lettre avant de trouver quel lettre c'est</text:span></text:p>
      <text:p text:style-name="P11"><text:s text:c="8"/>lettre=findLetter(texte[i]);</text:p>
      <text:p text:style-name="P11"><text:s text:c="8"/>fontTile.setTextureRect(sf::IntRect((lettre%10)*DIMENSIONLETTRE, (lettre/10)*DIMENSIONLETTRE, DIMENSIONLETTRE, DIMENSIONLETTRE));</text:p>
      <text:p text:style-name="P11"><text:s text:c="8"/><text:span text:style-name="T12">//permet de redimensionner les lettres</text:span></text:p>
      <text:p text:style-name="P11"><text:s text:c="8"/>fontTile.setScale(taille, taille);</text:p>
      <text:p text:style-name="P11"><text:s text:c="8"/>fontTile.setPosition(posX+i*(DIMENSIONLETTRE*taille), posY);</text:p>
      <text:p text:style-name="P11"><text:s text:c="8"/>fenetre-&gt;draw(fontTile);</text:p>
      <text:p text:style-name="P11"><text:s text:c="4"/>}</text:p>
      <text:p text:style-name="P11">}</text:p>
      <text:p text:style-name="P11"/>
      <text:p text:style-name="P11">void InGame(sf::RenderWindow *fenetre, int *planMap, sf::Sprite spriteTexture, sf::Sprite spriteTexte, sf::Sprite spriteCurseur)</text:p>
      <text:p text:style-name="P11">{</text:p>
      <text:p text:style-name="P11"><text:s text:c="4"/><text:span text:style-name="T12">//le jeu</text:span></text:p>
      <text:p text:style-name="P11"><text:s text:c="4"/>sf::Event event;</text:p>
      <text:p text:style-name="P11"><text:s text:c="4"/>sf::Vector2i mousePos;</text:p>
      <text:p text:style-name="P11"/>
      <text:p text:style-name="P11"><text:s text:c="4"/>int score = 0;</text:p>
      <text:p text:style-name="P11"><text:s text:c="4"/>char scoreTXT[100] = "Score : ";</text:p>
      <text:p text:style-name="P11"><text:s text:c="4"/>int curseurScore=0;</text:p>
      <text:p text:style-name="P11"/>
      <text:p text:style-name="P11"><text:s text:c="4"/>char vagueTXT[100]="Vague : ";</text:p>
      <text:p text:style-name="P11"/>
      <text:p text:style-name="P11"><text:s text:c="4"/><text:span text:style-name="T12">//Gestion timer</text:span></text:p>
      <text:p text:style-name="P11"><text:s text:c="4"/>sf::Clock clock;</text:p>
      <text:p text:style-name="P11"><text:s text:c="4"/>sf::Time temps=sf::seconds(4.0);</text:p>
      <text:p text:style-name="P11"><text:s text:c="4"/>//Tableau de boules de feu</text:p>
      <text:p text:style-name="P11"/>
      <text:p text:style-name="P11"><text:s text:c="4"/><text:span text:style-name="T12">//variables boss</text:span></text:p>
      <text:p text:style-name="P11"><text:s text:c="4"/>srand(time(NULL));</text:p>
      <text:p text:style-name="P11"><text:s text:c="4"/>int rayon=100, originx=385, originy=275, skin=0, etat=0, nbboule=-1,i, j;</text:p>
      <text:p text:style-name="P11"><text:s text:c="4"/>float angle=0, attaqueTeleportation, attaqueInvincible, attaqueFireball, dirx, diry;</text:p>
      <text:p text:style-name="P11"><text:s text:c="4"/>sf::Sprite spriteBoss, spriteFireball;</text:p>
      <text:p text:style-name="P11"><text:s text:c="4"/>sf::Time tempstp;</text:p>
      <text:p text:style-name="P11"><text:s text:c="4"/>tempstp=sf::seconds(7.0);</text:p>
      <text:p text:style-name="P11"><text:s text:c="4"/>sf::Clock clocktp;</text:p>
      <text:p text:style-name="P11"><text:s text:c="4"/>sf::Texture textureBoss, textureBoss2, textureFireball;</text:p>
      <text:p text:style-name="P11"><text:s text:c="4"/>if (!textureBoss.loadFromFile("ressources/textureboss1.png"))</text:p>
      <text:p text:style-name="P11"><text:s text:c="8"/>printf("Erreur !");</text:p>
      <text:p text:style-name="P11"><text:s text:c="4"/>if (!textureBoss2.loadFromFile("ressources/textureboss2.png"))</text:p>
      <text:p text:style-name="P11"><text:s text:c="8"/>printf("Erreur !");</text:p>
      <text:p text:style-name="P11"><text:s text:c="4"/>Boss skullBoss;</text:p>
      <text:p text:style-name="P11"/>
      <text:p text:style-name="P11"><text:s text:c="4"/><text:span text:style-name="T12">//Chargement des sons</text:span></text:p>
      <text:p text:style-name="P11"><text:s text:c="4"/>sf::SoundBuffer bufferFireball;</text:p>
      <text:p text:style-name="P11"><text:s text:c="4"/>sf::Sound sonFireball;</text:p>
      <text:p text:style-name="P11"/>
      <text:p text:style-name="P11"><text:s text:c="4"/>if (!bufferFireball.loadFromFile("ressources/fire.wav"))</text:p>
      <text:p text:style-name="P11"><text:s text:c="8"/>printf("Erreur de chargement du son de fire");</text:p>
      <text:p text:style-name="P11"><text:s text:c="4"/>sonFireball.setBuffer(bufferFireball);</text:p>
      <text:p text:style-name="P11"><text:s text:c="4"/>sonFireball.setVolume(100);</text:p>
      <text:p text:style-name="P11"/>
      <text:p text:style-name="P11"><text:s text:c="4"/>spriteBoss.setTexture(textureBoss);</text:p>
      <text:p text:style-name="P11"><text:s text:c="4"/>spriteBoss.setTextureRect(sf::IntRect(0,0,30,30));</text:p>
      <text:p text:style-name="P11"><text:s text:c="4"/>spriteBoss.setPosition(skullBoss.get_posx(),skullBoss.get_posy());</text:p>
      <text:p text:style-name="P11"><text:s text:c="4"/>spriteBoss.setScale(sf::Vector2f(2.0f,2.0f));</text:p>
      <text:p text:style-name="P11"><text:soft-page-break/><text:s text:c="4"/><text:span text:style-name="T12">//fin variables boss</text:span></text:p>
      <text:p text:style-name="P12"><text:s text:c="4"/>//tableau des boules de feu</text:p>
      <text:p text:style-name="P11"><text:s text:c="4"/>Fireball fireball[20];</text:p>
      <text:p text:style-name="P11"/>
      <text:p text:style-name="P11"><text:s text:c="4"/><text:span text:style-name="T12">//tableau des ennemis</text:span></text:p>
      <text:p text:style-name="P11"><text:s text:c="4"/>ennemy vague[20];</text:p>
      <text:p text:style-name="P11"><text:s text:c="4"/>int max=20, slime_etat=0, nb_nonActif, k, retourMenu=0, nbMorts=0, nbVagues=1, nbEnnemiSupp=0;</text:p>
      <text:p text:style-name="P11"><text:s text:c="4"/>sf::Sprite spriteSlime, spriteMage, spriteFireball_mage;</text:p>
      <text:p text:style-name="P11"><text:s text:c="4"/>sf::Texture textureSlime, textureSlime2, textureMage, textureFireball_mage;</text:p>
      <text:p text:style-name="P11"><text:s text:c="4"/>if (!textureFireball_mage.loadFromFile("ressources/fireball_mage.png"))</text:p>
      <text:p text:style-name="P11"><text:s text:c="8"/>printf("Problème\n");</text:p>
      <text:p text:style-name="P11"><text:s text:c="4"/>if (!textureSlime.loadFromFile("ressources/slime.png"))</text:p>
      <text:p text:style-name="P11"><text:s text:c="8"/>printf("Problème\n");</text:p>
      <text:p text:style-name="P11"><text:s text:c="4"/>if (!textureSlime2.loadFromFile("ressources/slime2.png"))</text:p>
      <text:p text:style-name="P11"><text:s text:c="8"/>printf("Problème\n");</text:p>
      <text:p text:style-name="P11"><text:s text:c="4"/>if (!textureMage.loadFromFile("ressources/mage.png"))</text:p>
      <text:p text:style-name="P11"><text:s text:c="8"/>printf("Problème\n");</text:p>
      <text:p text:style-name="P11"><text:s text:c="4"/>spriteSlime.setTexture(textureSlime);</text:p>
      <text:p text:style-name="P11"><text:s text:c="4"/>spriteFireball_mage.setTexture(textureFireball_mage);</text:p>
      <text:p text:style-name="P11"><text:s text:c="4"/>spriteMage.setTexture(textureMage);</text:p>
      <text:p text:style-name="P11"/>
      <text:p text:style-name="P11"><text:s text:c="4"/>int pas_droite, pas_gauche, pas_haut, pas_bas;</text:p>
      <text:p text:style-name="P11"><text:s text:c="4"/>int pas=3, aleat;</text:p>
      <text:p text:style-name="P11"><text:s text:c="4"/>int slimeStep=5;</text:p>
      <text:p text:style-name="P11"/>
      <text:p text:style-name="P11"><text:s text:c="4"/>for (i=0; i&lt;3; i++)</text:p>
      <text:p text:style-name="P11"><text:s text:c="4"/>{</text:p>
      <text:p text:style-name="P11"><text:s text:c="8"/><text:span text:style-name="T12">//création des premiers ennemis</text:span></text:p>
      <text:p text:style-name="P11"><text:s text:c="8"/>vague[i].setPosition(240+40*i, 80+40*i);</text:p>
      <text:p text:style-name="P11"><text:s text:c="8"/>vague[i].setActif(1);</text:p>
      <text:p text:style-name="P11"><text:s text:c="8"/>vague[i].setType(0);</text:p>
      <text:p text:style-name="P11"><text:s text:c="8"/>vague[i].setZone(0);</text:p>
      <text:p text:style-name="P11"><text:s text:c="8"/><text:span text:style-name="T12">//Le dernier </text:span><text:span text:style-name="T13">ennemi</text:span><text:span text:style-name="T12"> sera un ennemi à distance</text:span></text:p>
      <text:p text:style-name="P11"><text:s text:c="8"/>if (i==2)</text:p>
      <text:p text:style-name="P11"><text:s text:c="8"/>{</text:p>
      <text:p text:style-name="P11"><text:s text:c="12"/>vague[i].setType(1);</text:p>
      <text:p text:style-name="P11"><text:s text:c="12"/>vague[i].setZone(100);</text:p>
      <text:p text:style-name="P11"><text:s text:c="8"/>}</text:p>
      <text:p text:style-name="P11"><text:s text:c="4"/>}</text:p>
      <text:p text:style-name="P11"/>
      <text:p text:style-name="P11"><text:s text:c="4"/>spriteTexture.scale(sf::Vector2f(2.0f, 2.0f));</text:p>
      <text:p text:style-name="P11"/>
      <text:p text:style-name="P11"><text:s text:c="4"/>heros ninja(160, 160, 3, 100);</text:p>
      <text:p text:style-name="P11"/>
      <text:p text:style-name="P11"><text:s text:c="4"/>while(fenetre-&gt;isOpen() &amp;&amp; retourMenu==0)</text:p>
      <text:p text:style-name="P11"><text:s text:c="4"/>{</text:p>
      <text:p text:style-name="P11"/>
      <text:p text:style-name="P11"><text:s text:c="8"/><text:span text:style-name="T12">//Des monstres apparaissent au bout d'un certain temps</text:span></text:p>
      <text:p text:style-name="P11"><text:s text:c="8"/>if (clock.getElapsedTime()&gt;temps)</text:p>
      <text:p text:style-name="P11"><text:s text:c="8"/>{</text:p>
      <text:p text:style-name="P11"><text:s text:c="12"/>clock.restart();</text:p>
      <text:p text:style-name="P11"><text:s text:c="12"/>aleat=rand()%4;</text:p>
      <text:p text:style-name="P11"><text:s text:c="12"/><text:span text:style-name="T12">//on déplace les slimes</text:span></text:p>
      <text:p text:style-name="P11"><text:s text:c="12"/>for (j=0; j&lt;3; j++)</text:p>
      <text:p text:style-name="P11"><text:s text:c="12"/>{</text:p>
      <text:p text:style-name="P11"><text:s text:c="16"/>for(i=0; i&lt;max; i++)</text:p>
      <text:p text:style-name="P11"><text:s text:c="16"/>{</text:p>
      <text:p text:style-name="P11"><text:s text:c="20"/>if(vague[i].isActif()==0)</text:p>
      <text:p text:style-name="P11"><text:s text:c="20"/>{</text:p>
      <text:p text:style-name="P11"><text:s text:c="24"/><text:span text:style-name="T12">//Selon la valeur de aleat, on fait apparaître les ennemis dans une partie de la map</text:span></text:p>
      <text:p text:style-name="P11"><text:soft-page-break/><text:s text:c="24"/>if (aleat==0)</text:p>
      <text:p text:style-name="P11"><text:s text:c="24"/>{</text:p>
      <text:p text:style-name="P11"><text:s text:c="28"/>vague[i].setPosition(0,200+((j)*20));</text:p>
      <text:p text:style-name="P11"><text:s text:c="24"/>}</text:p>
      <text:p text:style-name="P11"><text:s text:c="24"/>else if (aleat==1)</text:p>
      <text:p text:style-name="P11"><text:s text:c="24"/>{</text:p>
      <text:p text:style-name="P11"><text:s text:c="28"/>vague[i].setPosition(500+((j)*20), 240);</text:p>
      <text:p text:style-name="P11"><text:s text:c="24"/>}</text:p>
      <text:p text:style-name="P11"><text:s text:c="24"/>else if (aleat==2)</text:p>
      <text:p text:style-name="P11"><text:s text:c="24"/>{</text:p>
      <text:p text:style-name="P11"><text:s text:c="28"/>vague[i].setPosition(240,500+((j)*20));</text:p>
      <text:p text:style-name="P11"><text:s text:c="24"/>}</text:p>
      <text:p text:style-name="P11"><text:s text:c="24"/>else if (aleat==3)</text:p>
      <text:p text:style-name="P11"><text:s text:c="24"/>{</text:p>
      <text:p text:style-name="P11"><text:s text:c="28"/>vague[i].setPosition(240+((j)*20),10);</text:p>
      <text:p text:style-name="P11"><text:s text:c="24"/>}</text:p>
      <text:p text:style-name="P11"><text:s text:c="24"/><text:span text:style-name="T12">//De base, ce sont tous des slimes de type 0</text:span></text:p>
      <text:p text:style-name="P11"><text:s text:c="24"/>vague[i].setActif(1);</text:p>
      <text:p text:style-name="P11"><text:s text:c="24"/>vague[i].setType(0);</text:p>
      <text:p text:style-name="P11"><text:s text:c="24"/>vague[i].setZone(0);</text:p>
      <text:p text:style-name="P11"><text:s text:c="24"/><text:span text:style-name="T12">//20% de chance que l'ennemi soit un mage de type 1 et avec une zone de 100</text:span></text:p>
      <text:p text:style-name="P11"><text:s text:c="24"/>if (int a = rand()%10&lt;2)</text:p>
      <text:p text:style-name="P11"><text:s text:c="24"/>{</text:p>
      <text:p text:style-name="P11"><text:s text:c="28"/>vague[i].setType(1);</text:p>
      <text:p text:style-name="P11"><text:s text:c="28"/>vague[i].setZone(100);</text:p>
      <text:p text:style-name="P11"><text:s text:c="24"/>}</text:p>
      <text:p text:style-name="P11"><text:s text:c="24"/>break;</text:p>
      <text:p text:style-name="P11"><text:s text:c="20"/>}</text:p>
      <text:p text:style-name="P11"><text:s text:c="16"/>}</text:p>
      <text:p text:style-name="P11"><text:s text:c="12"/>}</text:p>
      <text:p text:style-name="P11"><text:s text:c="12"/>max=max+3;</text:p>
      <text:p text:style-name="P11"><text:s text:c="8"/>}</text:p>
      <text:p text:style-name="P11"><text:s text:c="8"/><text:span text:style-name="T12">//test de l'état des slimes pour la texture</text:span></text:p>
      <text:p text:style-name="P11"><text:s text:c="8"/>/*if (slime_etat==0 and slimeStep&lt;=0)</text:p>
      <text:p text:style-name="P11"><text:s text:c="8"/>{</text:p>
      <text:p text:style-name="P11"><text:s text:c="12"/>spriteSlime.setTexture(textureSlime);</text:p>
      <text:p text:style-name="P11"><text:s text:c="12"/>slimeStep = 10;</text:p>
      <text:p text:style-name="P11"><text:s text:c="12"/>slime_etat = 1;</text:p>
      <text:p text:style-name="P11"><text:s text:c="8"/>}</text:p>
      <text:p text:style-name="P11"><text:s text:c="8"/>else if (slime_etat==1 and slimeStep&lt;=0)</text:p>
      <text:p text:style-name="P11"><text:s text:c="8"/>{</text:p>
      <text:p text:style-name="P11"><text:s text:c="12"/>spriteSlime.setTexture(textureSlime2);</text:p>
      <text:p text:style-name="P11"><text:s text:c="12"/>slimeStep = 10;</text:p>
      <text:p text:style-name="P11"><text:s text:c="12"/>slime_etat = 0;</text:p>
      <text:p text:style-name="P11"><text:s text:c="8"/>}</text:p>
      <text:p text:style-name="P11"><text:s text:c="8"/>else</text:p>
      <text:p text:style-name="P11"><text:s text:c="12"/>slimeStep-=1;*/</text:p>
      <text:p text:style-name="P11"><text:s text:c="8"/>if (slimeStep &lt;= 0)</text:p>
      <text:p text:style-name="P11"><text:s text:c="8"/>{</text:p>
      <text:p text:style-name="P11"><text:s text:c="12"/>slimeStep = 2;</text:p>
      <text:p text:style-name="P11"><text:s text:c="8"/>}</text:p>
      <text:p text:style-name="P11"><text:s text:c="8"/>else</text:p>
      <text:p text:style-name="P11"><text:s text:c="8"/>{</text:p>
      <text:p text:style-name="P11"><text:s text:c="12"/>slimeStep -= 1;</text:p>
      <text:p text:style-name="P11"><text:s text:c="8"/>}</text:p>
      <text:p text:style-name="P11"><text:s text:c="8"/><text:span text:style-name="T12">//Au départ, aucun ennemi n'est mort</text:span></text:p>
      <text:p text:style-name="P11"><text:s text:c="8"/>nb_nonActif=0;</text:p>
      <text:p text:style-name="P11"><text:s text:c="8"/>while(fenetre-&gt;pollEvent(event))</text:p>
      <text:p text:style-name="P11"><text:s text:c="8"/>{</text:p>
      <text:p text:style-name="P11"><text:s text:c="12"/>switch(event.type)</text:p>
      <text:p text:style-name="P11"><text:s text:c="12"/>{</text:p>
      <text:p text:style-name="P11"><text:soft-page-break/><text:s text:c="12"/><text:span text:style-name="T12">//La touche 'P' ouvre le menu pause</text:span></text:p>
      <text:p text:style-name="P11"><text:s text:c="12"/>case sf::Event::KeyPressed:</text:p>
      <text:p text:style-name="P11"><text:s text:c="16"/>if (event.key.code==sf::Keyboard::P)</text:p>
      <text:p text:style-name="P11"><text:s text:c="16"/>{</text:p>
      <text:p text:style-name="P11"><text:s text:c="20"/>PauseJeu(fenetre, spriteTexte, &amp;retourMenu, spriteCurseur);</text:p>
      <text:p text:style-name="P11"><text:s text:c="16"/>}</text:p>
      <text:p text:style-name="P11"/>
      <text:p text:style-name="P11"><text:s text:c="16"/>break;</text:p>
      <text:p text:style-name="P11"><text:s text:c="12"/>case sf::Event::Closed:</text:p>
      <text:p text:style-name="P11"><text:s text:c="16"/>fenetre-&gt;close();</text:p>
      <text:p text:style-name="P11"><text:s text:c="16"/>break;</text:p>
      <text:p text:style-name="P11"><text:s text:c="12"/>case sf::Event::MouseButtonPressed:</text:p>
      <text:p text:style-name="P11"><text:s text:c="16"/><text:span text:style-name="T12">//Au clic, le ninja dash</text:span></text:p>
      <text:p text:style-name="P11"><text:s text:c="16"/>ninja.setIsSlash(400);</text:p>
      <text:p text:style-name="P11"><text:s text:c="16"/>break;</text:p>
      <text:p text:style-name="P11"><text:s text:c="12"/>default:</text:p>
      <text:p text:style-name="P11"><text:s text:c="16"/>break;</text:p>
      <text:p text:style-name="P11"><text:s text:c="12"/>}</text:p>
      <text:p text:style-name="P11"><text:s text:c="8"/>}</text:p>
      <text:p text:style-name="P11"><text:s text:c="8"/><text:span text:style-name="T12">//On récupère la position de la souris et on déplace le ninja vers la souris</text:span></text:p>
      <text:p text:style-name="P11"><text:s text:c="8"/>mousePos = sf::Mouse::getPosition(*fenetre);</text:p>
      <text:p text:style-name="P11"><text:s text:c="8"/>deplacementSouris(&amp;ninja, mousePos.x, mousePos.y, planMap, vague, &amp;score, &amp;nbMorts, fireball, nbboule);</text:p>
      <text:p text:style-name="P11"><text:s text:c="8"/>setTexureRectNinja(&amp;spriteTexture, ninja.getWalkStep(), ninja.getSlashStep());</text:p>
      <text:p text:style-name="P11"><text:s text:c="8"/>spriteTexture.setPosition(ninja.getX()-20,ninja.getY()-20);</text:p>
      <text:p text:style-name="P11"><text:s text:c="8"/><text:span text:style-name="T12">//gestion du boss, pas encore terminée</text:span></text:p>
      <text:p text:style-name="P11"><text:s text:c="8"/>/*if (etat==0)</text:p>
      <text:p text:style-name="P11"><text:s text:c="8"/>{</text:p>
      <text:p text:style-name="P11"><text:s text:c="12"/>spriteBoss.setTextureRect(sf::IntRect(0,0,30,30));</text:p>
      <text:p text:style-name="P11"><text:s text:c="8"/>}</text:p>
      <text:p text:style-name="P11"><text:s text:c="8"/>else if (etat==1)</text:p>
      <text:p text:style-name="P11"><text:s text:c="8"/>{</text:p>
      <text:p text:style-name="P11"><text:s text:c="12"/>spriteBoss.setTextureRect(sf::IntRect(30,0,30,30));</text:p>
      <text:p text:style-name="P11"><text:s text:c="8"/>}</text:p>
      <text:p text:style-name="P11"><text:s text:c="8"/>else if (etat==2)</text:p>
      <text:p text:style-name="P11"><text:s text:c="8"/>{</text:p>
      <text:p text:style-name="P11"><text:s text:c="12"/>spriteBoss.setTextureRect(sf::IntRect(60,0,30,30));</text:p>
      <text:p text:style-name="P11"><text:s text:c="8"/>}</text:p>
      <text:p text:style-name="P11"/>
      <text:p text:style-name="P11"/>
      <text:p text:style-name="P11"><text:s text:c="8"/>if (etat==0 &amp;&amp; skin==5)</text:p>
      <text:p text:style-name="P11"><text:s text:c="8"/>{</text:p>
      <text:p text:style-name="P11"><text:s text:c="12"/>etat=1;</text:p>
      <text:p text:style-name="P11"><text:s text:c="12"/>skin=0;</text:p>
      <text:p text:style-name="P11"><text:s text:c="8"/>}</text:p>
      <text:p text:style-name="P11"><text:s text:c="8"/>else if (etat==1 &amp;&amp; skin==5)</text:p>
      <text:p text:style-name="P11"><text:s text:c="8"/>{</text:p>
      <text:p text:style-name="P11"><text:s text:c="12"/>etat=2;</text:p>
      <text:p text:style-name="P11"><text:s text:c="12"/>skin=0;</text:p>
      <text:p text:style-name="P11"><text:s text:c="8"/>}</text:p>
      <text:p text:style-name="P11"><text:s text:c="8"/>else if (etat==2 &amp;&amp; skin==5)</text:p>
      <text:p text:style-name="P11"><text:s text:c="8"/>{</text:p>
      <text:p text:style-name="P11"><text:s text:c="12"/>etat=0;</text:p>
      <text:p text:style-name="P11"><text:s text:c="12"/>skin=0;</text:p>
      <text:p text:style-name="P11"><text:s text:c="8"/>}</text:p>
      <text:p text:style-name="P11"><text:s text:c="8"/>skin++;</text:p>
      <text:p text:style-name="P11"><text:s text:c="8"/><text:span text:style-name="T12">//fin gestion boss</text:span></text:p>
      <text:p text:style-name="P11"><text:s text:c="8"/>*/</text:p>
      <text:p text:style-name="P11"/>
      <text:p text:style-name="P11"><text:s text:c="8"/>fenetre-&gt;clear();</text:p>
      <text:p text:style-name="P11"><text:s text:c="8"/><text:span text:style-name="T12">//On dessine la map</text:span></text:p>
      <text:p text:style-name="P11"><text:s text:c="8"/>drawMapGame(planMap, 10, 10, spriteTexture, <text:s/>fenetre, 0, 0);</text:p>
      <text:p text:style-name="P11"><text:soft-page-break/></text:p>
      <text:p text:style-name="P11"><text:s text:c="8"/><text:span text:style-name="T12">//on met à jour le score</text:span></text:p>
      <text:p text:style-name="P11"><text:s text:c="8"/>scoreTXT[7]=(char)(score/1000)+48; <text:span text:style-name="T12">//on récupère le chiffre des millier</text:span><text:span text:style-name="T13">s</text:span></text:p>
      <text:p text:style-name="P11"><text:s text:c="8"/>scoreTXT[8]=(char)((score-(score/1000)*1000)/100)+48; <text:span text:style-name="T12">//on récupère le chiffre des centaines</text:span></text:p>
      <text:p text:style-name="P11"><text:s text:c="8"/>scoreTXT[9]=(char)((score-(score/100)*100)/10)+48; <text:span text:style-name="T12">//on récupère le chiffre des dizaines</text:span></text:p>
      <text:p text:style-name="P11"><text:s text:c="8"/>scoreTXT[10]=(char)(score-(score/10)*10)+48; <text:span text:style-name="T12">//on récupère le chiffre des unitées</text:span></text:p>
      <text:p text:style-name="P11"/>
      <text:p text:style-name="P11"><text:s text:c="8"/>vagueTXT[7]=(char)(nbVagues/1000)+48; <text:span text:style-name="T12">//pareil qu</text:span><text:span text:style-name="T13">’</text:span><text:span text:style-name="T12">avant mais pour le nombre de vague</text:span></text:p>
      <text:p text:style-name="P11"><text:s text:c="8"/>vagueTXT[8]=(char)((nbVagues-(nbVagues/1000)*1000)/100)+48;</text:p>
      <text:p text:style-name="P11"><text:s text:c="8"/>vagueTXT[9]=(char)((nbVagues-(nbVagues/100)*100)/10)+48;</text:p>
      <text:p text:style-name="P11"><text:s text:c="8"/>vagueTXT[10]=(char)(nbVagues-(nbVagues/10)*10)+48;</text:p>
      <text:p text:style-name="P11"/>
      <text:p text:style-name="P11"><text:s text:c="8"/>if (nbMorts&gt;=3+nbEnnemiSupp)</text:p>
      <text:p text:style-name="P11"><text:s text:c="8"/>{</text:p>
      <text:p text:style-name="P11"><text:s text:c="12"/><text:span text:style-name="T12">//on instancie la vague suivante</text:span></text:p>
      <text:p text:style-name="P11"><text:s text:c="12"/>nbVagues++;</text:p>
      <text:p text:style-name="P11"><text:s text:c="12"/>nbMorts=0;</text:p>
      <text:p text:style-name="P11"><text:s text:c="12"/>nbEnnemiSupp=nbEnnemiSupp+3;</text:p>
      <text:p text:style-name="P11"><text:s text:c="8"/>}</text:p>
      <text:p text:style-name="P11"/>
      <text:p text:style-name="P11"><text:s text:c="8"/>MachineAEcrire(spriteTexte, fenetre, scoreTXT, 610, 100, 0.8);</text:p>
      <text:p text:style-name="P11"><text:s text:c="8"/>MachineAEcrire(spriteTexte, fenetre, vagueTXT, 610, 200, 0.8);</text:p>
      <text:p text:style-name="P11"/>
      <text:p text:style-name="P11"><text:s text:c="8"/>if (ninja.getLife()==0)</text:p>
      <text:p text:style-name="P11"><text:s text:c="8"/>{</text:p>
      <text:p text:style-name="P11"><text:s text:c="12"/><text:span text:style-name="T12">//quand le ninja est mort on affiche l'écran de défaite et on revient au menu après</text:span></text:p>
      <text:p text:style-name="P11"><text:s text:c="12"/>retourMenu=1;</text:p>
      <text:p text:style-name="P11"><text:s text:c="12"/>EcranDefaite(fenetre, scoreTXT, vagueTXT, spriteTexte);</text:p>
      <text:p text:style-name="P11"><text:s text:c="8"/>}</text:p>
      <text:p text:style-name="P11"><text:s text:c="8"/><text:span text:style-name="T12">//Gestion du boss</text:span></text:p>
      <text:p text:style-name="P11"><text:s text:c="8"/>/*if (nbVagues%5==0)</text:p>
      <text:p text:style-name="P11"><text:s text:c="8"/>{</text:p>
      <text:p text:style-name="P11"><text:s text:c="12"/>for (i=0; i&lt;max; i++)</text:p>
      <text:p text:style-name="P11"><text:s text:c="12"/>{</text:p>
      <text:p text:style-name="P11"><text:s text:c="16"/>vague[i].setActif(0);</text:p>
      <text:p text:style-name="P11"/>
      <text:p text:style-name="P11"><text:s text:c="12"/>}</text:p>
      <text:p text:style-name="P11"><text:s text:c="12"/>vagueBoss(&amp;skullBoss, &amp;angle, &amp;nbboule, fireball, &amp;clocktp, tempstp, &amp;clock, temps, <text:s/>originx, <text:s/>originy, <text:s/>rayon);</text:p>
      <text:p text:style-name="P11"><text:s text:c="12"/>if (skullBoss.estInvincible()==true)</text:p>
      <text:p text:style-name="P11"><text:s text:c="16"/>spriteBoss.setTexture(textureBoss2);</text:p>
      <text:p text:style-name="P11"><text:s text:c="12"/>else</text:p>
      <text:p text:style-name="P11"><text:s text:c="16"/>spriteBoss.setTexture(textureBoss);</text:p>
      <text:p text:style-name="P11"><text:s text:c="12"/>spriteBoss.setPosition(skullBoss.get_posx(),skullBoss.get_posy());</text:p>
      <text:p text:style-name="P11"><text:s text:c="12"/>fenetre-&gt;draw(spriteBoss);</text:p>
      <text:p text:style-name="P11"><text:s text:c="8"/>}*/</text:p>
      <text:p text:style-name="P11"/>
      <text:p text:style-name="P11"><text:s text:c="8"/><text:span text:style-name="T12">//On parcourt le tableau des slimes</text:span></text:p>
      <text:p text:style-name="P11"><text:s text:c="8"/>for (i=0; i&lt;max; i++)</text:p>
      <text:p text:style-name="P11"><text:s text:c="8"/>{</text:p>
      <text:p text:style-name="P11"><text:s text:c="12"/><text:span text:style-name="T12">//De base, ils n'ont aucune collision</text:span></text:p>
      <text:p text:style-name="P11"><text:s text:c="12"/>pas_haut=1; <text:span text:style-name="T12">//à 1, cela siginifie qu'il peut aller vers le haut car il n'y a pas de collision</text:span></text:p>
      <text:p text:style-name="P11"><text:s text:c="12"/>pas_bas=1;</text:p>
      <text:p text:style-name="P11"><text:s text:c="12"/>pas_gauche=1;</text:p>
      <text:p text:style-name="P11"><text:s text:c="12"/>pas_droite=1;</text:p>
      <text:p text:style-name="P11"/>
      <text:p text:style-name="P11"><text:soft-page-break/><text:s text:c="12"/><text:span text:style-name="T12">//On ne parcourt que les ennemis actifs</text:span></text:p>
      <text:p text:style-name="P11"><text:s text:c="12"/>if(vague[i].isActif()==1)</text:p>
      <text:p text:style-name="P11"><text:s text:c="12"/>{</text:p>
      <text:p text:style-name="P11"><text:s text:c="16"/>for (k=0; k&lt;pas; k++)</text:p>
      <text:p text:style-name="P11"><text:s text:c="16"/><text:span text:style-name="T12">//Faire avancer de 10</text:span></text:p>
      <text:p text:style-name="P11"><text:s text:c="16"/>{</text:p>
      <text:p text:style-name="P11"><text:s text:c="20"/>if(slimeStep == 0)</text:p>
      <text:p text:style-name="P11"><text:s text:c="20"/>{</text:p>
      <text:p text:style-name="P11"><text:s text:c="24"/>for (j=0; j&lt;max; j++)</text:p>
      <text:p text:style-name="P11"><text:s text:c="24"/><text:span text:style-name="T12">//Collisions entre slimes 1 par 1</text:span></text:p>
      <text:p text:style-name="P11"><text:s text:c="24"/>{</text:p>
      <text:p text:style-name="P11"><text:s text:c="28"/><text:span text:style-name="T12">//Si collision entre deux slimes dans une direction, il ne peut pas y aller</text:span></text:p>
      <text:p text:style-name="P11"><text:s text:c="28"/>if (collision_droite(vague[i].get_x(), vague[i].get_y(), vague[j].get_x(), vague[j].get_y(), 20, 20, 20,20)==true &amp;&amp; i!=j)</text:p>
      <text:p text:style-name="P11"><text:s text:c="28"/>{</text:p>
      <text:p text:style-name="P11"><text:s text:c="32"/>pas_droite=0;</text:p>
      <text:p text:style-name="P11"><text:s text:c="28"/>}</text:p>
      <text:p text:style-name="P11"><text:s text:c="28"/>if (collision_gauche(vague[i].get_x(), vague[i].get_y(), vague[j].get_x(), vague[j].get_y(), 20, 20, 20,20)==true &amp;&amp; i!=j)</text:p>
      <text:p text:style-name="P11"><text:s text:c="28"/>{</text:p>
      <text:p text:style-name="P11"><text:s text:c="32"/>pas_gauche=0;</text:p>
      <text:p text:style-name="P11"><text:s text:c="28"/>}</text:p>
      <text:p text:style-name="P11"><text:s text:c="28"/>if (collision_haut(vague[i].get_x(), vague[i].get_y(), vague[j].get_x(), vague[j].get_y(), 20, 20, 20,20)==true &amp;&amp; i!=j)</text:p>
      <text:p text:style-name="P11"><text:s text:c="28"/>{</text:p>
      <text:p text:style-name="P11"><text:s text:c="32"/>pas_haut=0;</text:p>
      <text:p text:style-name="P11"><text:s text:c="28"/>}</text:p>
      <text:p text:style-name="P11"><text:s text:c="28"/>if (collision_bas(vague[i].get_x(), vague[i].get_y(), vague[j].get_x(), vague[j].get_y(), 20, 20, 20,20)==true &amp;&amp; i!=j)</text:p>
      <text:p text:style-name="P11"><text:s text:c="28"/>{</text:p>
      <text:p text:style-name="P11"><text:s text:c="32"/>pas_bas=0;</text:p>
      <text:p text:style-name="P11"><text:s text:c="28"/>}</text:p>
      <text:p text:style-name="P11"><text:s text:c="24"/>}</text:p>
      <text:p text:style-name="P11"><text:s text:c="20"/>}</text:p>
      <text:p text:style-name="P11"><text:s text:c="20"/>else</text:p>
      <text:p text:style-name="P11"><text:s text:c="20"/>{</text:p>
      <text:p text:style-name="P11"><text:s text:c="24"/><text:span text:style-name="T12">//Si l'ennemi n'est pas actif, il ne bouge pas</text:span></text:p>
      <text:p text:style-name="P11"><text:s text:c="24"/>pas_bas=0;</text:p>
      <text:p text:style-name="P11"><text:s text:c="24"/>pas_droite=0;</text:p>
      <text:p text:style-name="P11"><text:s text:c="24"/>pas_gauche=0;</text:p>
      <text:p text:style-name="P11"><text:s text:c="24"/>pas_haut=0;</text:p>
      <text:p text:style-name="P11"><text:s text:c="20"/>}</text:p>
      <text:p text:style-name="P11"><text:s text:c="20"/><text:span text:style-name="T12">//Ce code revient à dire que si l'ennemi est derrière le ninja, il avance</text:span></text:p>
      <text:p text:style-name="P11"><text:s text:c="20"/><text:span text:style-name="T12">//Et de même pour toutes les directions</text:span></text:p>
      <text:p text:style-name="P11"><text:s text:c="20"/>if (ninja.getX()-vague[i].get_x()&gt;0-vague[i].getZone() &amp;&amp; pas_droite!=0)</text:p>
      <text:p text:style-name="P11"><text:s text:c="20"/>{</text:p>
      <text:p text:style-name="P11"><text:s text:c="24"/>vague[i].setPosition(vague[i].get_x()+1, vague[i].get_y());</text:p>
      <text:p text:style-name="P11"><text:s text:c="20"/>}</text:p>
      <text:p text:style-name="P11"><text:s text:c="20"/>if (ninja.getX()-vague[i].get_x()&lt;0+vague[i].getZone() &amp;&amp; pas_gauche!=0)</text:p>
      <text:p text:style-name="P11"><text:s text:c="20"/>{</text:p>
      <text:p text:style-name="P11"><text:s text:c="24"/>vague[i].setPosition(vague[i].get_x()-1, vague[i].get_y());</text:p>
      <text:p text:style-name="P11"><text:s text:c="20"/>}</text:p>
      <text:p text:style-name="P11"><text:s text:c="20"/>if (ninja.getY()-vague[i].get_y()&gt;0-vague[i].getZone() &amp;&amp; pas_bas!=0)</text:p>
      <text:p text:style-name="P11"><text:s text:c="20"/>{</text:p>
      <text:p text:style-name="P11"><text:s text:c="24"/>vague[i].setPosition(vague[i].get_x(), vague[i].get_y()+1);</text:p>
      <text:p text:style-name="P11"><text:s text:c="20"/>}</text:p>
      <text:p text:style-name="P11"><text:s text:c="20"/>if (ninja.getY()-vague[i].get_y()&lt;0+vague[i].getZone() <text:s/>&amp;&amp; <text:soft-page-break/>pas_haut!=0)</text:p>
      <text:p text:style-name="P11"><text:s text:c="20"/>{</text:p>
      <text:p text:style-name="P11"><text:s text:c="24"/>vague[i].setPosition(vague[i].get_x(), vague[i].get_y()-1);</text:p>
      <text:p text:style-name="P11"><text:s text:c="20"/>}</text:p>
      <text:p text:style-name="P11"><text:s text:c="20"/>if (vague[i].getType()==1)</text:p>
      <text:p text:style-name="P11"><text:s text:c="20"/>{</text:p>
      <text:p text:style-name="P11"><text:s text:c="24"/>spriteMage.setPosition(vague[i].get_x(), vague[i].get_y());</text:p>
      <text:p text:style-name="P11"><text:s text:c="20"/>}</text:p>
      <text:p text:style-name="P11"><text:s text:c="20"/>else</text:p>
      <text:p text:style-name="P11"><text:s text:c="20"/>{</text:p>
      <text:p text:style-name="P11"><text:s text:c="24"/>spriteSlime.setPosition(vague[i].get_x(), vague[i].get_y());</text:p>
      <text:p text:style-name="P11"><text:s text:c="20"/>}</text:p>
      <text:p text:style-name="P11"><text:s text:c="16"/>}</text:p>
      <text:p text:style-name="P11"><text:s text:c="16"/><text:span text:style-name="T12">//Les mages ont une petite chance de lancer une boule de feu</text:span></text:p>
      <text:p text:style-name="P11"><text:s text:c="16"/>float b = (float)rand()/(RAND_MAX);</text:p>
      <text:p text:style-name="P11"><text:s text:c="16"/>if (nbboule&lt;20 &amp;&amp; b&lt;0.01 &amp;&amp; vague[i].getType()==1 &amp;&amp; vague[i].isActif()==1)</text:p>
      <text:p text:style-name="P11"><text:s text:c="16"/>{</text:p>
      <text:p text:style-name="P11"><text:s text:c="20"/><text:span text:style-name="T12">//On augmente le nombre de boules de feu</text:span></text:p>
      <text:p text:style-name="P11"><text:s text:c="20"/>nbboule++;</text:p>
      <text:p text:style-name="P11"><text:s text:c="20"/><text:span text:style-name="T12">//Elle est créée au niveau du </text:span><text:span text:style-name="T13">mage</text:span></text:p>
      <text:p text:style-name="P11"><text:s text:c="20"/>fireball[nbboule].set_posx(vague[i].get_x());</text:p>
      <text:p text:style-name="P11"><text:s text:c="20"/>fireball[nbboule].set_posy(vague[i].get_y());</text:p>
      <text:p text:style-name="P11"><text:s text:c="20"/><text:span text:style-name="T12">//Elle va en direction du ninja (position actuelle)</text:span></text:p>
      <text:p text:style-name="P11"><text:s text:c="20"/>fireball[nbboule].set_directionx(fireball[nbboule].calculeDirectionx(ninja.getX(), ninja.getY()));</text:p>
      <text:p text:style-name="P11"><text:s text:c="20"/>fireball[nbboule].set_directiony(fireball[nbboule].calculeDirectiony(ninja.getX(), ninja.getY()));</text:p>
      <text:p text:style-name="P11"><text:s text:c="20"/>spriteFireball_mage.setPosition(fireball[nbboule].get_posx(), fireball[nbboule].get_posy());</text:p>
      <text:p text:style-name="P11"><text:s text:c="20"/>sonFireball.play();</text:p>
      <text:p text:style-name="P11"><text:s text:c="16"/>}</text:p>
      <text:p text:style-name="P11"><text:s text:c="12"/>}</text:p>
      <text:p text:style-name="P11"><text:s text:c="12"/>if(vague[i].isActif()==1)</text:p>
      <text:p text:style-name="P11"><text:s text:c="12"/>{</text:p>
      <text:p text:style-name="P11"><text:s text:c="16"/>if (vague[i].getType()==0)</text:p>
      <text:p text:style-name="P11"><text:s text:c="20"/>fenetre-&gt;draw(spriteSlime);</text:p>
      <text:p text:style-name="P11"><text:s text:c="16"/>else</text:p>
      <text:p text:style-name="P11"><text:s text:c="20"/>fenetre-&gt;draw(spriteMage);</text:p>
      <text:p text:style-name="P11"><text:s text:c="12"/>}</text:p>
      <text:p text:style-name="P11"><text:s text:c="8"/>}</text:p>
      <text:p text:style-name="P11"><text:s text:c="8"/>if (nbboule!=-1)</text:p>
      <text:p text:style-name="P11"><text:s text:c="8"/>{</text:p>
      <text:p text:style-name="P11"><text:s text:c="12"/>for(i=0; i&lt;nbboule; i++)</text:p>
      <text:p text:style-name="P11"><text:s text:c="12"/>{</text:p>
      <text:p text:style-name="P11"><text:s text:c="16"/><text:span text:style-name="T12">//On déplace les boules de feu</text:span></text:p>
      <text:p text:style-name="P11"><text:s text:c="16"/>fireball[i].set_posx(fireball[i].get_posx()+fireball[i].get_directionx()*5);</text:p>
      <text:p text:style-name="P11"><text:s text:c="16"/>fireball[i].set_posy(fireball[i].get_posy()+fireball[i].get_directiony()*5);</text:p>
      <text:p text:style-name="P11"><text:s text:c="16"/>spriteFireball_mage.setPosition(fireball[i].get_posx(), fireball[i].get_posy());</text:p>
      <text:p text:style-name="P11"><text:s text:c="16"/><text:span text:style-name="T12">//Si la boule de feu sort de la zone, elle est détruite et on actualise le tableau</text:span></text:p>
      <text:p text:style-name="P11"><text:s text:c="16"/>if ((fireball[i].get_posx()&gt;600 || fireball[i].get_posy()&gt;600) || (fireball[i].get_posx()&lt;0 || fireball[i].get_posy()&lt;0))</text:p>
      <text:p text:style-name="P11"><text:s text:c="16"/>{</text:p>
      <text:p text:style-name="P11"><text:s text:c="20"/>fireball[i].~Fireball();</text:p>
      <text:p text:style-name="P11"><text:s text:c="20"/>nbboule--;</text:p>
      <text:p text:style-name="P11"><text:s text:c="20"/>for (j=i; j&lt;nbboule+1; j++)</text:p>
      <text:p text:style-name="P11"><text:soft-page-break/><text:s text:c="20"/>{</text:p>
      <text:p text:style-name="P11"><text:s text:c="24"/>fireball[j]=fireball[j+1];</text:p>
      <text:p text:style-name="P11"><text:s text:c="20"/>}</text:p>
      <text:p text:style-name="P11"><text:s text:c="16"/>}</text:p>
      <text:p text:style-name="P11"><text:s text:c="16"/>fenetre-&gt;draw(spriteFireball_mage);</text:p>
      <text:p text:style-name="P11"><text:s text:c="12"/>}</text:p>
      <text:p text:style-name="P11"/>
      <text:p text:style-name="P11"><text:s text:c="8"/>}</text:p>
      <text:p text:style-name="P11"><text:s text:c="8"/>/*if (slime_etat==1)</text:p>
      <text:p text:style-name="P11"><text:s text:c="12"/>slime_etat=0;</text:p>
      <text:p text:style-name="P11"><text:s text:c="8"/>else if (slime_etat==0)</text:p>
      <text:p text:style-name="P11"><text:s text:c="12"/>slime_etat=1;</text:p>
      <text:p text:style-name="P11"><text:s text:c="8"/>slimeStep-=1;</text:p>
      <text:p text:style-name="P11"><text:s text:c="8"/>if(slimeStep&lt;=0)</text:p>
      <text:p text:style-name="P11"><text:s text:c="8"/>{</text:p>
      <text:p text:style-name="P11"><text:s text:c="12"/>slimeStep=3;</text:p>
      <text:p text:style-name="P11"><text:s text:c="8"/>}*/</text:p>
      <text:p text:style-name="P11"/>
      <text:p text:style-name="P11"><text:s text:c="8"/>fenetre-&gt;draw(spriteTexture);</text:p>
      <text:p text:style-name="P11"><text:s text:c="8"/>fenetre-&gt;display();</text:p>
      <text:p text:style-name="P11"><text:s text:c="4"/>}</text:p>
      <text:p text:style-name="P11"><text:s text:c="4"/>spriteTexture.scale(sf::Vector2f(1.0f, 1.0f));</text:p>
      <text:p text:style-name="P11">}</text:p>
      <text:p text:style-name="P11"/>
      <text:p text:style-name="P11"/>
      <text:p text:style-name="P11">void Jouer(sf::Sprite tileset, sf::Sprite tileTexte, sf::RenderWindow *fenetre, char *nomMap, int *carte)</text:p>
      <text:p text:style-name="P11">{</text:p>
      <text:p text:style-name="P11"><text:s text:c="4"/><text:span text:style-name="T12">//On demande le nom de la map à l'utilisateur</text:span></text:p>
      <text:p text:style-name="P11"><text:s text:c="4"/><text:span text:style-name="T12">//exitVar passera a 1 quand le joueur aura choisi sa map</text:span></text:p>
      <text:p text:style-name="P11"><text:s text:c="4"/>int exitVar = 0;</text:p>
      <text:p text:style-name="P11"><text:s text:c="4"/>char informations[]="Entrez le nom de la map a charger";</text:p>
      <text:p text:style-name="P11"><text:s text:c="4"/>char astuce[]="La touche TAB ajoute le .map";</text:p>
      <text:p text:style-name="P11"><text:s text:c="4"/>while (exitVar == 0 and fenetre-&gt;isOpen())</text:p>
      <text:p text:style-name="P11"><text:s text:c="4"/>{</text:p>
      <text:p text:style-name="P11"><text:s text:c="8"/>char chemin[]="ressources/map/";</text:p>
      <text:p text:style-name="P11"><text:s text:c="8"/>fenetre-&gt;clear();</text:p>
      <text:p text:style-name="P11"><text:s text:c="8"/>MachineAEcrire(tileTexte, fenetre, informations, 30, 10, 0.6f);</text:p>
      <text:p text:style-name="P11"><text:s text:c="8"/>MachineAEcrire(tileTexte, fenetre, astuce, 40, 23, 0.6f);</text:p>
      <text:p text:style-name="P11"><text:s text:c="8"/>fenetre-&gt;display();</text:p>
      <text:p text:style-name="P11"><text:s text:c="8"/>fenetre-&gt;clear();</text:p>
      <text:p text:style-name="P11"><text:s text:c="8"/>MachineAEcrire(tileTexte, fenetre, informations, 30, 10, 0.6f);</text:p>
      <text:p text:style-name="P11"><text:s text:c="8"/>MachineAEcrire(tileTexte, fenetre, astuce, 40, 23, 0.6f);</text:p>
      <text:p text:style-name="P11"><text:s text:c="8"/>fenetre-&gt;display();</text:p>
      <text:p text:style-name="P11"><text:s text:c="8"/>scanGraphique(nomMap, tileTexte, fenetre, 20,70, 0.6f);</text:p>
      <text:p text:style-name="P11"><text:s text:c="8"/>fenetre-&gt;display();</text:p>
      <text:p text:style-name="P11"><text:s text:c="8"/><text:span text:style-name="T12">//on ajoute le nom du dossier au nom de la map</text:span></text:p>
      <text:p text:style-name="P11"><text:s text:c="8"/>strcat(chemin, nomMap);</text:p>
      <text:p text:style-name="P11"><text:s text:c="8"/>FILE* fichierMap=NULL;</text:p>
      <text:p text:style-name="P11"><text:s text:c="8"/>fichierMap = fopen(chemin, "r");</text:p>
      <text:p text:style-name="P11"><text:s text:c="8"/>if(fichierMap==NULL)</text:p>
      <text:p text:style-name="P11"><text:s text:c="8"/>{</text:p>
      <text:p text:style-name="P11"><text:s text:c="12"/>printf("Impossible d'ouvrir le fichier\n");</text:p>
      <text:p text:style-name="P11"><text:s text:c="8"/>}</text:p>
      <text:p text:style-name="P11"><text:s text:c="8"/>else</text:p>
      <text:p text:style-name="P11"><text:s text:c="8"/>{</text:p>
      <text:p text:style-name="P11"><text:s text:c="12"/>int k=0;</text:p>
      <text:p text:style-name="P11"><text:s text:c="12"/>for(k=0; k&lt;100; k++)</text:p>
      <text:p text:style-name="P11"><text:s text:c="12"/>{</text:p>
      <text:p text:style-name="P11"><text:s text:c="16"/>carte[k]=(int)(fgetc(fichierMap)-48);</text:p>
      <text:p text:style-name="P11"><text:s text:c="12"/>}</text:p>
      <text:p text:style-name="P11"><text:s text:c="12"/>fclose(fichierMap);</text:p>
      <text:p text:style-name="P11"><text:soft-page-break/><text:s text:c="12"/>exitVar=1;</text:p>
      <text:p text:style-name="P11"><text:s text:c="8"/>}</text:p>
      <text:p text:style-name="P11"><text:s text:c="4"/>}</text:p>
      <text:p text:style-name="P11">}</text:p>
      <text:p text:style-name="P11"/>
      <text:p text:style-name="P11">ennemy::ennemy() : e_vie(0), e_x(0), e_y(0), e_type(0), e_actif(0)</text:p>
      <text:p text:style-name="P11">{</text:p>
      <text:p text:style-name="P11"/>
      <text:p text:style-name="P11">}</text:p>
      <text:p text:style-name="P11"/>
      <text:p text:style-name="P11">ennemy::ennemy(int m_vie, int m_x, int m_y) : e_vie(m_vie), e_x(m_x), e_y(m_y), e_type(0), e_actif(0)</text:p>
      <text:p text:style-name="P11">{</text:p>
      <text:p text:style-name="P11"/>
      <text:p text:style-name="P11">}</text:p>
      <text:p text:style-name="P11"/>
      <text:p text:style-name="P11">void ennemy::setPosition(int m_x, int m_y)</text:p>
      <text:p text:style-name="P11">{</text:p>
      <text:p text:style-name="P11"><text:s text:c="4"/>e_x=m_x;</text:p>
      <text:p text:style-name="P11"><text:s text:c="4"/>e_y=m_y;</text:p>
      <text:p text:style-name="P11">}</text:p>
      <text:p text:style-name="P11"/>
      <text:p text:style-name="P11">int ennemy::getType()</text:p>
      <text:p text:style-name="P11">{</text:p>
      <text:p text:style-name="P11"><text:s text:c="4"/>return e_type;</text:p>
      <text:p text:style-name="P11">}</text:p>
      <text:p text:style-name="P11"/>
      <text:p text:style-name="P11">void ennemy::setType(int new_type)</text:p>
      <text:p text:style-name="P11">{</text:p>
      <text:p text:style-name="P11"><text:s text:c="4"/>e_type=new_type;</text:p>
      <text:p text:style-name="P11">}</text:p>
      <text:p text:style-name="P11"/>
      <text:p text:style-name="P11">void ennemy::setZone(int new_zone)</text:p>
      <text:p text:style-name="P11">{</text:p>
      <text:p text:style-name="P11"><text:s text:c="4"/>e_zone=new_zone;</text:p>
      <text:p text:style-name="P11">}</text:p>
      <text:p text:style-name="P11"/>
      <text:p text:style-name="P11">int ennemy::getZone()</text:p>
      <text:p text:style-name="P11">{</text:p>
      <text:p text:style-name="P11"><text:s text:c="4"/>return e_zone;</text:p>
      <text:p text:style-name="P11">}</text:p>
      <text:p text:style-name="P11"/>
      <text:p text:style-name="P11">int ennemy::get_x()</text:p>
      <text:p text:style-name="P11">{</text:p>
      <text:p text:style-name="P11"><text:s text:c="4"/>return e_x;</text:p>
      <text:p text:style-name="P11">}</text:p>
      <text:p text:style-name="P11"/>
      <text:p text:style-name="P11">int ennemy::get_y()</text:p>
      <text:p text:style-name="P11">{</text:p>
      <text:p text:style-name="P11"><text:s text:c="4"/>return e_y;</text:p>
      <text:p text:style-name="P11">}</text:p>
      <text:p text:style-name="P11"/>
      <text:p text:style-name="P11">void ennemy::setActif(int m_actif)</text:p>
      <text:p text:style-name="P11">{</text:p>
      <text:p text:style-name="P11"><text:s text:c="4"/>e_actif=m_actif;</text:p>
      <text:p text:style-name="P11">}</text:p>
      <text:p text:style-name="P11"/>
      <text:p text:style-name="P11">int ennemy::isActif()</text:p>
      <text:p text:style-name="P11">{</text:p>
      <text:p text:style-name="P11"><text:s text:c="4"/>return e_actif;</text:p>
      <text:p text:style-name="P11">}</text:p>
      <text:p text:style-name="P11"/>
      <text:p text:style-name="P12"><text:soft-page-break/>//Fonction pour les collisions</text:p>
      <text:p text:style-name="P11">bool collision_haut (int posx_p, int posy_p, int posx_ia, int posy_ia, int largeur_p, int hauteur_p, int largeur_ia, int hauteur_ia)</text:p>
      <text:p text:style-name="P11">{</text:p>
      <text:p text:style-name="P11"><text:s text:c="4"/><text:span text:style-name="T12">//Test si p est bloqué vers le haut par ia</text:span></text:p>
      <text:p text:style-name="P11"><text:s text:c="4"/>if (posy_p&lt;=posy_ia+hauteur_ia &amp;&amp; posx_p+largeur_p&gt;=posx_ia &amp;&amp; posx_p&lt;=posx_ia+largeur_ia &amp;&amp; posy_p&gt;=posy_ia+hauteur_ia-1)</text:p>
      <text:p text:style-name="P11"><text:s text:c="8"/>return true;</text:p>
      <text:p text:style-name="P11"><text:s text:c="4"/>else</text:p>
      <text:p text:style-name="P11"><text:s text:c="8"/>return false;</text:p>
      <text:p text:style-name="P11">}</text:p>
      <text:p text:style-name="P11"/>
      <text:p text:style-name="P11">bool collision_bas (int posx_p, int posy_p, int posx_ia, int posy_ia, int largeur_p, int hauteur_p, int largeur_ia, int hauteur_ia)</text:p>
      <text:p text:style-name="P11">{</text:p>
      <text:p text:style-name="P11"><text:s text:c="4"/><text:span text:style-name="T12">//Test si p est bloqué vers le bas par ia</text:span></text:p>
      <text:p text:style-name="P11"><text:s text:c="4"/>if (posy_p+hauteur_p&gt;=posy_ia &amp;&amp; posx_p+largeur_p&gt;=posx_ia &amp;&amp; posx_p&lt;=posx_ia+largeur_ia &amp;&amp; posy_p+hauteur_p&lt;=posy_ia+1)</text:p>
      <text:p text:style-name="P11"><text:s text:c="8"/>return true;</text:p>
      <text:p text:style-name="P11"><text:s text:c="4"/>else</text:p>
      <text:p text:style-name="P11"><text:s text:c="8"/>return false;</text:p>
      <text:p text:style-name="P11">}</text:p>
      <text:p text:style-name="P11"/>
      <text:p text:style-name="P11">bool collision_droite (int posx_p, int posy_p, int posx_ia, int posy_ia, int largeur_p, int hauteur_p, int largeur_ia, int hauteur_ia)</text:p>
      <text:p text:style-name="P11">{</text:p>
      <text:p text:style-name="P11"><text:s text:c="4"/><text:span text:style-name="T12">//Test si p est bloqué à droite par ia</text:span></text:p>
      <text:p text:style-name="P11"><text:s text:c="4"/>if (posx_p+largeur_p&gt;=posx_ia &amp;&amp; posy_p+hauteur_p&gt;=posy_ia &amp;&amp; posx_p+largeur_p&lt;=posx_ia+1 &amp;&amp; posy_p&lt;=posy_ia+hauteur_ia)</text:p>
      <text:p text:style-name="P11"><text:s text:c="8"/>return true;</text:p>
      <text:p text:style-name="P11"><text:s text:c="4"/>else</text:p>
      <text:p text:style-name="P11"><text:s text:c="8"/>return false;</text:p>
      <text:p text:style-name="P11">}</text:p>
      <text:p text:style-name="P11"/>
      <text:p text:style-name="P11">bool collision_gauche (int posx_p, int posy_p, int posx_ia, int posy_ia, int largeur_p, int hauteur_p, int largeur_ia, int hauteur_ia)</text:p>
      <text:p text:style-name="P11">{</text:p>
      <text:p text:style-name="P11"><text:s text:c="4"/><text:span text:style-name="T12">//Test si p est bloqué à gauche par ia</text:span></text:p>
      <text:p text:style-name="P11"><text:s text:c="4"/>if (posx_p&lt;=posx_ia+largeur_ia &amp;&amp; posx_p&gt;=posx_ia+largeur_ia-1 &amp;&amp; posy_p+hauteur_p&gt;=posy_ia &amp;&amp; posy_p&lt;=posy_ia+hauteur_ia)</text:p>
      <text:p text:style-name="P11"><text:s text:c="8"/>return true;</text:p>
      <text:p text:style-name="P11"><text:s text:c="4"/>else</text:p>
      <text:p text:style-name="P11"><text:s text:c="8"/>return false;</text:p>
      <text:p text:style-name="P11">}</text:p>
      <text:p text:style-name="P11"/>
      <text:p text:style-name="P11">void ennemy::changePas(int m_pas)</text:p>
      <text:p text:style-name="P11">{</text:p>
      <text:p text:style-name="P11"><text:s text:c="4"/>e_pas=m_pas;</text:p>
      <text:p text:style-name="P11">}</text:p>
      <text:p text:style-name="P11"/>
      <text:p text:style-name="P11">int ennemy::getPas()</text:p>
      <text:p text:style-name="P11">{</text:p>
      <text:p text:style-name="P11"><text:s text:c="4"/>return e_pas;</text:p>
      <text:p text:style-name="P11">}</text:p>
      <text:p text:style-name="P11"/>
      <text:p text:style-name="P11">heros::heros() : h_x(0), h_y(0), h_speed(0), h_life(0), h_angle(0), h_walkStep(0), h_isSlash(0)</text:p>
      <text:p text:style-name="P11">{</text:p>
      <text:p text:style-name="P11"/>
      <text:p text:style-name="P11">}</text:p>
      <text:p text:style-name="P11"/>
      <text:p text:style-name="P11">heros::heros(int m_x, int m_y, int m_speed, int m_life) : h_x(m_x), h_y(m_y), <text:soft-page-break/>h_speed(m_speed), h_life(m_life), h_angle(0), h_walkStep(0), h_isSlash(0)</text:p>
      <text:p text:style-name="P11">{</text:p>
      <text:p text:style-name="P11"/>
      <text:p text:style-name="P11">}</text:p>
      <text:p text:style-name="P11"/>
      <text:p text:style-name="P11">void heros::setPosition(int m_x, int m_y)</text:p>
      <text:p text:style-name="P11">{</text:p>
      <text:p text:style-name="P11"><text:s text:c="4"/>h_x=m_x;</text:p>
      <text:p text:style-name="P11"><text:s text:c="4"/>h_y=m_y;</text:p>
      <text:p text:style-name="P11">}</text:p>
      <text:p text:style-name="P11"/>
      <text:p text:style-name="P11">void heros::setX(int m_x)</text:p>
      <text:p text:style-name="P11">{</text:p>
      <text:p text:style-name="P11"><text:s text:c="4"/>h_x=m_x;</text:p>
      <text:p text:style-name="P11">}</text:p>
      <text:p text:style-name="P11"/>
      <text:p text:style-name="P11">void heros::setY(int m_y)</text:p>
      <text:p text:style-name="P11">{</text:p>
      <text:p text:style-name="P11"><text:s text:c="4"/>h_y=m_y;</text:p>
      <text:p text:style-name="P11">}</text:p>
      <text:p text:style-name="P11"/>
      <text:p text:style-name="P11">void heros::setSpeed(int m_speed)</text:p>
      <text:p text:style-name="P11">{</text:p>
      <text:p text:style-name="P11"><text:s text:c="4"/>h_speed=m_speed;</text:p>
      <text:p text:style-name="P11">}</text:p>
      <text:p text:style-name="P11"/>
      <text:p text:style-name="P11">void heros::setLife(int m_life)</text:p>
      <text:p text:style-name="P11">{</text:p>
      <text:p text:style-name="P11"><text:s text:c="4"/>h_life=m_life;</text:p>
      <text:p text:style-name="P11">}</text:p>
      <text:p text:style-name="P11"/>
      <text:p text:style-name="P11">void heros::findAngle(int mouse_x, int mouse_y)</text:p>
      <text:p text:style-name="P11">{</text:p>
      <text:p text:style-name="P11"><text:s text:c="4"/>h_angle=atan2((h_y-mouse_y),(h_x-mouse_x));</text:p>
      <text:p text:style-name="P11">}</text:p>
      <text:p text:style-name="P11"/>
      <text:p text:style-name="P11">void heros::setWalkStep(int m_walkStep)</text:p>
      <text:p text:style-name="P11">{</text:p>
      <text:p text:style-name="P11"><text:s text:c="4"/>m_walkStep=h_walkStep;</text:p>
      <text:p text:style-name="P11">}</text:p>
      <text:p text:style-name="P11"/>
      <text:p text:style-name="P11">void heros::setIsSlash(int m_slash)</text:p>
      <text:p text:style-name="P11">{</text:p>
      <text:p text:style-name="P11"><text:s text:c="4"/>if(h_isSlash&lt;=0)</text:p>
      <text:p text:style-name="P11"><text:s text:c="8"/>h_isSlash=m_slash;</text:p>
      <text:p text:style-name="P11">}</text:p>
      <text:p text:style-name="P11"/>
      <text:p text:style-name="P11">int heros::getX()</text:p>
      <text:p text:style-name="P11">{</text:p>
      <text:p text:style-name="P11"><text:s text:c="4"/>return h_x;</text:p>
      <text:p text:style-name="P11">}</text:p>
      <text:p text:style-name="P11"/>
      <text:p text:style-name="P11">int heros::getY()</text:p>
      <text:p text:style-name="P11">{</text:p>
      <text:p text:style-name="P11"><text:s text:c="4"/>return h_y;</text:p>
      <text:p text:style-name="P11">}</text:p>
      <text:p text:style-name="P11"/>
      <text:p text:style-name="P11">int heros::getSpeed()</text:p>
      <text:p text:style-name="P11">{</text:p>
      <text:p text:style-name="P11"><text:s text:c="4"/>return h_speed;</text:p>
      <text:p text:style-name="P11">}</text:p>
      <text:p text:style-name="P11"/>
      <text:p text:style-name="P11"><text:soft-page-break/>int heros::getLife()</text:p>
      <text:p text:style-name="P11">{</text:p>
      <text:p text:style-name="P11"><text:s text:c="4"/>return h_life;</text:p>
      <text:p text:style-name="P11">}</text:p>
      <text:p text:style-name="P11"/>
      <text:p text:style-name="P11">float heros::getAngle()</text:p>
      <text:p text:style-name="P11">{</text:p>
      <text:p text:style-name="P11"><text:s text:c="4"/>return h_angle;</text:p>
      <text:p text:style-name="P11">}</text:p>
      <text:p text:style-name="P11"/>
      <text:p text:style-name="P11">int heros::getWalkStep()</text:p>
      <text:p text:style-name="P11">{</text:p>
      <text:p text:style-name="P11"><text:s text:c="4"/>return h_walkStep;</text:p>
      <text:p text:style-name="P11">}</text:p>
      <text:p text:style-name="P11"/>
      <text:p text:style-name="P11">int heros::getSlashStep()</text:p>
      <text:p text:style-name="P11">{</text:p>
      <text:p text:style-name="P11"><text:s text:c="4"/>return h_isSlash;</text:p>
      <text:p text:style-name="P11">}</text:p>
      <text:p text:style-name="P11"/>
      <text:p text:style-name="P11">void heros::walkX(int m_x)</text:p>
      <text:p text:style-name="P11">{</text:p>
      <text:p text:style-name="P11"><text:s text:c="4"/>if(h_isSlash&gt;0)</text:p>
      <text:p text:style-name="P11"><text:s text:c="4"/>{</text:p>
      <text:p text:style-name="P11"><text:s text:c="8"/>h_isSlash-=1;</text:p>
      <text:p text:style-name="P11"><text:s text:c="8"/>if(h_isSlash&gt;200)</text:p>
      <text:p text:style-name="P11"><text:s text:c="8"/>{</text:p>
      <text:p text:style-name="P11"><text:s text:c="12"/>h_speed=40;</text:p>
      <text:p text:style-name="P11"><text:s text:c="8"/>}</text:p>
      <text:p text:style-name="P11"><text:s text:c="8"/>else</text:p>
      <text:p text:style-name="P11"><text:s text:c="8"/>{</text:p>
      <text:p text:style-name="P11"><text:s text:c="12"/>h_speed=3;</text:p>
      <text:p text:style-name="P11"><text:s text:c="8"/>}</text:p>
      <text:p text:style-name="P11"><text:s text:c="4"/>}</text:p>
      <text:p text:style-name="P11"><text:s text:c="4"/>if(m_x&gt;0)</text:p>
      <text:p text:style-name="P11"><text:s text:c="4"/>{</text:p>
      <text:p text:style-name="P11"><text:s text:c="8"/>if(h_walkStep==6)</text:p>
      <text:p text:style-name="P11"><text:s text:c="8"/>{</text:p>
      <text:p text:style-name="P11"><text:s text:c="12"/>h_walkStep=7;</text:p>
      <text:p text:style-name="P11"><text:s text:c="8"/>}</text:p>
      <text:p text:style-name="P11"><text:s text:c="8"/>else</text:p>
      <text:p text:style-name="P11"><text:s text:c="8"/>{</text:p>
      <text:p text:style-name="P11"><text:s text:c="12"/>h_walkStep=6;</text:p>
      <text:p text:style-name="P11"><text:s text:c="8"/>}</text:p>
      <text:p text:style-name="P11"><text:s text:c="4"/>}</text:p>
      <text:p text:style-name="P11"><text:s text:c="4"/>else</text:p>
      <text:p text:style-name="P11"><text:s text:c="4"/>{</text:p>
      <text:p text:style-name="P11"><text:s text:c="8"/>if(h_walkStep==4)</text:p>
      <text:p text:style-name="P11"><text:s text:c="8"/>{</text:p>
      <text:p text:style-name="P11"><text:s text:c="12"/>h_walkStep=5;</text:p>
      <text:p text:style-name="P11"><text:s text:c="8"/>}</text:p>
      <text:p text:style-name="P11"><text:s text:c="8"/>else</text:p>
      <text:p text:style-name="P11"><text:s text:c="8"/>{</text:p>
      <text:p text:style-name="P11"><text:s text:c="12"/>h_walkStep=4;</text:p>
      <text:p text:style-name="P11"><text:s text:c="8"/>}</text:p>
      <text:p text:style-name="P11"><text:s text:c="4"/>}</text:p>
      <text:p text:style-name="P11"><text:s text:c="4"/>h_x+=m_x;</text:p>
      <text:p text:style-name="P11">}</text:p>
      <text:p text:style-name="P11"/>
      <text:p text:style-name="P11">void heros::walkY(int m_y)</text:p>
      <text:p text:style-name="P11">{</text:p>
      <text:p text:style-name="P11"><text:s text:c="4"/>if(h_isSlash&gt;0)</text:p>
      <text:p text:style-name="P11"><text:soft-page-break/><text:s text:c="4"/>{</text:p>
      <text:p text:style-name="P11"><text:s text:c="8"/>h_isSlash-=1;</text:p>
      <text:p text:style-name="P11"><text:s text:c="8"/>if(h_isSlash&gt;200)</text:p>
      <text:p text:style-name="P11"><text:s text:c="8"/>{</text:p>
      <text:p text:style-name="P11"><text:s text:c="12"/>h_speed=40;</text:p>
      <text:p text:style-name="P11"><text:s text:c="8"/>}</text:p>
      <text:p text:style-name="P11"><text:s text:c="8"/>else</text:p>
      <text:p text:style-name="P11"><text:s text:c="8"/>{</text:p>
      <text:p text:style-name="P11"><text:s text:c="12"/>h_speed=3;</text:p>
      <text:p text:style-name="P11"><text:s text:c="8"/>}</text:p>
      <text:p text:style-name="P11"><text:s text:c="4"/>}</text:p>
      <text:p text:style-name="P11"><text:s text:c="4"/>if(m_y&gt;0)</text:p>
      <text:p text:style-name="P11"><text:s text:c="4"/>{</text:p>
      <text:p text:style-name="P11"><text:s text:c="8"/>if(h_walkStep==0)</text:p>
      <text:p text:style-name="P11"><text:s text:c="8"/>{</text:p>
      <text:p text:style-name="P11"><text:s text:c="12"/>h_walkStep=1;</text:p>
      <text:p text:style-name="P11"><text:s text:c="8"/>}</text:p>
      <text:p text:style-name="P11"><text:s text:c="8"/>else</text:p>
      <text:p text:style-name="P11"><text:s text:c="8"/>{</text:p>
      <text:p text:style-name="P11"><text:s text:c="12"/>h_walkStep=0;</text:p>
      <text:p text:style-name="P11"><text:s text:c="8"/>}</text:p>
      <text:p text:style-name="P11"><text:s text:c="4"/>}</text:p>
      <text:p text:style-name="P11"><text:s text:c="4"/>else</text:p>
      <text:p text:style-name="P11"><text:s text:c="4"/>{</text:p>
      <text:p text:style-name="P11"><text:s text:c="8"/>if(h_walkStep==2)</text:p>
      <text:p text:style-name="P11"><text:s text:c="8"/>{</text:p>
      <text:p text:style-name="P11"><text:s text:c="12"/>h_walkStep=3;</text:p>
      <text:p text:style-name="P11"><text:s text:c="8"/>}</text:p>
      <text:p text:style-name="P11"><text:s text:c="8"/>else</text:p>
      <text:p text:style-name="P11"><text:s text:c="8"/>{</text:p>
      <text:p text:style-name="P11"><text:s text:c="12"/>h_walkStep=2;</text:p>
      <text:p text:style-name="P11"><text:s text:c="8"/>}</text:p>
      <text:p text:style-name="P11"><text:s text:c="4"/>}</text:p>
      <text:p text:style-name="P11"><text:s text:c="4"/>h_y+=m_y;</text:p>
      <text:p text:style-name="P11">}</text:p>
      <text:p text:style-name="P11"/>
      <text:p text:style-name="P11">void setTexureRectNinja(sf::Sprite* spriteGeneral, int ninjaWalkStep, int slash)</text:p>
      <text:p text:style-name="P11">{</text:p>
      <text:p text:style-name="P11"><text:s text:c="4"/><text:span text:style-name="T12">//On change la texture du ninja selon si il dash et sa direction</text:span></text:p>
      <text:p text:style-name="P11"><text:s text:c="4"/>if(slash&lt;200)</text:p>
      <text:p text:style-name="P11"><text:s text:c="4"/>{</text:p>
      <text:p text:style-name="P11"><text:s text:c="8"/>switch(ninjaWalkStep)</text:p>
      <text:p text:style-name="P11"><text:s text:c="8"/>{</text:p>
      <text:p text:style-name="P11"><text:s text:c="8"/>case 0:</text:p>
      <text:p text:style-name="P11"><text:s text:c="12"/>spriteGeneral-&gt;setTextureRect(sf::IntRect(60, 0, 20, 20));</text:p>
      <text:p text:style-name="P11"><text:s text:c="12"/>break;</text:p>
      <text:p text:style-name="P11"><text:s text:c="8"/>case 1:</text:p>
      <text:p text:style-name="P11"><text:s text:c="12"/>spriteGeneral-&gt;setTextureRect(sf::IntRect(80, 0, 20, 20));</text:p>
      <text:p text:style-name="P11"><text:s text:c="12"/>break;</text:p>
      <text:p text:style-name="P11"><text:s text:c="8"/>case 2:</text:p>
      <text:p text:style-name="P11"><text:s text:c="12"/>spriteGeneral-&gt;setTextureRect(sf::IntRect(60, 20, 20, 20));</text:p>
      <text:p text:style-name="P11"><text:s text:c="12"/>break;</text:p>
      <text:p text:style-name="P11"><text:s text:c="8"/>case 3:</text:p>
      <text:p text:style-name="P11"><text:s text:c="12"/>spriteGeneral-&gt;setTextureRect(sf::IntRect(80, 20, 20, 20));</text:p>
      <text:p text:style-name="P11"><text:s text:c="12"/>break;</text:p>
      <text:p text:style-name="P11"><text:s text:c="8"/>case 4:</text:p>
      <text:p text:style-name="P11"><text:s text:c="12"/>spriteGeneral-&gt;setTextureRect(sf::IntRect(80, 0, -20, 20));</text:p>
      <text:p text:style-name="P11"><text:s text:c="12"/>break;</text:p>
      <text:p text:style-name="P11"><text:s text:c="8"/>case 5:</text:p>
      <text:p text:style-name="P11"><text:s text:c="12"/>spriteGeneral-&gt;setTextureRect(sf::IntRect(80, 0, -20, 20));</text:p>
      <text:p text:style-name="P11"><text:s text:c="12"/>break;</text:p>
      <text:p text:style-name="P11"><text:s text:c="8"/>case 6:</text:p>
      <text:p text:style-name="P11"><text:soft-page-break/><text:s text:c="12"/>spriteGeneral-&gt;setTextureRect(sf::IntRect(60, 0, 20, 20));</text:p>
      <text:p text:style-name="P11"><text:s text:c="12"/>break;</text:p>
      <text:p text:style-name="P11"><text:s text:c="8"/>case 7:</text:p>
      <text:p text:style-name="P11"><text:s text:c="12"/>spriteGeneral-&gt;setTextureRect(sf::IntRect(80, 0, 20, 20));</text:p>
      <text:p text:style-name="P11"><text:s text:c="12"/>break;</text:p>
      <text:p text:style-name="P11"><text:s text:c="8"/>default:</text:p>
      <text:p text:style-name="P11"><text:s text:c="12"/>spriteGeneral-&gt;setTextureRect(sf::IntRect(60, 0, 20, 20));</text:p>
      <text:p text:style-name="P11"><text:s text:c="12"/>break;</text:p>
      <text:p text:style-name="P11"><text:s text:c="8"/>}</text:p>
      <text:p text:style-name="P11"><text:s text:c="4"/>}</text:p>
      <text:p text:style-name="P11"><text:s text:c="4"/>else</text:p>
      <text:p text:style-name="P11"><text:s text:c="4"/>{</text:p>
      <text:p text:style-name="P11"><text:s text:c="8"/>switch(ninjaWalkStep)</text:p>
      <text:p text:style-name="P11"><text:s text:c="8"/>{</text:p>
      <text:p text:style-name="P11"><text:s text:c="8"/>case 0:</text:p>
      <text:p text:style-name="P11"><text:s text:c="12"/>spriteGeneral-&gt;setTextureRect(sf::IntRect(120, 20, 20, 20));</text:p>
      <text:p text:style-name="P11"><text:s text:c="12"/>break;</text:p>
      <text:p text:style-name="P11"><text:s text:c="8"/>case 1:</text:p>
      <text:p text:style-name="P11"><text:s text:c="12"/>spriteGeneral-&gt;setTextureRect(sf::IntRect(120, 20, 20, 20));</text:p>
      <text:p text:style-name="P11"><text:s text:c="12"/>break;</text:p>
      <text:p text:style-name="P11"><text:s text:c="8"/>case 2:</text:p>
      <text:p text:style-name="P11"><text:s text:c="12"/>spriteGeneral-&gt;setTextureRect(sf::IntRect(100, 20, 20, 20));</text:p>
      <text:p text:style-name="P11"><text:s text:c="12"/>break;</text:p>
      <text:p text:style-name="P11"><text:s text:c="8"/>case 3:</text:p>
      <text:p text:style-name="P11"><text:s text:c="12"/>spriteGeneral-&gt;setTextureRect(sf::IntRect(100, 20, 20, 20));</text:p>
      <text:p text:style-name="P11"><text:s text:c="12"/>break;</text:p>
      <text:p text:style-name="P11"><text:s text:c="8"/>case 4:</text:p>
      <text:p text:style-name="P11"><text:s text:c="12"/>spriteGeneral-&gt;setTextureRect(sf::IntRect(120, 0, -20, 20));</text:p>
      <text:p text:style-name="P11"><text:s text:c="12"/>break;</text:p>
      <text:p text:style-name="P11"><text:s text:c="8"/>case 5:</text:p>
      <text:p text:style-name="P11"><text:s text:c="12"/>spriteGeneral-&gt;setTextureRect(sf::IntRect(120, 0, -20, 20));</text:p>
      <text:p text:style-name="P11"><text:s text:c="12"/>break;</text:p>
      <text:p text:style-name="P11"><text:s text:c="8"/>case 6:</text:p>
      <text:p text:style-name="P11"><text:s text:c="12"/>spriteGeneral-&gt;setTextureRect(sf::IntRect(100, 0, 20, 20));</text:p>
      <text:p text:style-name="P11"><text:s text:c="12"/>break;</text:p>
      <text:p text:style-name="P11"><text:s text:c="8"/>case 7:</text:p>
      <text:p text:style-name="P11"><text:s text:c="12"/>spriteGeneral-&gt;setTextureRect(sf::IntRect(100, 0, 20, 20));</text:p>
      <text:p text:style-name="P11"><text:s text:c="12"/>break;</text:p>
      <text:p text:style-name="P11"><text:s text:c="8"/>default:</text:p>
      <text:p text:style-name="P11"><text:s text:c="12"/>spriteGeneral-&gt;setTextureRect(sf::IntRect(120, 20, 20, 20));</text:p>
      <text:p text:style-name="P11"><text:s text:c="12"/>break;</text:p>
      <text:p text:style-name="P11"><text:s text:c="8"/>}</text:p>
      <text:p text:style-name="P11"><text:s text:c="4"/>}</text:p>
      <text:p text:style-name="P11">}</text:p>
      <text:p text:style-name="P11"/>
      <text:p text:style-name="P11">void writeDebugMap(int ninjaX, int ninjaY, int*plan)</text:p>
      <text:p text:style-name="P11">{</text:p>
      <text:p text:style-name="P11"><text:s text:c="4"/>printf("map : \n\n");</text:p>
      <text:p text:style-name="P11"/>
      <text:p text:style-name="P11"><text:s text:c="4"/>int i=0;</text:p>
      <text:p text:style-name="P11"><text:s text:c="4"/>int j=0;</text:p>
      <text:p text:style-name="P11"><text:s text:c="4"/>int posX=ninjaX/60;</text:p>
      <text:p text:style-name="P11"><text:s text:c="4"/>int posY=ninjaY/60;</text:p>
      <text:p text:style-name="P11"><text:s text:c="4"/>int numCase=0;</text:p>
      <text:p text:style-name="P11"/>
      <text:p text:style-name="P11"><text:s text:c="4"/>for (i=0; i&lt;10; i++)</text:p>
      <text:p text:style-name="P11"><text:s text:c="4"/>{</text:p>
      <text:p text:style-name="P11"><text:s text:c="8"/>for(j=0; j&lt;10; j++)</text:p>
      <text:p text:style-name="P11"><text:s text:c="8"/>{</text:p>
      <text:p text:style-name="P11"><text:s text:c="12"/>numCase=j+i*10;</text:p>
      <text:p text:style-name="P11"><text:s text:c="12"/>numCase=plan[numCase];</text:p>
      <text:p text:style-name="P11"><text:s text:c="12"/>if(posX==j &amp;&amp; posY==i)</text:p>
      <text:p text:style-name="P11"><text:soft-page-break/><text:s text:c="12"/>{</text:p>
      <text:p text:style-name="P11"><text:s text:c="16"/>printf(" <text:s/>n ");</text:p>
      <text:p text:style-name="P11"><text:s text:c="12"/>}</text:p>
      <text:p text:style-name="P11"><text:s text:c="12"/>else</text:p>
      <text:p text:style-name="P11"><text:s text:c="12"/>{</text:p>
      <text:p text:style-name="P11"><text:s text:c="16"/>if(numCase&lt;10)</text:p>
      <text:p text:style-name="P11"><text:s text:c="16"/>{</text:p>
      <text:p text:style-name="P11"><text:s text:c="20"/>printf(" <text:s/>%i ", numCase);</text:p>
      <text:p text:style-name="P11"><text:s text:c="16"/>}</text:p>
      <text:p text:style-name="P11"><text:s text:c="16"/>else</text:p>
      <text:p text:style-name="P11"><text:s text:c="16"/>{</text:p>
      <text:p text:style-name="P11"><text:s text:c="20"/>printf(" %i ", numCase);</text:p>
      <text:p text:style-name="P11"><text:s text:c="16"/>}</text:p>
      <text:p text:style-name="P11"><text:s text:c="12"/>}</text:p>
      <text:p text:style-name="P11"><text:s text:c="8"/>}</text:p>
      <text:p text:style-name="P11"><text:s text:c="8"/>printf("\n");</text:p>
      <text:p text:style-name="P11"><text:s text:c="4"/>}</text:p>
      <text:p text:style-name="P11"/>
      <text:p text:style-name="P11"><text:s text:c="4"/>printf("\n---------------------\n");</text:p>
      <text:p text:style-name="P11">}</text:p>
      <text:p text:style-name="P11"/>
      <text:p text:style-name="P11">int collisionNinjaMur(int ninjaX, int ninjaY, int* plan, int direction)</text:p>
      <text:p text:style-name="P11">{</text:p>
      <text:p text:style-name="P11"><text:s text:c="4"/><text:span text:style-name="T12">//On test les collisions tout autour du ninja</text:span></text:p>
      <text:p text:style-name="P11"><text:s text:c="4"/>int tailleCase = 60;</text:p>
      <text:p text:style-name="P11"><text:s text:c="4"/>int nbCase = 10;</text:p>
      <text:p text:style-name="P11"><text:s text:c="4"/>int caseUP=plan[((ninjaX/tailleCase))+(((ninjaY-1)/tailleCase)*nbCase)];</text:p>
      <text:p text:style-name="P11"><text:s text:c="4"/>int caseDOWN=plan[((ninjaX)/tailleCase)+(((ninjaY+40)/tailleCase)*nbCase)];</text:p>
      <text:p text:style-name="P11"><text:s text:c="4"/>int caseLEFT=plan[((ninjaX-1)/tailleCase)+((ninjaY/tailleCase)*nbCase)];</text:p>
      <text:p text:style-name="P11"><text:s text:c="4"/>int caseRIGHT=plan[((ninjaX+40)/tailleCase)+((ninjaY/tailleCase)*nbCase)];</text:p>
      <text:p text:style-name="P11"><text:s text:c="4"/>int retour=0;</text:p>
      <text:p text:style-name="P11"><text:s text:c="4"/>int k=0;</text:p>
      <text:p text:style-name="P11"><text:s text:c="4"/>switch(direction)</text:p>
      <text:p text:style-name="P11"><text:s text:c="4"/>{</text:p>
      <text:p text:style-name="P11"><text:s text:c="4"/>case 0:</text:p>
      <text:p text:style-name="P11"><text:s text:c="8"/>for(k=-9; k&lt;20; k++)</text:p>
      <text:p text:style-name="P11"><text:s text:c="8"/>{</text:p>
      <text:p text:style-name="P11"><text:s text:c="12"/>caseUP=plan[(((ninjaX+k)/tailleCase))+(((ninjaY-21)/tailleCase)*nbCase)];</text:p>
      <text:p text:style-name="P11"><text:s text:c="12"/>if(caseUP!=4 &amp;&amp; caseUP&lt;9)</text:p>
      <text:p text:style-name="P11"><text:s text:c="12"/>{</text:p>
      <text:p text:style-name="P11"><text:s text:c="16"/>retour=1;</text:p>
      <text:p text:style-name="P11"><text:s text:c="12"/>}</text:p>
      <text:p text:style-name="P11"><text:s text:c="12"/>if(((ninjaY-22)/tailleCase) &lt; 0)</text:p>
      <text:p text:style-name="P11"><text:s text:c="12"/>{</text:p>
      <text:p text:style-name="P11"><text:s text:c="16"/>retour = 1;</text:p>
      <text:p text:style-name="P11"><text:s text:c="12"/>}</text:p>
      <text:p text:style-name="P11"><text:s text:c="8"/>}</text:p>
      <text:p text:style-name="P11"><text:s text:c="8"/>break;</text:p>
      <text:p text:style-name="P11"><text:s text:c="4"/>case 1:</text:p>
      <text:p text:style-name="P11"><text:s text:c="8"/>for(k=-9; k&lt;10; k++)</text:p>
      <text:p text:style-name="P11"><text:s text:c="8"/>{</text:p>
      <text:p text:style-name="P11"><text:s text:c="12"/>caseDOWN=plan[((ninjaX+k)/tailleCase)+(((ninjaY+21)/tailleCase)*nbCase)];</text:p>
      <text:p text:style-name="P11"><text:s text:c="12"/>if(caseDOWN!=4 &amp;&amp; caseDOWN&lt;9)</text:p>
      <text:p text:style-name="P11"><text:s text:c="12"/>{</text:p>
      <text:p text:style-name="P11"><text:s text:c="16"/>retour= 1;</text:p>
      <text:p text:style-name="P11"><text:s text:c="12"/>}</text:p>
      <text:p text:style-name="P11"><text:s text:c="12"/>if(((ninjaY+22)/tailleCase) &gt;= nbCase)</text:p>
      <text:p text:style-name="P11"><text:s text:c="12"/>{</text:p>
      <text:p text:style-name="P11"><text:s text:c="16"/>retour = 1;</text:p>
      <text:p text:style-name="P11"><text:s text:c="12"/>}</text:p>
      <text:p text:style-name="P11"><text:s text:c="8"/>}</text:p>
      <text:p text:style-name="P11"><text:s text:c="8"/>break;</text:p>
      <text:p text:style-name="P11"><text:soft-page-break/><text:s text:c="4"/>case 2:</text:p>
      <text:p text:style-name="P11"><text:s text:c="8"/>for(k=-20; k&lt;20; k++)</text:p>
      <text:p text:style-name="P11"><text:s text:c="8"/>{</text:p>
      <text:p text:style-name="P11"><text:s text:c="12"/>caseLEFT=plan[((ninjaX-10)/tailleCase)+(((ninjaY+k)/tailleCase)*nbCase)];</text:p>
      <text:p text:style-name="P11"><text:s text:c="12"/>if(caseLEFT!=4 &amp;&amp; caseLEFT&lt;9)</text:p>
      <text:p text:style-name="P11"><text:s text:c="12"/>{</text:p>
      <text:p text:style-name="P11"><text:s text:c="16"/>retour= 1;</text:p>
      <text:p text:style-name="P11"><text:s text:c="12"/>}</text:p>
      <text:p text:style-name="P11"><text:s text:c="12"/>if(((ninjaX-11)/tailleCase) &lt; 0)</text:p>
      <text:p text:style-name="P11"><text:s text:c="12"/>{</text:p>
      <text:p text:style-name="P11"><text:s text:c="16"/>retour = 1;</text:p>
      <text:p text:style-name="P11"><text:s text:c="12"/>}</text:p>
      <text:p text:style-name="P11"><text:s text:c="8"/>}</text:p>
      <text:p text:style-name="P11"><text:s text:c="8"/>break;</text:p>
      <text:p text:style-name="P11"><text:s text:c="4"/>case 3:</text:p>
      <text:p text:style-name="P11"><text:s text:c="8"/>for(k=-20; k&lt;20; k++)</text:p>
      <text:p text:style-name="P11"><text:s text:c="8"/>{</text:p>
      <text:p text:style-name="P11"><text:s text:c="12"/>caseRIGHT=plan[((ninjaX+10)/tailleCase)+(((ninjaY+k)/tailleCase)*nbCase)];</text:p>
      <text:p text:style-name="P11"><text:s text:c="12"/>if(caseRIGHT!=4 &amp;&amp; caseRIGHT&lt;9)</text:p>
      <text:p text:style-name="P11"><text:s text:c="12"/>{</text:p>
      <text:p text:style-name="P11"><text:s text:c="16"/>retour= 1;</text:p>
      <text:p text:style-name="P11"><text:s text:c="12"/>}</text:p>
      <text:p text:style-name="P11"><text:s text:c="12"/>if(((ninjaX+11)/tailleCase) &gt;= nbCase)</text:p>
      <text:p text:style-name="P11"><text:s text:c="12"/>{</text:p>
      <text:p text:style-name="P11"><text:s text:c="16"/>retour = 1;</text:p>
      <text:p text:style-name="P11"><text:s text:c="12"/>}</text:p>
      <text:p text:style-name="P11"><text:s text:c="8"/>}</text:p>
      <text:p text:style-name="P11"><text:s text:c="8"/>break;</text:p>
      <text:p text:style-name="P11"><text:s text:c="4"/>default:</text:p>
      <text:p text:style-name="P11"><text:s text:c="8"/>retour= 0;</text:p>
      <text:p text:style-name="P11"><text:s text:c="8"/>break;</text:p>
      <text:p text:style-name="P11"><text:s text:c="4"/>}</text:p>
      <text:p text:style-name="P11"><text:s text:c="4"/>return retour;</text:p>
      <text:p text:style-name="P11">}</text:p>
      <text:p text:style-name="P11"/>
      <text:p text:style-name="P11">void deplacementSouris(heros* ninja, int mouseX, int mouseY, int* plan, ennemy* vague, int* score, int* nbMorts, Fireball* tabFireball, int nbboule)</text:p>
      <text:p text:style-name="P11">{</text:p>
      <text:p text:style-name="P11"><text:s text:c="4"/>int k=0;</text:p>
      <text:p text:style-name="P11"><text:s text:c="8"/>for(k=0; k&lt;ninja-&gt;getSpeed(); k++)</text:p>
      <text:p text:style-name="P11"><text:s text:c="8"/>{</text:p>
      <text:p text:style-name="P11"><text:s text:c="12"/><text:span text:style-name="T12">//on récupere la distance entre le ninja et la souris pour savoir si il bouge (distance supérieur à 5)</text:span></text:p>
      <text:p text:style-name="P11"><text:s text:c="12"/>int distanceY=abs(mouseY-ninja-&gt;getY());</text:p>
      <text:p text:style-name="P11"><text:s text:c="12"/>int distanceX=abs(mouseX-ninja-&gt;getX());</text:p>
      <text:p text:style-name="P11"/>
      <text:p text:style-name="P11"><text:s text:c="12"/>if(ninja-&gt;getSlashStep() &gt; 200)</text:p>
      <text:p text:style-name="P11"><text:s text:c="12"/>{</text:p>
      <text:p text:style-name="P11"><text:s text:c="16"/><text:span text:style-name="T12">//quand il dash on remplace les distances par les valeurs de l'angle pour ensuite l'orienter</text:span></text:p>
      <text:p text:style-name="P11"><text:s text:c="16"/>distanceY = -sin(ninja-&gt;getAngle())*100;</text:p>
      <text:p text:style-name="P11"><text:s text:c="16"/>distanceX = -cos(ninja-&gt;getAngle())*100;</text:p>
      <text:p text:style-name="P11"><text:s text:c="16"/>mouseX = ninja-&gt;getX()+distanceX;</text:p>
      <text:p text:style-name="P11"><text:s text:c="16"/>mouseY = ninja-&gt;getY()+distanceY;</text:p>
      <text:p text:style-name="P11"><text:s text:c="12"/>}</text:p>
      <text:p text:style-name="P11"><text:s text:c="12"/>else</text:p>
      <text:p text:style-name="P11"><text:s text:c="12"/>{</text:p>
      <text:p text:style-name="P11"><text:s text:c="16"/><text:span text:style-name="T12">//Quand le ninja ne dash pas on actualise l'orientation</text:span></text:p>
      <text:p text:style-name="P11"><text:s text:c="16"/>ninja-&gt;findAngle(mouseX, mouseY);</text:p>
      <text:p text:style-name="P11"><text:s text:c="12"/>}</text:p>
      <text:p text:style-name="P11"/>
      <text:p text:style-name="P11"><text:s text:c="12"/><text:span text:style-name="T12">//on test la mort des ennemis</text:span></text:p>
      <text:p text:style-name="P12"><text:soft-page-break/><text:s text:c="12"/>//on test la position des ennemis pour savoir si on les à touchés</text:p>
      <text:p text:style-name="P12"><text:s text:c="12"/>//si oui, on les considère comme mort</text:p>
      <text:p text:style-name="P11"><text:s text:c="12"/>int i=0;</text:p>
      <text:p text:style-name="P11"><text:s text:c="12"/>for(i=0; i&lt;MAXENNEMY; i++)</text:p>
      <text:p text:style-name="P11"><text:s text:c="12"/>{</text:p>
      <text:p text:style-name="P11"><text:s text:c="16"/>if(vague[i].get_x() &gt; ninja-&gt;getX()-10 &amp;&amp; vague[i].get_x() &lt; ninja-&gt;getX()+10 &amp;&amp; vague[i].get_y() &gt; ninja-&gt;getY()-20 &amp;&amp; vague[i].get_y() &lt; ninja-&gt;getY()+20)</text:p>
      <text:p text:style-name="P11"><text:s text:c="16"/>{</text:p>
      <text:p text:style-name="P11"><text:s text:c="20"/><text:span text:style-name="T12">//si le ninja est sur un slime et qu'il dash le slime meurt</text:span></text:p>
      <text:p text:style-name="P12"><text:s text:c="20"/>//sinon le ninja meurt</text:p>
      <text:p text:style-name="P11"><text:s text:c="20"/>if(ninja-&gt;getSlashStep()&gt;200)</text:p>
      <text:p text:style-name="P11"><text:s text:c="24"/>{</text:p>
      <text:p text:style-name="P11"><text:s text:c="20"/>if(vague[i].isActif() == 1)</text:p>
      <text:p text:style-name="P11"><text:s text:c="20"/>{</text:p>
      <text:p text:style-name="P11"><text:s text:c="24"/>if(vague[i].getType()==0)</text:p>
      <text:p text:style-name="P11"><text:s text:c="24"/>{</text:p>
      <text:p text:style-name="P11"><text:s text:c="28"/>*score += 10;</text:p>
      <text:p text:style-name="P11"><text:s text:c="24"/>}</text:p>
      <text:p text:style-name="P11"><text:s text:c="24"/>else</text:p>
      <text:p text:style-name="P11"><text:s text:c="24"/>{</text:p>
      <text:p text:style-name="P11"><text:s text:c="28"/>*score += 4;</text:p>
      <text:p text:style-name="P11"><text:s text:c="24"/>}</text:p>
      <text:p text:style-name="P11"><text:s text:c="20"/>(*nbMorts)++;</text:p>
      <text:p text:style-name="P11"><text:s text:c="20"/>}</text:p>
      <text:p text:style-name="P11"><text:s text:c="20"/>vague[i].setActif(0);</text:p>
      <text:p text:style-name="P11"><text:s text:c="24"/>}</text:p>
      <text:p text:style-name="P11"><text:s text:c="24"/>else</text:p>
      <text:p text:style-name="P11"><text:s text:c="24"/>{</text:p>
      <text:p text:style-name="P11"><text:s text:c="28"/>ninja-&gt;setLife(0);</text:p>
      <text:p text:style-name="P11"><text:s text:c="24"/>}</text:p>
      <text:p text:style-name="P11"><text:s text:c="16"/>}</text:p>
      <text:p text:style-name="P11"><text:s text:c="12"/>}</text:p>
      <text:p text:style-name="P11"><text:s text:c="12"/>for (i=0;i&lt;nbboule;i++)</text:p>
      <text:p text:style-name="P11"><text:s text:c="12"/>{</text:p>
      <text:p text:style-name="P11"><text:s text:c="16"/><text:span text:style-name="T12">//le même test que les slime mais avec les boules de feu</text:span></text:p>
      <text:p text:style-name="P11"><text:s text:c="16"/>if (tabFireball[i].get_posx() &gt; ninja-&gt;getX()-10 &amp;&amp; tabFireball[i].get_posx() &lt; ninja-&gt;getX()+10 &amp;&amp; tabFireball[i].get_posy() &gt; ninja-&gt;getY()-20 &amp;&amp; tabFireball[i].get_posy() &lt; ninja-&gt;getY()+20)</text:p>
      <text:p text:style-name="P11"><text:s text:c="16"/>{</text:p>
      <text:p text:style-name="P11"><text:s text:c="20"/>if (ninja-&gt;getSlashStep()&lt;200)</text:p>
      <text:p text:style-name="P11"><text:s text:c="20"/>{</text:p>
      <text:p text:style-name="P11"><text:s text:c="24"/>ninja-&gt;setLife(0);</text:p>
      <text:p text:style-name="P11"><text:s text:c="20"/>}</text:p>
      <text:p text:style-name="P11"><text:s text:c="16"/>}</text:p>
      <text:p text:style-name="P11"><text:s text:c="12"/>}</text:p>
      <text:p text:style-name="P11"><text:s text:c="12"/><text:span text:style-name="T12">//fini</text:span></text:p>
      <text:p text:style-name="P12"><text:s text:c="12"/>//on déplace le ninja pixel par pixel en testant les collisions avec les murs</text:p>
      <text:p text:style-name="P11"><text:s text:c="12"/>if(distanceY &gt; distanceX &amp;&amp; (abs(distanceX)&gt;5 || abs(distanceY)&gt;5))</text:p>
      <text:p text:style-name="P11"><text:s text:c="12"/>{</text:p>
      <text:p text:style-name="P11"><text:s text:c="16"/>if(mouseY&gt;ninja-&gt;getY() &amp;&amp; collisionNinjaMur(ninja-&gt;getX(), ninja-&gt;getY(), plan, 1)==0)</text:p>
      <text:p text:style-name="P11"><text:s text:c="16"/>{</text:p>
      <text:p text:style-name="P11"><text:s text:c="20"/>ninja-&gt;walkY(1);</text:p>
      <text:p text:style-name="P11"><text:s text:c="16"/>}</text:p>
      <text:p text:style-name="P11"><text:s text:c="16"/>else if(collisionNinjaMur(ninja-&gt;getX(), ninja-&gt;getY(), plan, 0)==0)</text:p>
      <text:p text:style-name="P11"><text:s text:c="16"/>{</text:p>
      <text:p text:style-name="P11"><text:s text:c="20"/>ninja-&gt;walkY(-1);</text:p>
      <text:p text:style-name="P11"><text:s text:c="16"/>}</text:p>
      <text:p text:style-name="P11"/>
      <text:p text:style-name="P11"><text:s text:c="16"/>if(mouseX&gt;ninja-&gt;getX() &amp;&amp; collisionNinjaMur(ninja-&gt;getX(), ninja-<text:soft-page-break/>&gt;getY(), plan, 3)==0)</text:p>
      <text:p text:style-name="P11"><text:s text:c="16"/>{</text:p>
      <text:p text:style-name="P11"><text:s text:c="20"/>ninja-&gt;walkX(1);</text:p>
      <text:p text:style-name="P11"><text:s text:c="16"/>}</text:p>
      <text:p text:style-name="P11"><text:s text:c="16"/>else if(collisionNinjaMur(ninja-&gt;getX(), ninja-&gt;getY(), plan, 2)==0)</text:p>
      <text:p text:style-name="P11"><text:s text:c="16"/>{</text:p>
      <text:p text:style-name="P11"><text:s text:c="20"/>ninja-&gt;walkX(-1);</text:p>
      <text:p text:style-name="P11"><text:s text:c="16"/>}</text:p>
      <text:p text:style-name="P11"/>
      <text:p text:style-name="P11"><text:s text:c="16"/>if(mouseY&gt;ninja-&gt;getY() <text:s/>&amp;&amp; collisionNinjaMur(ninja-&gt;getX(), ninja-&gt;getY(), plan, 1)==0)</text:p>
      <text:p text:style-name="P11"><text:s text:c="16"/>{</text:p>
      <text:p text:style-name="P11"><text:s text:c="20"/>ninja-&gt;walkY(1);</text:p>
      <text:p text:style-name="P11"><text:s text:c="16"/>}</text:p>
      <text:p text:style-name="P11"><text:s text:c="16"/>else if(collisionNinjaMur(ninja-&gt;getX(), ninja-&gt;getY(), plan, 0)==0)</text:p>
      <text:p text:style-name="P11"><text:s text:c="16"/>{</text:p>
      <text:p text:style-name="P11"><text:s text:c="20"/>ninja-&gt;walkY(-1);</text:p>
      <text:p text:style-name="P11"><text:s text:c="16"/>}</text:p>
      <text:p text:style-name="P11"><text:s text:c="12"/>}</text:p>
      <text:p text:style-name="P11"><text:s text:c="12"/>else if(abs(distanceX)&gt;5 || abs(distanceY)&gt;5)</text:p>
      <text:p text:style-name="P11"><text:s text:c="12"/>{</text:p>
      <text:p text:style-name="P11"><text:s text:c="16"/>if(mouseX&gt;ninja-&gt;getX() &amp;&amp; collisionNinjaMur(ninja-&gt;getX(), ninja-&gt;getY(), plan, 3)==0)</text:p>
      <text:p text:style-name="P11"><text:s text:c="16"/>{</text:p>
      <text:p text:style-name="P11"><text:s text:c="20"/>ninja-&gt;walkX(1);</text:p>
      <text:p text:style-name="P11"><text:s text:c="16"/>}</text:p>
      <text:p text:style-name="P11"><text:s text:c="16"/>else if(collisionNinjaMur(ninja-&gt;getX(), ninja-&gt;getY(), plan, 2)==0)</text:p>
      <text:p text:style-name="P11"><text:s text:c="16"/>{</text:p>
      <text:p text:style-name="P11"><text:s text:c="20"/>ninja-&gt;walkX(-1);</text:p>
      <text:p text:style-name="P11"><text:s text:c="16"/>}</text:p>
      <text:p text:style-name="P11"><text:s text:c="16"/>if(mouseY&gt;ninja-&gt;getY() &amp;&amp; collisionNinjaMur(ninja-&gt;getX(), ninja-&gt;getY(), plan, 1)==0)</text:p>
      <text:p text:style-name="P11"><text:s text:c="16"/>{</text:p>
      <text:p text:style-name="P11"><text:s text:c="20"/>ninja-&gt;walkY(1);</text:p>
      <text:p text:style-name="P11"><text:s text:c="16"/>}</text:p>
      <text:p text:style-name="P11"><text:s text:c="16"/>else if(collisionNinjaMur(ninja-&gt;getX(), ninja-&gt;getY(), plan, 0)==0)</text:p>
      <text:p text:style-name="P11"><text:s text:c="16"/>{</text:p>
      <text:p text:style-name="P11"><text:s text:c="20"/>ninja-&gt;walkY(-1);</text:p>
      <text:p text:style-name="P11"><text:s text:c="16"/>}</text:p>
      <text:p text:style-name="P11"/>
      <text:p text:style-name="P11"><text:s text:c="16"/>if(mouseX&gt;ninja-&gt;getX() &amp;&amp; collisionNinjaMur(ninja-&gt;getX(), ninja-&gt;getY(), plan, 3)==0)</text:p>
      <text:p text:style-name="P11"><text:s text:c="16"/>{</text:p>
      <text:p text:style-name="P11"><text:s text:c="20"/>ninja-&gt;walkX(1);</text:p>
      <text:p text:style-name="P11"><text:s text:c="16"/>}</text:p>
      <text:p text:style-name="P11"><text:s text:c="16"/>else if(collisionNinjaMur(ninja-&gt;getX(), ninja-&gt;getY(), plan, 2)==0)</text:p>
      <text:p text:style-name="P11"><text:s text:c="16"/>{</text:p>
      <text:p text:style-name="P11"><text:s text:c="20"/>ninja-&gt;walkX(-1);</text:p>
      <text:p text:style-name="P11"><text:s text:c="16"/>}</text:p>
      <text:p text:style-name="P11"><text:s text:c="12"/>}</text:p>
      <text:p text:style-name="P11"><text:s text:c="8"/>}</text:p>
      <text:p text:style-name="P11">}</text:p>
      <text:p text:style-name="P11"/>
      <text:p text:style-name="P11">Fireball::Fireball() : m_posx(0), m_posy(0), m_pas(0)</text:p>
      <text:p text:style-name="P11">{</text:p>
      <text:p text:style-name="P11"/>
      <text:p text:style-name="P11">}</text:p>
      <text:p text:style-name="P11"/>
      <text:p text:style-name="P11">Fireball::~Fireball()</text:p>
      <text:p text:style-name="P11">{</text:p>
      <text:p text:style-name="P11"><text:s text:c="4"/><text:span text:style-name="T12">//Destructeur</text:span></text:p>
      <text:p text:style-name="P11">}</text:p>
      <text:p text:style-name="P11"><text:soft-page-break/></text:p>
      <text:p text:style-name="P11">int Fireball::get_posx()</text:p>
      <text:p text:style-name="P11">{</text:p>
      <text:p text:style-name="P11"><text:s text:c="4"/>return m_posx;</text:p>
      <text:p text:style-name="P11">}</text:p>
      <text:p text:style-name="P11"/>
      <text:p text:style-name="P11">int Fireball::get_posy()</text:p>
      <text:p text:style-name="P11">{</text:p>
      <text:p text:style-name="P11"><text:s text:c="4"/>return m_posy;</text:p>
      <text:p text:style-name="P11">}</text:p>
      <text:p text:style-name="P11"/>
      <text:p text:style-name="P11">int Fireball::get_pas()</text:p>
      <text:p text:style-name="P11">{</text:p>
      <text:p text:style-name="P11"><text:s text:c="4"/>return m_pas;</text:p>
      <text:p text:style-name="P11">}</text:p>
      <text:p text:style-name="P11"/>
      <text:p text:style-name="P11">void Fireball::set_pas(int new_pas)</text:p>
      <text:p text:style-name="P11">{</text:p>
      <text:p text:style-name="P11"><text:s text:c="4"/>m_pas=new_pas;</text:p>
      <text:p text:style-name="P11">}</text:p>
      <text:p text:style-name="P11"/>
      <text:p text:style-name="P11">void Fireball::set_posx(int new_x)</text:p>
      <text:p text:style-name="P11">{</text:p>
      <text:p text:style-name="P11"><text:s text:c="4"/>m_posx=new_x;</text:p>
      <text:p text:style-name="P11">}</text:p>
      <text:p text:style-name="P11"/>
      <text:p text:style-name="P11">void Fireball::set_posy(int new_y)</text:p>
      <text:p text:style-name="P11">{</text:p>
      <text:p text:style-name="P11"><text:s text:c="4"/>m_posy=new_y;</text:p>
      <text:p text:style-name="P11">}</text:p>
      <text:p text:style-name="P11"/>
      <text:p text:style-name="P11">double Fireball::calculeDirectionx(int cible_x, int cible_y)</text:p>
      <text:p text:style-name="P11">{</text:p>
      <text:p text:style-name="P11"><text:s text:c="4"/><text:span text:style-name="T12">//Calcule la direction en x de la boule de feu</text:span></text:p>
      <text:p text:style-name="P12"><text:s text:c="4"/>//On fait l'arctangente de la distance entre la boule de feu et la cible</text:p>
      <text:p text:style-name="P11"><text:s text:c="4"/>double angle=atan2(cible_y-m_posy, cible_x-m_posx);</text:p>
      <text:p text:style-name="P11"><text:s text:c="4"/>return cos(angle);</text:p>
      <text:p text:style-name="P11">}</text:p>
      <text:p text:style-name="P11"/>
      <text:p text:style-name="P11">double Fireball::calculeDirectiony(int cible_x, int cible_y)</text:p>
      <text:p text:style-name="P11">{</text:p>
      <text:p text:style-name="P11"><text:s text:c="4"/>double angle=atan2(cible_y-m_posy, cible_x-m_posx);</text:p>
      <text:p text:style-name="P11"><text:s text:c="4"/>return sin(angle);</text:p>
      <text:p text:style-name="P11">}</text:p>
      <text:p text:style-name="P11"/>
      <text:p text:style-name="P11">void Fireball::set_directionx(double new_directionx)</text:p>
      <text:p text:style-name="P11">{</text:p>
      <text:p text:style-name="P11"><text:s text:c="4"/>m_directionx=new_directionx;</text:p>
      <text:p text:style-name="P11">}</text:p>
      <text:p text:style-name="P11"/>
      <text:p text:style-name="P11">void Fireball::set_directiony(double new_directiony)</text:p>
      <text:p text:style-name="P11">{</text:p>
      <text:p text:style-name="P11"><text:s text:c="4"/>m_directiony=new_directiony;</text:p>
      <text:p text:style-name="P11">}</text:p>
      <text:p text:style-name="P11"/>
      <text:p text:style-name="P11">double Fireball::get_directionx()</text:p>
      <text:p text:style-name="P11">{</text:p>
      <text:p text:style-name="P11"><text:s text:c="4"/>return m_directionx;</text:p>
      <text:p text:style-name="P11">}</text:p>
      <text:p text:style-name="P11">double Fireball::get_directiony()</text:p>
      <text:p text:style-name="P11">{</text:p>
      <text:p text:style-name="P11"><text:s text:c="4"/>return m_directiony;</text:p>
      <text:p text:style-name="P11"><text:soft-page-break/>}</text:p>
      <text:p text:style-name="P11"/>
      <text:p text:style-name="P11">Boss::Boss() : m_posx(385), m_posy(275), m_estInvincible(false), m_vie(3)</text:p>
      <text:p text:style-name="P11">{</text:p>
      <text:p text:style-name="P11"/>
      <text:p text:style-name="P11">}</text:p>
      <text:p text:style-name="P11"/>
      <text:p text:style-name="P11">void Boss::setInvincible(bool inv)</text:p>
      <text:p text:style-name="P11">{</text:p>
      <text:p text:style-name="P11"><text:s text:c="4"/>m_estInvincible=inv;</text:p>
      <text:p text:style-name="P11">}</text:p>
      <text:p text:style-name="P11"/>
      <text:p text:style-name="P11">bool Boss::estInvincible() const</text:p>
      <text:p text:style-name="P11">{</text:p>
      <text:p text:style-name="P11"><text:s text:c="4"/>return m_estInvincible;</text:p>
      <text:p text:style-name="P11">}</text:p>
      <text:p text:style-name="P11"/>
      <text:p text:style-name="P11">void Boss::set_posx(int new_posx)</text:p>
      <text:p text:style-name="P11">{</text:p>
      <text:p text:style-name="P11"><text:s text:c="4"/>m_posx=new_posx;</text:p>
      <text:p text:style-name="P11">}</text:p>
      <text:p text:style-name="P11"/>
      <text:p text:style-name="P11">void Boss::set_posy(int new_posy)</text:p>
      <text:p text:style-name="P11">{</text:p>
      <text:p text:style-name="P11"><text:s text:c="4"/>m_posy=new_posy;</text:p>
      <text:p text:style-name="P11">}</text:p>
      <text:p text:style-name="P11"/>
      <text:p text:style-name="P11">int Boss::get_posx()</text:p>
      <text:p text:style-name="P11">{</text:p>
      <text:p text:style-name="P11"><text:s text:c="4"/>return m_posx;</text:p>
      <text:p text:style-name="P11">}</text:p>
      <text:p text:style-name="P11"/>
      <text:p text:style-name="P11">int Boss::get_posy()</text:p>
      <text:p text:style-name="P11">{</text:p>
      <text:p text:style-name="P11"><text:s text:c="4"/>return m_posy;</text:p>
      <text:p text:style-name="P11">}</text:p>
      <text:p text:style-name="P11"/>
      <text:p text:style-name="P11">void Boss::recevoirDegats()</text:p>
      <text:p text:style-name="P11">{</text:p>
      <text:p text:style-name="P11"><text:s text:c="4"/>m_vie-=1;</text:p>
      <text:p text:style-name="P11">}</text:p>
      <text:p text:style-name="P11"/>
      <text:p text:style-name="P11">void vagueBoss(Boss *boss, float *angle, int *nbboule, Fireball* tabFireball, sf::Clock *clocktp, sf::Time tempstp, sf::Clock *clock, sf::Time temps, int originx, int originy, int rayon)</text:p>
      <text:p text:style-name="P11">{</text:p>
      <text:p text:style-name="P11"><text:s text:c="4"/>float attaqueTeleportation, attaqueInvincible, attaqueFireball, dirx, diry;</text:p>
      <text:p text:style-name="P11"><text:s text:c="4"/>attaqueTeleportation=(float)rand()/(float)(RAND_MAX);</text:p>
      <text:p text:style-name="P11"><text:s text:c="4"/>attaqueInvincible=(float)rand()/(float)(RAND_MAX);</text:p>
      <text:p text:style-name="P11"><text:s text:c="4"/>attaqueFireball=(float)rand()/(float)(RAND_MAX);</text:p>
      <text:p text:style-name="P11"><text:s text:c="4"/><text:span text:style-name="T12">//Le boss décrit un cercle, donc à la fin, on le remet sur sa position de base</text:span></text:p>
      <text:p text:style-name="P11"><text:s text:c="4"/>if (*angle&gt;6.3)</text:p>
      <text:p text:style-name="P11"><text:s text:c="8"/>*angle=0.03;</text:p>
      <text:p text:style-name="P11"><text:s text:c="4"/><text:span text:style-name="T12">//Le boss peut lancer des boules de feu, dans une direction aléatoire</text:span></text:p>
      <text:p text:style-name="P11"><text:s text:c="4"/>if (attaqueFireball&lt;=0.05 &amp;&amp; *nbboule&lt;20)</text:p>
      <text:p text:style-name="P11"><text:s text:c="4"/>{</text:p>
      <text:p text:style-name="P11"><text:s text:c="8"/>*nbboule=*nbboule+1;</text:p>
      <text:p text:style-name="P11"><text:s text:c="8"/>tabFireball[*nbboule].set_posx(boss-&gt;get_posx());</text:p>
      <text:p text:style-name="P11"><text:s text:c="8"/>tabFireball[*nbboule].set_posy(boss-&gt;get_posy());</text:p>
      <text:p text:style-name="P11"><text:s text:c="8"/>dirx=rand()%800;</text:p>
      <text:p text:style-name="P11"><text:s text:c="8"/>diry=rand()%600;</text:p>
      <text:p text:style-name="P11"><text:s text:c="8"/><text:soft-page-break/>tabFireball[*nbboule].set_directionx(tabFireball[*nbboule].calculeDirectionx(dirx, diry));</text:p>
      <text:p text:style-name="P11"><text:s text:c="8"/>tabFireball[*nbboule].set_directiony(tabFireball[*nbboule].calculeDirectiony(dirx,diry));</text:p>
      <text:p text:style-name="P11"><text:s text:c="4"/>}</text:p>
      <text:p text:style-name="P11"><text:s text:c="4"/><text:span text:style-name="T12">//Il a une attaque pour se téléporter</text:span></text:p>
      <text:p text:style-name="P11"><text:s text:c="4"/>if (attaqueTeleportation&gt;=0.99 &amp;&amp; clocktp-&gt;getElapsedTime()&gt;tempstp)</text:p>
      <text:p text:style-name="P11"><text:s text:c="4"/>{</text:p>
      <text:p text:style-name="P11"><text:s text:c="8"/>angle=angle+3;</text:p>
      <text:p text:style-name="P11"><text:s text:c="8"/>clocktp-&gt;restart();</text:p>
      <text:p text:style-name="P11"><text:s text:c="4"/>}</text:p>
      <text:p text:style-name="P11"><text:s text:c="4"/><text:span text:style-name="T12">//Il peut devenir invincible</text:span></text:p>
      <text:p text:style-name="P11"><text:s text:c="4"/>if (attaqueInvincible&gt;=0.55 &amp;&amp; attaqueInvincible&lt;=0.56 &amp;&amp; clock-&gt;getElapsedTime()&gt;temps)</text:p>
      <text:p text:style-name="P11"><text:s text:c="4"/>{</text:p>
      <text:p text:style-name="P11"><text:s text:c="8"/>boss-&gt;setInvincible(true);</text:p>
      <text:p text:style-name="P11"><text:s text:c="8"/>clock-&gt;restart();</text:p>
      <text:p text:style-name="P11"><text:s text:c="4"/>}</text:p>
      <text:p text:style-name="P11"><text:s text:c="4"/><text:span text:style-name="T12">//Au bout d'un certain temps, le boss perd son invincibilité</text:span></text:p>
      <text:p text:style-name="P11"><text:s text:c="4"/>if (clock-&gt;getElapsedTime()&gt;temps)</text:p>
      <text:p text:style-name="P11"><text:s text:c="4"/>{</text:p>
      <text:p text:style-name="P11"><text:s text:c="8"/>boss-&gt;setInvincible(false);</text:p>
      <text:p text:style-name="P11"><text:s text:c="4"/>}</text:p>
      <text:p text:style-name="P11"><text:s text:c="4"/><text:span text:style-name="T12">//On déplace le boss</text:span></text:p>
      <text:p text:style-name="P11"><text:s text:c="4"/>*angle=*angle+0.03;</text:p>
      <text:p text:style-name="P11"><text:s text:c="4"/>boss-&gt;set_posx(originx+cos(*angle)*rayon);</text:p>
      <text:p text:style-name="P11"><text:s text:c="4"/>boss-&gt;set_posy(originy+sin(*angle)*rayon);</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04:44.776000000</meta:creation-date>
    <dc:date>2017-03-09T21:22:52.433000000</dc:date>
    <meta:editing-duration>PT1H25M42S</meta:editing-duration>
    <meta:editing-cycles>14</meta:editing-cycles>
    <meta:generator>LibreOffice/5.2.5.1$Windows_x86 LibreOffice_project/0312e1a284a7d50ca85a365c316c7abbf20a4d22</meta:generator>
    <meta:document-statistic meta:table-count="0" meta:image-count="0" meta:object-count="0" meta:page-count="48" meta:paragraph-count="2479" meta:word-count="7923" meta:character-count="96782" meta:non-whitespace-character-count="63981"/>
  </office:meta>
</office:document-meta>
</file>